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Lohit Devanagari" svg:font-family="'Lohit Devanagari'"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fo:padding-left="0.141cm" fo:padding-right="0.141cm" fo:padding-top="0.035cm" fo:padding-bottom="0.035cm" fo:border="0.51pt solid #000000" style:shadow="none"/>
    </style:style>
    <style:style style:name="P3" style:family="paragraph" style:parent-style-name="Text_20_body">
      <style:paragraph-properties fo:text-align="start" style:justify-single-word="false" fo:padding-left="0.141cm" fo:padding-right="0.141cm" fo:padding-top="0.035cm" fo:padding-bottom="0.035cm" fo:border="0.51pt solid #000000" style:shadow="none"/>
    </style:style>
    <style:style style:name="P4" style:family="paragraph" style:parent-style-name="Preformatted_20_Text">
      <style:paragraph-properties fo:margin-top="0cm" fo:margin-bottom="0.499cm" loext:contextual-spacing="false" fo:text-align="start" style:justify-single-word="false" fo:padding-left="0.141cm" fo:padding-right="0.141cm" fo:padding-top="0.035cm" fo:padding-bottom="0.035cm" fo:border="0.51pt solid #000000" style:shadow="none"/>
    </style:style>
    <style:style style:name="P5" style:family="paragraph" style:parent-style-name="Preformatted_20_Text">
      <style:paragraph-properties fo:margin-top="0cm" fo:margin-bottom="0.499cm" loext:contextual-spacing="false" fo:text-align="start" style:justify-single-word="false"/>
    </style:style>
    <style:style style:name="P6" style:family="paragraph" style:parent-style-name="Preformatted_20_Text">
      <style:paragraph-properties fo:margin-top="0cm" fo:margin-bottom="0.499cm" loext:contextual-spacing="false" fo:text-align="start" style:justify-single-word="false" fo:padding="0.035cm" fo:border="0.51pt solid #000000" style:shadow="none"/>
    </style:style>
    <style:style style:name="P7" style:family="paragraph" style:parent-style-name="Preformatted_20_Text">
      <style:paragraph-properties fo:margin-top="0cm" fo:margin-bottom="0.499cm" loext:contextual-spacing="false" style:writing-mode="lr-tb"/>
    </style:style>
    <style:style style:name="P8" style:family="paragraph" style:parent-style-name="Preformatted_20_Text">
      <style:paragraph-properties fo:text-align="start" style:justify-single-word="false" fo:padding="0.035cm" fo:border="0.51pt solid #000000" style:shadow="none"/>
    </style:style>
    <style:style style:name="P9" style:family="paragraph" style:parent-style-name="Standard">
      <style:paragraph-properties fo:text-align="start" style:justify-single-word="false"/>
    </style:style>
    <style:style style:name="P10" style:family="paragraph" style:parent-style-name="Text_20_body">
      <style:paragraph-properties fo:text-align="start" style:justify-single-word="false"/>
    </style:style>
    <style:style style:name="P11" style:family="paragraph" style:parent-style-name="Preformatted_20_Text">
      <style:paragraph-properties style:writing-mode="lr-tb"/>
    </style:style>
    <style:style style:name="P12" style:family="paragraph" style:parent-style-name="Heading_20_3">
      <style:paragraph-properties fo:text-align="start" style:justify-single-word="false"/>
    </style:style>
    <style:style style:name="P13" style:family="paragraph" style:parent-style-name="Heading_20_3" style:master-page-name="MP0">
      <style:paragraph-properties fo:text-align="start" style:justify-single-word="false" style:page-number="auto" fo:break-before="page"/>
    </style:style>
    <style:style style:name="P14" style:family="paragraph" style:parent-style-name="Heading_20_3">
      <style:paragraph-properties fo:margin-top="0.247cm" fo:margin-bottom="0.499cm" loext:contextual-spacing="false"/>
    </style:style>
    <style:style style:name="P15" style:family="paragraph" style:parent-style-name="Heading_20_4">
      <style:paragraph-properties fo:text-align="start" style:justify-single-word="false"/>
    </style:style>
    <style:style style:name="P16" style:family="paragraph" style:parent-style-name="Heading_20_4">
      <style:paragraph-properties fo:margin-top="0.212cm" fo:margin-bottom="0.499cm" loext:contextual-spacing="false"/>
    </style:style>
    <style:style style:name="P17" style:family="paragraph" style:parent-style-name="Preformatted_20_Text">
      <style:paragraph-properties style:writing-mode="lr-tb"/>
    </style:style>
    <style:style style:name="P18" style:family="paragraph" style:parent-style-name="Preformatted_20_Text">
      <style:paragraph-properties fo:margin-top="0cm" fo:margin-bottom="0.499cm" loext:contextual-spacing="false" style:writing-mode="lr-tb"/>
    </style:style>
    <style:style style:name="P19" style:family="paragraph" style:parent-style-name="Standard">
      <style:paragraph-properties fo:text-align="start"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2">
      <style:paragraph-properties fo:text-align="start" style:justify-single-word="false"/>
    </style:style>
    <style:style style:name="P23" style:family="paragraph" style:parent-style-name="Text_20_body" style:list-style-name="L3">
      <style:paragraph-properties fo:text-align="start" style:justify-single-word="false"/>
    </style:style>
    <style:style style:name="P24" style:family="paragraph" style:parent-style-name="Text_20_body" style:list-style-name="L4">
      <style:paragraph-properties fo:text-align="start" style:justify-single-word="false"/>
    </style:style>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8">
      <style:paragraph-properties fo:text-align="start" style:justify-single-word="false"/>
    </style:style>
    <style:style style:name="P29" style:family="paragraph" style:parent-style-name="Text_20_body" style:list-style-name="L9">
      <style:paragraph-properties fo:text-align="start" style:justify-single-word="false"/>
    </style:style>
    <style:style style:name="P30" style:family="paragraph" style:parent-style-name="Text_20_body" style:list-style-name="L10">
      <style:paragraph-properties fo:text-align="start" style:justify-single-word="false"/>
    </style:style>
    <style:style style:name="P31" style:family="paragraph" style:parent-style-name="Text_20_body" style:list-style-name="L11">
      <style:paragraph-properties fo:text-align="start" style:justify-single-word="false"/>
    </style:style>
    <style:style style:name="P32" style:family="paragraph" style:parent-style-name="Text_20_body" style:list-style-name="L12">
      <style:paragraph-properties fo:text-align="start" style:justify-single-word="false"/>
    </style:style>
    <style:style style:name="P33" style:family="paragraph" style:parent-style-name="Text_20_body" style:list-style-name="L13">
      <style:paragraph-properties fo:text-align="start" style:justify-single-word="false"/>
    </style:style>
    <style:style style:name="P34" style:family="paragraph" style:parent-style-name="Text_20_body" style:list-style-name="L14">
      <style:paragraph-properties fo:text-align="start" style:justify-single-word="false"/>
    </style:style>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
      <style:paragraph-properties fo:margin-top="0cm" fo:margin-bottom="0cm" loext:contextual-spacing="false" fo:text-align="start" style:justify-single-word="false"/>
    </style:style>
    <style:style style:name="P39" style:family="paragraph" style:parent-style-name="Text_20_body" style:list-style-name="L2">
      <style:paragraph-properties fo:margin-top="0cm" fo:margin-bottom="0cm" loext:contextual-spacing="false" fo:text-align="start" style:justify-single-word="false"/>
    </style:style>
    <style:style style:name="P40" style:family="paragraph" style:parent-style-name="Text_20_body" style:list-style-name="L3">
      <style:paragraph-properties fo:margin-top="0cm" fo:margin-bottom="0cm" loext:contextual-spacing="false" fo:text-align="start" style:justify-single-word="false"/>
    </style:style>
    <style:style style:name="P41" style:family="paragraph" style:parent-style-name="Text_20_body" style:list-style-name="L4">
      <style:paragraph-properties fo:margin-top="0cm" fo:margin-bottom="0cm" loext:contextual-spacing="false" fo:text-align="start" style:justify-single-word="false"/>
    </style:style>
    <style:style style:name="P42" style:family="paragraph" style:parent-style-name="Text_20_body" style:list-style-name="L5">
      <style:paragraph-properties fo:margin-top="0cm" fo:margin-bottom="0cm" loext:contextual-spacing="false" fo:text-align="start" style:justify-single-word="false"/>
    </style:style>
    <style:style style:name="P43" style:family="paragraph" style:parent-style-name="Text_20_body" style:list-style-name="L6">
      <style:paragraph-properties fo:margin-top="0cm" fo:margin-bottom="0cm" loext:contextual-spacing="false" fo:text-align="start" style:justify-single-word="false"/>
    </style:style>
    <style:style style:name="P44" style:family="paragraph" style:parent-style-name="Text_20_body" style:list-style-name="L7">
      <style:paragraph-properties fo:margin-top="0cm" fo:margin-bottom="0cm" loext:contextual-spacing="false" fo:text-align="start" style:justify-single-word="false"/>
    </style:style>
    <style:style style:name="P45" style:family="paragraph" style:parent-style-name="Text_20_body" style:list-style-name="L8">
      <style:paragraph-properties fo:margin-top="0cm" fo:margin-bottom="0cm" loext:contextual-spacing="false" fo:text-align="start" style:justify-single-word="false"/>
    </style:style>
    <style:style style:name="P46" style:family="paragraph" style:parent-style-name="Text_20_body" style:list-style-name="L9">
      <style:paragraph-properties fo:margin-top="0cm" fo:margin-bottom="0cm" loext:contextual-spacing="false" fo:text-align="start" style:justify-single-word="false"/>
    </style:style>
    <style:style style:name="P47" style:family="paragraph" style:parent-style-name="Text_20_body" style:list-style-name="L10">
      <style:paragraph-properties fo:margin-top="0cm" fo:margin-bottom="0cm" loext:contextual-spacing="false" fo:text-align="start" style:justify-single-word="false"/>
    </style:style>
    <style:style style:name="P48" style:family="paragraph" style:parent-style-name="Text_20_body" style:list-style-name="L11">
      <style:paragraph-properties fo:margin-top="0cm" fo:margin-bottom="0cm" loext:contextual-spacing="false" fo:text-align="start" style:justify-single-word="false"/>
    </style:style>
    <style:style style:name="P49" style:family="paragraph" style:parent-style-name="Text_20_body" style:list-style-name="L12">
      <style:paragraph-properties fo:margin-top="0cm" fo:margin-bottom="0cm" loext:contextual-spacing="false" fo:text-align="start" style:justify-single-word="false"/>
    </style:style>
    <style:style style:name="P50" style:family="paragraph" style:parent-style-name="Text_20_body" style:list-style-name="L13">
      <style:paragraph-properties fo:margin-top="0cm" fo:margin-bottom="0cm" loext:contextual-spacing="false" fo:text-align="start" style:justify-single-word="false"/>
    </style:style>
    <style:style style:name="P51" style:family="paragraph" style:parent-style-name="Text_20_body" style:list-style-name="L14">
      <style:paragraph-properties fo:margin-top="0cm" fo:margin-bottom="0cm" loext:contextual-spacing="false" fo:text-align="start" style:justify-single-word="false"/>
    </style:style>
    <style:style style:name="P52" style:family="paragraph" style:parent-style-name="Text_20_body" style:list-style-name="L15">
      <style:paragraph-properties fo:margin-top="0cm" fo:margin-bottom="0cm" loext:contextual-spacing="false"/>
    </style:style>
    <style:style style:name="P53" style:family="paragraph" style:parent-style-name="Text_20_body" style:list-style-name="L16">
      <style:paragraph-properties fo:margin-top="0cm" fo:margin-bottom="0cm" loext:contextual-spacing="false"/>
    </style:style>
    <style:style style:name="P54" style:family="paragraph" style:parent-style-name="Text_20_body" style:list-style-name="L17">
      <style:paragraph-properties fo:margin-top="0cm" fo:margin-bottom="0cm" loext:contextual-spacing="false"/>
    </style:style>
    <style:style style:name="T1" style:family="text">
      <style:text-properties style:language-complex="ar" style:country-complex="SA"/>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3">What is HTML?</text:h>
      <text:p text:style-name="P10"><text:span text:style-name="Strong_20_Emphasis">HTML (HyperText Markup Language)</text:span> is the standard language used to create and design documents on the World Wide Web. It provides the structure and layout for a web page by using various tags and attributes.</text:p>
      <text:list xml:id="list980494257" text:style-name="L1">
        <text:list-item>
          <text:p text:style-name="P38"><text:span text:style-name="Strong_20_Emphasis">HyperText</text:span>: Refers to the ability to link different documents (web pages) through hyperlinks.</text:p>
        </text:list-item>
        <text:list-item>
          <text:p text:style-name="P21"><text:span text:style-name="Strong_20_Emphasis">Markup Language</text:span>: A way to annotate text to define how elements should be displayed.</text:p>
        </text:list-item>
      </text:list>
      <text:p text:style-name="P10">HTML uses a system of tags and attributes to organize content. Tags are keywords (enclosed in angle brackets) that define how elements on the page should appear. Attributes provide additional information about the elements.</text:p>
      <text:p text:style-name="P10"><text:span text:style-name="Strong_20_Emphasis">Example of HTML:</text:span></text:p>
      <text:p text:style-name="P1"/>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meta charset="UTF-8"&gt;</text:span></text:p>
      <text:p text:style-name="P2"><text:span text:style-name="Source_20_Text"><text:s text:c="4"/>&lt;title&gt;Sample HTML Page&lt;/title&gt;</text:span></text:p>
      <text:p text:style-name="P2"><text:span text:style-name="Source_20_Text">&lt;/head&gt;</text:span></text:p>
      <text:p text:style-name="P2"><text:span text:style-name="Source_20_Text">&lt;body&gt;</text:span></text:p>
      <text:p text:style-name="P2"><text:span text:style-name="Source_20_Text"><text:s text:c="4"/>&lt;h1&gt;Welcome to HTML&lt;/h1&gt;</text:span></text:p>
      <text:p text:style-name="P2"><text:span text:style-name="Source_20_Text"><text:s text:c="4"/>&lt;p&gt;This is a paragraph.&lt;/p&gt;</text:span></text:p>
      <text:p text:style-name="P2"><text:span text:style-name="Source_20_Text"><text:s text:c="4"/>&lt;a href="https://www.example.com"&gt;Visit Example.com&lt;/a&gt;</text:span></text:p>
      <text:p text:style-name="P2"><text:span text:style-name="Source_20_Text">&lt;/body&gt;</text:span></text:p>
      <text:p text:style-name="P4"><text:span text:style-name="Source_20_Text">&lt;/html&gt;</text:span></text:p>
      <text:h text:style-name="P12" text:outline-level="3">What is a Website?</text:h>
      <text:p text:style-name="P10">A <text:span text:style-name="Strong_20_Emphasis">website</text:span> is a collection of interconnected web pages hosted on a web server and accessible through the Internet. Websites can serve various purposes, including providing information, facilitating communication, selling products, and offering services.</text:p>
      <text:list xml:id="list3577193954" text:style-name="L2">
        <text:list-item>
          <text:p text:style-name="P39"><text:span text:style-name="Strong_20_Emphasis">Domain Name</text:span>: The unique name that identifies a website (e.g., <text:a xlink:type="simple" xlink:href="http://www.example.com/" office:target-frame-name="_top" xlink:show="replace" text:style-name="Internet_20_link" text:visited-style-name="Visited_20_Internet_20_Link">www.example.com</text:a>).</text:p>
        </text:list-item>
        <text:list-item>
          <text:p text:style-name="P22"><text:span text:style-name="Strong_20_Emphasis">Web Server</text:span>: The computer that stores the website's files and serves them to users' browsers upon request.</text:p>
        </text:list-item>
      </text:list>
      <text:p text:style-name="P10">Websites can range from simple static pages to complex, dynamic applications. They typically consist of multiple web pages linked together, often with a common navigation system and consistent design.</text:p>
      <text:p text:style-name="P10"><text:span text:style-name="Strong_20_Emphasis">Example of a Simple Website Structure:</text:span></text:p>
      <text:list xml:id="list2376928650" text:style-name="L3">
        <text:list-item>
          <text:p text:style-name="P40"><text:span text:style-name="Strong_20_Emphasis">Home Page (index.html)</text:span></text:p>
          <text:list>
            <text:list-item>
              <text:p text:style-name="P40">Introduction and welcome message</text:p>
            </text:list-item>
          </text:list>
        </text:list-item>
        <text:list-item>
          <text:p text:style-name="P40"><text:span text:style-name="Strong_20_Emphasis">About Page (about.html)</text:span></text:p>
          <text:list>
            <text:list-item>
              <text:p text:style-name="P40">Information about the website or organization</text:p>
            </text:list-item>
          </text:list>
        </text:list-item>
        <text:list-item>
          <text:p text:style-name="P40"><text:span text:style-name="Strong_20_Emphasis">Contact Page (contact.html)</text:span></text:p>
          <text:list>
            <text:list-item>
              <text:p text:style-name="P40">Contact information and form</text:p>
            </text:list-item>
          </text:list>
        </text:list-item>
        <text:list-item>
          <text:p text:style-name="P40"><text:span text:style-name="Strong_20_Emphasis">Blog Page (blog.html)</text:span></text:p>
          <text:list>
            <text:list-item>
              <text:p text:style-name="P23">List of blog posts</text:p>
            </text:list-item>
          </text:list>
        </text:list-item>
      </text:list>
      <text:h text:style-name="P12" text:outline-level="3"><text:soft-page-break/>What is a Web Page?</text:h>
      <text:p text:style-name="P10">A <text:span text:style-name="Strong_20_Emphasis">web page</text:span> is a single document that can be viewed in a web browser. It is part of a website and is identified by a unique URL (Uniform Resource Locator). A web page can contain various types of content, including text, images, videos, links, forms, and other interactive elements.</text:p>
      <text:list xml:id="list4264671284" text:style-name="L4">
        <text:list-item>
          <text:p text:style-name="P41"><text:span text:style-name="Strong_20_Emphasis">Static Web Page</text:span>: Contains fixed content that does not change unless manually updated by the creator.</text:p>
        </text:list-item>
        <text:list-item>
          <text:p text:style-name="P24"><text:span text:style-name="Strong_20_Emphasis">Dynamic Web Page</text:span>: Contains content that can change based on user interaction or other factors, often generated in real-time by server-side scripts or client-side scripts.</text:p>
        </text:list-item>
      </text:list>
      <text:p text:style-name="P10"><text:span text:style-name="Strong_20_Emphasis">Example of a Web Page (about.html):</text:span></text:p>
      <text:p text:style-name="P1"/>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meta charset="UTF-8"&gt;</text:span></text:p>
      <text:p text:style-name="P2"><text:span text:style-name="Source_20_Text"><text:s text:c="4"/>&lt;title&gt;About Us&lt;/title&gt;</text:span></text:p>
      <text:p text:style-name="P2"><text:span text:style-name="Source_20_Text">&lt;/head&gt;</text:span></text:p>
      <text:p text:style-name="P2"><text:span text:style-name="Source_20_Text">&lt;body&gt;</text:span></text:p>
      <text:p text:style-name="P2"><text:span text:style-name="Source_20_Text"><text:s text:c="4"/>&lt;h1&gt;About Our Company&lt;/h1&gt;</text:span></text:p>
      <text:p text:style-name="P2"><text:span text:style-name="Source_20_Text"><text:s text:c="4"/>&lt;p&gt;We are a leading company in the tech industry, providing top-notch services to our clients.&lt;/p&gt;</text:span></text:p>
      <text:p text:style-name="P2"><text:span text:style-name="Source_20_Text"><text:s text:c="4"/>&lt;img src="company_photo.jpg" alt="Our Company"&gt;</text:span></text:p>
      <text:p text:style-name="P2"><text:span text:style-name="Source_20_Text"><text:s text:c="4"/>&lt;a href="index.html"&gt;Go to Home Page&lt;/a&gt;</text:span></text:p>
      <text:p text:style-name="P2"><text:span text:style-name="Source_20_Text">&lt;/body&gt;</text:span></text:p>
      <text:p text:style-name="P4"><text:span text:style-name="Source_20_Text">&lt;/html&gt;</text:span></text:p>
      <text:h text:style-name="P12" text:outline-level="3">Summary</text:h>
      <text:list xml:id="list2021453527" text:style-name="L5">
        <text:list-item>
          <text:p text:style-name="P42"><text:span text:style-name="Strong_20_Emphasis">HTML</text:span>: The language used to create and structure web pages.</text:p>
        </text:list-item>
        <text:list-item>
          <text:p text:style-name="P42"><text:span text:style-name="Strong_20_Emphasis">Website</text:span>: A collection of related web pages hosted on a web server and accessed via a domain name.</text:p>
        </text:list-item>
        <text:list-item>
          <text:p text:style-name="P25"><text:span text:style-name="Strong_20_Emphasis">Web Page</text:span>: An individual document on the web, viewable in a browser and part of a website.</text:p>
        </text:list-item>
      </text:list>
      <text:p text:style-name="P10">Together, HTML, websites, and web pages form the backbone of the World Wide Web, enabling the sharing of information and services across the globe.</text:p>
      <text:p text:style-name="P10"/>
      <text:p text:style-name="P10"/>
      <text:p text:style-name="P10"/>
      <text:p text:style-name="P10"/>
      <text:p text:style-name="P10"/>
      <text:p text:style-name="P10"/>
      <text:p text:style-name="P10"/>
      <text:p text:style-name="P10"/>
      <text:p text:style-name="P10"/>
      <text:p text:style-name="P10"/>
      <text:h text:style-name="P12" text:outline-level="3"><text:soft-page-break/>1. <text:span text:style-name="Source_20_Text">&lt;!DOCTYPE html&gt;</text:span></text:h>
      <text:p text:style-name="P10">This declaration defines the document type and version of HTML.</text:p>
      <text:p text:style-name="P1"/>
      <text:p text:style-name="P1"/>
      <text:p text:style-name="P4"><text:span text:style-name="Source_20_Text">&lt;!DOCTYPE html&gt;</text:span></text:p>
      <text:h text:style-name="P12" text:outline-level="3">2. <text:span text:style-name="Source_20_Text">&lt;html&gt;</text:span></text:h>
      <text:p text:style-name="P10">This tag encloses all the HTML content in the document.</text:p>
      <text:p text:style-name="P1"/>
      <text:p text:style-name="P1"/>
      <text:p text:style-name="P2"><text:span text:style-name="Source_20_Text">&lt;!DOCTYPE html&gt;</text:span></text:p>
      <text:p text:style-name="P2"><text:span text:style-name="Source_20_Text">&lt;html&gt;</text:span></text:p>
      <text:p text:style-name="P4"><text:span text:style-name="Source_20_Text">&lt;/html&gt;</text:span></text:p>
      <text:h text:style-name="P12" text:outline-level="3">3. <text:span text:style-name="Source_20_Text">&lt;head&gt;</text:span></text:h>
      <text:p text:style-name="P10">This tag contains meta-information about the HTML document, such as the title and links to stylesheets.</text:p>
      <text:p text:style-name="P1"/>
      <text:p text:style-name="P1"/>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4"><text:span text:style-name="Source_20_Text">&lt;/html&gt;</text:span></text:p>
      <text:h text:style-name="P12" text:outline-level="3">4. <text:span text:style-name="Source_20_Text">&lt;title&gt;</text:span></text:h>
      <text:p text:style-name="P10">This tag sets the title of the HTML document, which is displayed in the browser's title bar or tab.</text:p>
      <text:p text:style-name="P1"/>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My First HTML Page&lt;/title&gt;</text:span></text:p>
      <text:p text:style-name="P1"><text:span text:style-name="Source_20_Text">&lt;/head&gt;</text:span></text:p>
      <text:p text:style-name="P5"><text:span text:style-name="Source_20_Text">&lt;/html&gt;</text:span></text:p>
      <text:h text:style-name="P12" text:outline-level="3">5. <text:span text:style-name="Source_20_Text">&lt;body&gt;</text:span></text:h>
      <text:p text:style-name="P10">This tag encloses the main content of the HTML document.</text:p>
      <text:p text:style-name="P8"/>
      <text:p text:style-name="P8"><text:span text:style-name="Source_20_Text">&lt;!DOCTYPE html&gt;</text:span></text:p>
      <text:p text:style-name="P8"><text:span text:style-name="Source_20_Text">&lt;html&gt;</text:span></text:p>
      <text:p text:style-name="P8"><text:span text:style-name="Source_20_Text">&lt;head&gt;</text:span></text:p>
      <text:p text:style-name="P8"><text:span text:style-name="Source_20_Text"><text:s text:c="4"/>&lt;title&gt;My First HTML Page&lt;/title&gt;</text:span></text:p>
      <text:p text:style-name="P8"><text:span text:style-name="Source_20_Text">&lt;/head&gt;</text:span></text:p>
      <text:p text:style-name="P8"><text:span text:style-name="Source_20_Text">&lt;body&gt;</text:span></text:p>
      <text:p text:style-name="P8"><text:span text:style-name="Source_20_Text"><text:s text:c="4"/>&lt;h1&gt;Hello, World!&lt;/h1&gt;</text:span></text:p>
      <text:p text:style-name="P8"><text:span text:style-name="Source_20_Text">&lt;/body&gt;</text:span></text:p>
      <text:p text:style-name="P6"><text:span text:style-name="Source_20_Text">&lt;/html&gt;</text:span></text:p>
      <text:h text:style-name="P12" text:outline-level="3">6. <text:span text:style-name="Source_20_Text">&lt;h1&gt;</text:span> to <text:span text:style-name="Source_20_Text">&lt;h6&gt;</text:span></text:h>
      <text:p text:style-name="P10">These tags define HTML headings, from the largest (<text:span text:style-name="Source_20_Text">&lt;h1&gt;</text:span>) to the smallest (<text:span text:style-name="Source_20_Text">&lt;h6&gt;</text:span>).</text:p>
      <text:p text:style-name="P8"><text:soft-page-break/>html</text:p>
      <text:p text:style-name="P8"/>
      <text:p text:style-name="P8"><text:span text:style-name="Source_20_Text">&lt;!DOCTYPE html&gt;</text:span></text:p>
      <text:p text:style-name="P8"><text:span text:style-name="Source_20_Text">&lt;html&gt;</text:span></text:p>
      <text:p text:style-name="P8"><text:span text:style-name="Source_20_Text">&lt;head&gt;</text:span></text:p>
      <text:p text:style-name="P8"><text:span text:style-name="Source_20_Text"><text:s text:c="4"/>&lt;title&gt;My First HTML Page&lt;/title&gt;</text:span></text:p>
      <text:p text:style-name="P8"><text:span text:style-name="Source_20_Text">&lt;/head&gt;</text:span></text:p>
      <text:p text:style-name="P8"><text:span text:style-name="Source_20_Text">&lt;body&gt;</text:span></text:p>
      <text:p text:style-name="P8"><text:span text:style-name="Source_20_Text"><text:s text:c="4"/>&lt;h1&gt;Heading 1&lt;/h1&gt;</text:span></text:p>
      <text:p text:style-name="P8"><text:span text:style-name="Source_20_Text"><text:s text:c="4"/>&lt;h2&gt;Heading 2&lt;/h2&gt;</text:span></text:p>
      <text:p text:style-name="P8"><text:span text:style-name="Source_20_Text"><text:s text:c="4"/>&lt;h3&gt;Heading 3&lt;/h3&gt;</text:span></text:p>
      <text:p text:style-name="P8"><text:span text:style-name="Source_20_Text"><text:s text:c="4"/>&lt;h4&gt;Heading 4&lt;/h4&gt;</text:span></text:p>
      <text:p text:style-name="P8"><text:span text:style-name="Source_20_Text"><text:s text:c="4"/>&lt;h5&gt;Heading 5&lt;/h5&gt;</text:span></text:p>
      <text:p text:style-name="P8"><text:span text:style-name="Source_20_Text"><text:s text:c="4"/>&lt;h6&gt;Heading 6&lt;/h6&gt;</text:span></text:p>
      <text:p text:style-name="P8"><text:span text:style-name="Source_20_Text">&lt;/body&gt;</text:span></text:p>
      <text:p text:style-name="P6"><text:span text:style-name="Source_20_Text">&lt;/html&gt;</text:span></text:p>
      <text:h text:style-name="P12" text:outline-level="3">7. <text:span text:style-name="Source_20_Text">&lt;p&gt;</text:span></text:h>
      <text:p text:style-name="P10">This tag defines a paragraph.</text:p>
      <text:p text:style-name="P8">html</text:p>
      <text:p text:style-name="P8"/>
      <text:p text:style-name="P8"><text:span text:style-name="Source_20_Text">&lt;!DOCTYPE html&gt;</text:span></text:p>
      <text:p text:style-name="P8"><text:span text:style-name="Source_20_Text">&lt;html&gt;</text:span></text:p>
      <text:p text:style-name="P8"><text:span text:style-name="Source_20_Text">&lt;head&gt;</text:span></text:p>
      <text:p text:style-name="P8"><text:span text:style-name="Source_20_Text"><text:s text:c="4"/>&lt;title&gt;My First HTML Page&lt;/title&gt;</text:span></text:p>
      <text:p text:style-name="P8"><text:span text:style-name="Source_20_Text">&lt;/head&gt;</text:span></text:p>
      <text:p text:style-name="P8"><text:span text:style-name="Source_20_Text">&lt;body&gt;</text:span></text:p>
      <text:p text:style-name="P8"><text:span text:style-name="Source_20_Text"><text:s text:c="4"/>&lt;h1&gt;Heading 1&lt;/h1&gt;</text:span></text:p>
      <text:p text:style-name="P8"><text:span text:style-name="Source_20_Text"><text:s text:c="4"/>&lt;p&gt;This is a paragraph of text.&lt;/p&gt;</text:span></text:p>
      <text:p text:style-name="P8"><text:span text:style-name="Source_20_Text">&lt;/body&gt;</text:span></text:p>
      <text:p text:style-name="P6"><text:span text:style-name="Source_20_Text">&lt;/html&gt;</text:span></text:p>
      <text:h text:style-name="P12" text:outline-level="3">8. <text:span text:style-name="Source_20_Text">&lt;a&gt;</text:span></text:h>
      <text:p text:style-name="P10">This tag defines a hyperlink.</text:p>
      <text:p text:style-name="P8">html</text:p>
      <text:p text:style-name="P8"/>
      <text:p text:style-name="P8"><text:span text:style-name="Source_20_Text">&lt;!DOCTYPE html&gt;</text:span></text:p>
      <text:p text:style-name="P8"><text:span text:style-name="Source_20_Text">&lt;html&gt;</text:span></text:p>
      <text:p text:style-name="P8"><text:span text:style-name="Source_20_Text">&lt;head&gt;</text:span></text:p>
      <text:p text:style-name="P8"><text:span text:style-name="Source_20_Text"><text:s text:c="4"/>&lt;title&gt;My First HTML Page&lt;/title&gt;</text:span></text:p>
      <text:p text:style-name="P8"><text:span text:style-name="Source_20_Text">&lt;/head&gt;</text:span></text:p>
      <text:p text:style-name="P8"><text:span text:style-name="Source_20_Text">&lt;body&gt;</text:span></text:p>
      <text:p text:style-name="P8"><text:span text:style-name="Source_20_Text"><text:s text:c="4"/>&lt;h1&gt;Heading 1&lt;/h1&gt;</text:span></text:p>
      <text:p text:style-name="P8"><text:span text:style-name="Source_20_Text"><text:s text:c="4"/>&lt;p&gt;This is a paragraph of text.&lt;/p&gt;</text:span></text:p>
      <text:p text:style-name="P8"><text:span text:style-name="Source_20_Text"><text:s text:c="4"/>&lt;a href="https://www.example.com"&gt;Visit Example.com&lt;/a&gt;</text:span></text:p>
      <text:p text:style-name="P8"><text:span text:style-name="Source_20_Text">&lt;/body&gt;</text:span></text:p>
      <text:p text:style-name="P6"><text:span text:style-name="Source_20_Text">&lt;/html&gt;</text:span></text:p>
      <text:h text:style-name="P12" text:outline-level="3">9. <text:span text:style-name="Source_20_Text">&lt;img&gt;</text:span></text:h>
      <text:p text:style-name="P10">This tag defines an image.</text:p>
      <text:p text:style-name="P8">html</text:p>
      <text:p text:style-name="P8"/>
      <text:p text:style-name="P8"><text:span text:style-name="Source_20_Text">&lt;!DOCTYPE html&gt;</text:span></text:p>
      <text:p text:style-name="P8"><text:span text:style-name="Source_20_Text">&lt;html&gt;</text:span></text:p>
      <text:p text:style-name="P8"><text:span text:style-name="Source_20_Text">&lt;head&gt;</text:span></text:p>
      <text:p text:style-name="P8"><text:soft-page-break/><text:span text:style-name="Source_20_Text"><text:s text:c="4"/>&lt;title&gt;My First HTML Page&lt;/title&gt;</text:span></text:p>
      <text:p text:style-name="P8"><text:span text:style-name="Source_20_Text">&lt;/head&gt;</text:span></text:p>
      <text:p text:style-name="P8"><text:span text:style-name="Source_20_Text">&lt;body&gt;</text:span></text:p>
      <text:p text:style-name="P8"><text:span text:style-name="Source_20_Text"><text:s text:c="4"/>&lt;h1&gt;Heading 1&lt;/h1&gt;</text:span></text:p>
      <text:p text:style-name="P8"><text:span text:style-name="Source_20_Text"><text:s text:c="4"/>&lt;p&gt;This is a paragraph of text.&lt;/p&gt;</text:span></text:p>
      <text:p text:style-name="P8"><text:span text:style-name="Source_20_Text"><text:s text:c="4"/>&lt;a href="https://www.example.com"&gt;Visit Example.com&lt;/a&gt;</text:span></text:p>
      <text:p text:style-name="P8"><text:span text:style-name="Source_20_Text"><text:s text:c="4"/>&lt;img src="https://www.example.com/image.jpg" alt="Example Image"&gt;</text:span></text:p>
      <text:p text:style-name="P8"><text:span text:style-name="Source_20_Text">&lt;/body&gt;</text:span></text:p>
      <text:p text:style-name="P6"><text:span text:style-name="Source_20_Text">&lt;/html&gt;</text:span></text:p>
      <text:h text:style-name="P12" text:outline-level="3">10. <text:span text:style-name="Source_20_Text">&lt;ul&gt;</text:span> and <text:span text:style-name="Source_20_Text">&lt;li&gt;</text:span></text:h>
      <text:p text:style-name="P10">These tags define an unordered (bulleted) list.</text:p>
      <text:p text:style-name="P8">html</text:p>
      <text:p text:style-name="P8"/>
      <text:p text:style-name="P8"><text:span text:style-name="Source_20_Text">&lt;!DOCTYPE html&gt;</text:span></text:p>
      <text:p text:style-name="P8"><text:span text:style-name="Source_20_Text">&lt;html&gt;</text:span></text:p>
      <text:p text:style-name="P8"><text:span text:style-name="Source_20_Text">&lt;head&gt;</text:span></text:p>
      <text:p text:style-name="P8"><text:span text:style-name="Source_20_Text"><text:s text:c="4"/>&lt;title&gt;My First HTML Page&lt;/title&gt;</text:span></text:p>
      <text:p text:style-name="P8"><text:span text:style-name="Source_20_Text">&lt;/head&gt;</text:span></text:p>
      <text:p text:style-name="P8"><text:span text:style-name="Source_20_Text">&lt;body&gt;</text:span></text:p>
      <text:p text:style-name="P8"><text:span text:style-name="Source_20_Text"><text:s text:c="4"/>&lt;h1&gt;Heading 1&lt;/h1&gt;</text:span></text:p>
      <text:p text:style-name="P8"><text:span text:style-name="Source_20_Text"><text:s text:c="4"/>&lt;p&gt;This is a paragraph of text.&lt;/p&gt;</text:span></text:p>
      <text:p text:style-name="P8"><text:span text:style-name="Source_20_Text"><text:s text:c="4"/>&lt;a href="https://www.example.com"&gt;Visit Example.com&lt;/a&gt;</text:span></text:p>
      <text:p text:style-name="P8"><text:span text:style-name="Source_20_Text"><text:s text:c="4"/>&lt;img src="https://www.example.com/image.jpg" alt="Example Image"&gt;</text:span></text:p>
      <text:p text:style-name="P8"><text:span text:style-name="Source_20_Text"><text:s text:c="4"/>&lt;ul&gt;</text:span></text:p>
      <text:p text:style-name="P8"><text:span text:style-name="Source_20_Text"><text:s text:c="8"/>&lt;li&gt;List Item 1&lt;/li&gt;</text:span></text:p>
      <text:p text:style-name="P8"><text:span text:style-name="Source_20_Text"><text:s text:c="8"/>&lt;li&gt;List Item 2&lt;/li&gt;</text:span></text:p>
      <text:p text:style-name="P8"><text:span text:style-name="Source_20_Text"><text:s text:c="8"/>&lt;li&gt;List Item 3&lt;/li&gt;</text:span></text:p>
      <text:p text:style-name="P8"><text:span text:style-name="Source_20_Text"><text:s text:c="4"/>&lt;/ul&gt;</text:span></text:p>
      <text:p text:style-name="P8"><text:span text:style-name="Source_20_Text">&lt;/body&gt;</text:span></text:p>
      <text:p text:style-name="P6"><text:span text:style-name="Source_20_Text">&lt;/html&gt;</text:span></text:p>
      <text:h text:style-name="P12" text:outline-level="3">11. <text:span text:style-name="Source_20_Text">&lt;ol&gt;</text:span> and <text:span text:style-name="Source_20_Text">&lt;li&gt;</text:span></text:h>
      <text:p text:style-name="P10">These tags define an ordered (numbered) list.</text:p>
      <text:p text:style-name="P8">html</text:p>
      <text:p text:style-name="P8"/>
      <text:p text:style-name="P8"><text:span text:style-name="Source_20_Text">&lt;!DOCTYPE html&gt;</text:span></text:p>
      <text:p text:style-name="P8"><text:span text:style-name="Source_20_Text">&lt;html&gt;</text:span></text:p>
      <text:p text:style-name="P8"><text:span text:style-name="Source_20_Text">&lt;head&gt;</text:span></text:p>
      <text:p text:style-name="P8"><text:span text:style-name="Source_20_Text"><text:s text:c="4"/>&lt;title&gt;My First HTML Page&lt;/title&gt;</text:span></text:p>
      <text:p text:style-name="P8"><text:span text:style-name="Source_20_Text">&lt;/head&gt;</text:span></text:p>
      <text:p text:style-name="P8"><text:span text:style-name="Source_20_Text">&lt;body&gt;</text:span></text:p>
      <text:p text:style-name="P8"><text:span text:style-name="Source_20_Text"><text:s text:c="4"/>&lt;h1&gt;Heading 1&lt;/h1&gt;</text:span></text:p>
      <text:p text:style-name="P8"><text:span text:style-name="Source_20_Text"><text:s text:c="4"/>&lt;p&gt;This is a paragraph of text.&lt;/p&gt;</text:span></text:p>
      <text:p text:style-name="P8"><text:span text:style-name="Source_20_Text"><text:s text:c="4"/>&lt;a href="https://www.example.com"&gt;Visit Example.com&lt;/a&gt;</text:span></text:p>
      <text:p text:style-name="P8"><text:span text:style-name="Source_20_Text"><text:s text:c="4"/>&lt;img src="https://www.example.com/image.jpg" alt="Example Image"&gt;</text:span></text:p>
      <text:p text:style-name="P8"><text:span text:style-name="Source_20_Text"><text:s text:c="4"/>&lt;ul&gt;</text:span></text:p>
      <text:p text:style-name="P8"><text:span text:style-name="Source_20_Text"><text:s text:c="8"/>&lt;li&gt;List Item 1&lt;/li&gt;</text:span></text:p>
      <text:p text:style-name="P8"><text:span text:style-name="Source_20_Text"><text:s text:c="8"/>&lt;li&gt;List Item 2&lt;/li&gt;</text:span></text:p>
      <text:p text:style-name="P8"><text:span text:style-name="Source_20_Text"><text:s text:c="8"/>&lt;li&gt;List Item 3&lt;/li&gt;</text:span></text:p>
      <text:p text:style-name="P8"><text:span text:style-name="Source_20_Text"><text:s text:c="4"/>&lt;/ul&gt;</text:span></text:p>
      <text:p text:style-name="P8"><text:span text:style-name="Source_20_Text"><text:s text:c="4"/>&lt;ol&gt;</text:span></text:p>
      <text:p text:style-name="P8"><text:span text:style-name="Source_20_Text"><text:s text:c="8"/>&lt;li&gt;List Item 1&lt;/li&gt;</text:span></text:p>
      <text:p text:style-name="P8"><text:span text:style-name="Source_20_Text"><text:s text:c="8"/>&lt;li&gt;List Item 2&lt;/li&gt;</text:span></text:p>
      <text:p text:style-name="P8"><text:span text:style-name="Source_20_Text"><text:s text:c="8"/>&lt;li&gt;List Item 3&lt;/li&gt;</text:span></text:p>
      <text:p text:style-name="P8"><text:span text:style-name="Source_20_Text"><text:s text:c="4"/>&lt;/ol&gt;</text:span></text:p>
      <text:p text:style-name="P8"><text:span text:style-name="Source_20_Text">&lt;/body&gt;</text:span></text:p>
      <text:p text:style-name="P6"><text:span text:style-name="Source_20_Text">&lt;/html&gt;</text:span></text:p>
      <text:h text:style-name="P12" text:outline-level="3"><text:soft-page-break/>12. <text:span text:style-name="Source_20_Text">&lt;div&gt;</text:span></text:h>
      <text:p text:style-name="P10">This tag defines a division or section in an HTML document.</text:p>
      <text:p text:style-name="P2">html</text:p>
      <text:p text:style-name="P2"/>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h1&gt;Heading 1&lt;/h1&gt;</text:span></text:p>
      <text:p text:style-name="P2"><text:span text:style-name="Source_20_Text"><text:s text:c="4"/>&lt;p&gt;This is a paragraph of text.&lt;/p&gt;</text:span></text:p>
      <text:p text:style-name="P2"><text:span text:style-name="Source_20_Text"><text:s text:c="4"/>&lt;a href="https://www.example.com"&gt;Visit Example.com&lt;/a&gt;</text:span></text:p>
      <text:p text:style-name="P2"><text:span text:style-name="Source_20_Text"><text:s text:c="4"/>&lt;img src="https://www.example.com/image.jpg" alt="Example Image"&gt;</text:span></text:p>
      <text:p text:style-name="P2"><text:span text:style-name="Source_20_Text"><text:s text:c="4"/>&lt;ul&gt;</text:span></text:p>
      <text:p text:style-name="P2"><text:span text:style-name="Source_20_Text"><text:s text:c="8"/>&lt;li&gt;List Item 1&lt;/li&gt;</text:span></text:p>
      <text:p text:style-name="P2"><text:span text:style-name="Source_20_Text"><text:s text:c="8"/>&lt;li&gt;List Item 2&lt;/li&gt;</text:span></text:p>
      <text:p text:style-name="P2"><text:span text:style-name="Source_20_Text"><text:s text:c="8"/>&lt;li&gt;List Item 3&lt;/li&gt;</text:span></text:p>
      <text:p text:style-name="P2"><text:span text:style-name="Source_20_Text"><text:s text:c="4"/>&lt;/ul&gt;</text:span></text:p>
      <text:p text:style-name="P2"><text:span text:style-name="Source_20_Text"><text:s text:c="4"/>&lt;ol&gt;</text:span></text:p>
      <text:p text:style-name="P2"><text:span text:style-name="Source_20_Text"><text:s text:c="8"/>&lt;li&gt;List Item 1&lt;/li&gt;</text:span></text:p>
      <text:p text:style-name="P2"><text:span text:style-name="Source_20_Text"><text:s text:c="8"/>&lt;li&gt;List Item 2&lt;/li&gt;</text:span></text:p>
      <text:p text:style-name="P2"><text:span text:style-name="Source_20_Text"><text:s text:c="8"/>&lt;li&gt;List Item 3&lt;/li&gt;</text:span></text:p>
      <text:p text:style-name="P2"><text:span text:style-name="Source_20_Text"><text:s text:c="4"/>&lt;/ol&gt;</text:span></text:p>
      <text:p text:style-name="P2"><text:span text:style-name="Source_20_Text"><text:s text:c="4"/>&lt;div&gt;</text:span></text:p>
      <text:p text:style-name="P2"><text:span text:style-name="Source_20_Text"><text:s text:c="8"/>This is a division or section in the HTML document.</text:span></text:p>
      <text:p text:style-name="P2"><text:span text:style-name="Source_20_Text"><text:s text:c="4"/>&lt;/div&gt;</text:span></text:p>
      <text:p text:style-name="P2"><text:span text:style-name="Source_20_Text">&lt;/body&gt;</text:span></text:p>
      <text:p text:style-name="P4"><text:span text:style-name="Source_20_Text">&lt;/html&gt;</text:span></text:p>
      <text:h text:style-name="P12" text:outline-level="3">13. <text:span text:style-name="Source_20_Text">&lt;span&gt;</text:span></text:h>
      <text:p text:style-name="P10">This tag is used to group inline-elements in a document.</text:p>
      <text:p text:style-name="P2">html</text:p>
      <text:p text:style-name="P2"/>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h1&gt;Heading 1&lt;/h1&gt;</text:span></text:p>
      <text:p text:style-name="P2"><text:span text:style-name="Source_20_Text"><text:s text:c="4"/>&lt;p&gt;This is a paragraph of text.&lt;/p&gt;</text:span></text:p>
      <text:p text:style-name="P2"><text:span text:style-name="Source_20_Text"><text:s text:c="4"/>&lt;a href="https://www.example.com"&gt;Visit Example.com&lt;/a&gt;</text:span></text:p>
      <text:p text:style-name="P2"><text:span text:style-name="Source_20_Text"><text:s text:c="4"/>&lt;img src="https://www.example.com/image.jpg" alt="Example Image"&gt;</text:span></text:p>
      <text:p text:style-name="P2"><text:span text:style-name="Source_20_Text"><text:s text:c="4"/>&lt;ul&gt;</text:span></text:p>
      <text:p text:style-name="P2"><text:span text:style-name="Source_20_Text"><text:s text:c="8"/>&lt;li&gt;List Item 1&lt;/li&gt;</text:span></text:p>
      <text:p text:style-name="P2"><text:span text:style-name="Source_20_Text"><text:s text:c="8"/>&lt;li&gt;List Item 2&lt;/li&gt;</text:span></text:p>
      <text:p text:style-name="P2"><text:span text:style-name="Source_20_Text"><text:s text:c="8"/>&lt;li&gt;List Item 3&lt;/li&gt;</text:span></text:p>
      <text:p text:style-name="P2"><text:span text:style-name="Source_20_Text"><text:s text:c="4"/>&lt;/ul&gt;</text:span></text:p>
      <text:p text:style-name="P2"><text:span text:style-name="Source_20_Text"><text:s text:c="4"/>&lt;ol&gt;</text:span></text:p>
      <text:p text:style-name="P2"><text:span text:style-name="Source_20_Text"><text:s text:c="8"/>&lt;li&gt;List Item 1&lt;/li&gt;</text:span></text:p>
      <text:p text:style-name="P2"><text:span text:style-name="Source_20_Text"><text:s text:c="8"/>&lt;li&gt;List Item 2&lt;/li&gt;</text:span></text:p>
      <text:p text:style-name="P2"><text:span text:style-name="Source_20_Text"><text:s text:c="8"/>&lt;li&gt;List Item 3&lt;/li&gt;</text:span></text:p>
      <text:p text:style-name="P2"><text:span text:style-name="Source_20_Text"><text:s text:c="4"/>&lt;/ol&gt;</text:span></text:p>
      <text:p text:style-name="P2"><text:span text:style-name="Source_20_Text"><text:s text:c="4"/>&lt;div&gt;</text:span></text:p>
      <text:p text:style-name="P2"><text:span text:style-name="Source_20_Text"><text:s text:c="8"/>This is a division or section in the HTML document.</text:span></text:p>
      <text:p text:style-name="P2"><text:span text:style-name="Source_20_Text"><text:s text:c="4"/>&lt;/div&gt;</text:span></text:p>
      <text:p text:style-name="P2"><text:span text:style-name="Source_20_Text"><text:s text:c="4"/>&lt;p&gt;This is another paragraph of text with a &lt;span style="color: red;"&gt;red word&lt;/span&gt; inside it.&lt;/p&gt;</text:span></text:p>
      <text:p text:style-name="P2"><text:soft-page-break/><text:span text:style-name="Source_20_Text">&lt;/body&gt;</text:span></text:p>
      <text:p text:style-name="P4"><text:span text:style-name="Source_20_Text">&lt;/html&gt;</text:span></text:p>
      <text:h text:style-name="P12" text:outline-level="3">14. <text:span text:style-name="Source_20_Text">&lt;table&gt;</text:span>, <text:span text:style-name="Source_20_Text">&lt;tr&gt;</text:span>, <text:span text:style-name="Source_20_Text">&lt;th&gt;</text:span>, and <text:span text:style-name="Source_20_Text">&lt;td&gt;</text:span></text:h>
      <text:p text:style-name="P3">These tags define a table, table row, table header, and table data/cell respectively.</text:p>
      <text:p text:style-name="P2">html</text:p>
      <text:p text:style-name="P2"/>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h1&gt;Heading 1&lt;/h1&gt;</text:span></text:p>
      <text:p text:style-name="P2"><text:span text:style-name="Source_20_Text"><text:s text:c="4"/>&lt;p&gt;This is a paragraph of text.&lt;/p&gt;</text:span></text:p>
      <text:p text:style-name="P2"><text:span text:style-name="Source_20_Text"><text:s text:c="4"/>&lt;a href="https://www.example.com"&gt;Visit Example.com&lt;/a&gt;</text:span></text:p>
      <text:p text:style-name="P2"><text:span text:style-name="Source_20_Text"><text:s text:c="4"/>&lt;img src="https://www.example.com/image.jpg" alt="Example Image"&gt;</text:span></text:p>
      <text:p text:style-name="P2"><text:span text:style-name="Source_20_Text"><text:s text:c="4"/>&lt;ul&gt;</text:span></text:p>
      <text:p text:style-name="P2"><text:span text:style-name="Source_20_Text"><text:s text:c="8"/>&lt;li&gt;List Item 1&lt;/li&gt;</text:span></text:p>
      <text:p text:style-name="P2"><text:span text:style-name="Source_20_Text"><text:s text:c="8"/>&lt;li&gt;List Item 2&lt;/li&gt;</text:span></text:p>
      <text:p text:style-name="P2"><text:span text:style-name="Source_20_Text"><text:s text:c="8"/>&lt;li&gt;List Item 3&lt;/li&gt;</text:span></text:p>
      <text:p text:style-name="P2"><text:span text:style-name="Source_20_Text"><text:s text:c="4"/>&lt;/ul&gt;</text:span></text:p>
      <text:p text:style-name="P1"><text:span text:style-name="Source_20_Text"><text:s text:c="4"/>&lt;ol&gt;</text:span></text:p>
      <text:p text:style-name="P2"><text:span text:style-name="Source_20_Text"><text:s text:c="8"/>&lt;li&gt;List Item 1&lt;/li&gt;</text:span></text:p>
      <text:p text:style-name="P2"><text:span text:style-name="Source_20_Text"><text:s text:c="8"/>&lt;li&gt;List Item 2&lt;/li&gt;</text:span></text:p>
      <text:p text:style-name="P2"><text:span text:style-name="Source_20_Text"><text:s text:c="8"/>&lt;li&gt;List Item 3&lt;/li&gt;</text:span></text:p>
      <text:p text:style-name="P2"><text:span text:style-name="Source_20_Text"><text:s text:c="4"/>&lt;/ol&gt;</text:span></text:p>
      <text:p text:style-name="P2"><text:span text:style-name="Source_20_Text"><text:s text:c="4"/>&lt;div&gt;</text:span></text:p>
      <text:p text:style-name="P2"><text:span text:style-name="Source_20_Text"><text:s text:c="8"/>This is a division or section in the HTML document.</text:span></text:p>
      <text:p text:style-name="P2"><text:span text:style-name="Source_20_Text"><text:s text:c="4"/>&lt;/div&gt;</text:span></text:p>
      <text:p text:style-name="P2"><text:span text:style-name="Source_20_Text"><text:s text:c="4"/>&lt;p&gt;This is another paragraph of text with a &lt;span style="color: red;"&gt;red word&lt;/span&gt; inside it.&lt;/p&gt;</text:span></text:p>
      <text:p text:style-name="P2"><text:span text:style-name="Source_20_Text"><text:s text:c="4"/>&lt;table border="1"&gt;</text:span></text:p>
      <text:p text:style-name="P2"><text:span text:style-name="Source_20_Text"><text:s text:c="8"/>&lt;tr&gt;</text:span></text:p>
      <text:p text:style-name="P2"><text:span text:style-name="Source_20_Text"><text:s text:c="12"/>&lt;th&gt;Header 1&lt;/th&gt;</text:span></text:p>
      <text:p text:style-name="P2"><text:span text:style-name="Source_20_Text"><text:s text:c="12"/>&lt;th&gt;Header 2&lt;/th&gt;</text:span></text:p>
      <text:p text:style-name="P2"><text:span text:style-name="Source_20_Text"><text:s text:c="12"/>&lt;th&gt;Header 3&lt;/th&gt;</text:span></text:p>
      <text:p text:style-name="P2"><text:span text:style-name="Source_20_Text"><text:s text:c="8"/>&lt;/tr&gt;</text:span></text:p>
      <text:p text:style-name="P2"><text:span text:style-name="Source_20_Text"><text:s text:c="8"/>&lt;tr&gt;</text:span></text:p>
      <text:p text:style-name="P2"><text:span text:style-name="Source_20_Text"><text:s text:c="12"/>&lt;td&gt;Data 1&lt;/td&gt;</text:span></text:p>
      <text:p text:style-name="P2"><text:span text:style-name="Source_20_Text"><text:s text:c="12"/>&lt;td&gt;Data 2&lt;/td&gt;</text:span></text:p>
      <text:p text:style-name="P2"><text:span text:style-name="Source_20_Text"><text:s text:c="12"/>&lt;td&gt;Data 3&lt;/td&gt;</text:span></text:p>
      <text:p text:style-name="P2"><text:span text:style-name="Source_20_Text"><text:s text:c="8"/>&lt;/tr&gt;</text:span></text:p>
      <text:p text:style-name="P2"><text:span text:style-name="Source_20_Text"><text:s text:c="8"/>&lt;tr&gt;</text:span></text:p>
      <text:p text:style-name="P2"><text:span text:style-name="Source_20_Text"><text:s text:c="12"/>&lt;td&gt;Data 4&lt;/td&gt;</text:span></text:p>
      <text:p text:style-name="P2"><text:span text:style-name="Source_20_Text"><text:s text:c="12"/>&lt;td&gt;Data 5&lt;/td&gt;</text:span></text:p>
      <text:p text:style-name="P2"><text:span text:style-name="Source_20_Text"><text:s text:c="12"/>&lt;td&gt;Data 6&lt;/td&gt;</text:span></text:p>
      <text:p text:style-name="P2"><text:span text:style-name="Source_20_Text"><text:s text:c="8"/>&lt;/tr&gt;</text:span></text:p>
      <text:p text:style-name="P2"><text:span text:style-name="Source_20_Text"><text:s text:c="4"/>&lt;/table&gt;</text:span></text:p>
      <text:p text:style-name="P2"><text:span text:style-name="Source_20_Text">&lt;/body&gt;</text:span></text:p>
      <text:p text:style-name="P4"><text:span text:style-name="Source_20_Text">&lt;/html&gt;</text:span></text:p>
      <text:h text:style-name="P12" text:outline-level="3">15. <text:span text:style-name="Source_20_Text">&lt;form&gt;</text:span>, <text:span text:style-name="Source_20_Text">&lt;input&gt;</text:span>, and <text:span text:style-name="Source_20_Text">&lt;button&gt;</text:span></text:h>
      <text:p text:style-name="P10">These tags define a form, input fields, and a button.</text:p>
      <text:p text:style-name="P2">html</text:p>
      <text:p text:style-name="P2"/>
      <text:p text:style-name="P2"><text:span text:style-name="Source_20_Text">&lt;!DOCTYPE html&gt;</text:span></text:p>
      <text:p text:style-name="P2"><text:span text:style-name="Source_20_Text">&lt;html&gt;</text:span></text:p>
      <text:p text:style-name="P2"><text:soft-page-break/><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h1&gt;Heading 1&lt;/h1&gt;</text:span></text:p>
      <text:p text:style-name="P2"><text:span text:style-name="Source_20_Text"><text:s text:c="4"/>&lt;p&gt;This is a paragraph of text.&lt;/p&gt;</text:span></text:p>
      <text:p text:style-name="P2"><text:span text:style-name="Source_20_Text"><text:s text:c="4"/>&lt;a href="https://www.example.com"&gt;Visit Example.com&lt;/a&gt;</text:span></text:p>
      <text:p text:style-name="P2"><text:span text:style-name="Source_20_Text"><text:s text:c="4"/>&lt;img src="https://www.example.com/image.jpg" alt="Example Image"&gt;</text:span></text:p>
      <text:p text:style-name="P2"><text:span text:style-name="Source_20_Text"><text:s text:c="4"/>&lt;ul&gt;</text:span></text:p>
      <text:p text:style-name="P2"><text:span text:style-name="Source_20_Text"><text:s text:c="8"/>&lt;li&gt;List Item 1&lt;/li&gt;</text:span></text:p>
      <text:p text:style-name="P2"><text:span text:style-name="Source_20_Text"><text:s text:c="8"/>&lt;li&gt;List Item 2&lt;/li&gt;</text:span></text:p>
      <text:p text:style-name="P2"><text:span text:style-name="Source_20_Text"><text:s text:c="8"/>&lt;li&gt;List Item 3&lt;/li&gt;</text:span></text:p>
      <text:p text:style-name="P2"><text:span text:style-name="Source_20_Text"><text:s text:c="4"/>&lt;/ul&gt;</text:span></text:p>
      <text:p text:style-name="P2"><text:span text:style-name="Source_20_Text"><text:s text:c="4"/>&lt;ol&gt;</text:span></text:p>
      <text:p text:style-name="P2"><text:span text:style-name="Source_20_Text"><text:s text:c="8"/>&lt;li&gt;List Item 1&lt;/li&gt;</text:span></text:p>
      <text:p text:style-name="P2"><text:span text:style-name="Source_20_Text"><text:s text:c="8"/>&lt;li&gt;List Item 2&lt;/li&gt;</text:span></text:p>
      <text:p text:style-name="P2"><text:span text:style-name="Source_20_Text"><text:s text:c="8"/>&lt;li&gt;List Item 3&lt;/li&gt;</text:span></text:p>
      <text:p text:style-name="P2"><text:span text:style-name="Source_20_Text"><text:s text:c="4"/>&lt;/ol&gt;</text:span></text:p>
      <text:p text:style-name="P2"><text:span text:style-name="Source_20_Text"><text:s text:c="4"/>&lt;div&gt;</text:span></text:p>
      <text:p text:style-name="P2"><text:span text:style-name="Source_20_Text"><text:s text:c="8"/>This is a division or section in the HTML document.</text:span></text:p>
      <text:p text:style-name="P2"><text:span text:style-name="Source_20_Text"><text:s text:c="4"/>&lt;/div&gt;</text:span></text:p>
      <text:p text:style-name="P2"><text:span text:style-name="Source_20_Text"><text:s text:c="4"/>&lt;p&gt;This is another paragraph of text with a &lt;span style="color: red;"&gt;red word&lt;/span&gt; inside it.&lt;/p&gt;</text:span></text:p>
      <text:p text:style-name="P2"><text:span text:style-name="Source_20_Text"><text:s text:c="4"/>&lt;table border="1"&gt;</text:span></text:p>
      <text:p text:style-name="P2"><text:span text:style-name="Source_20_Text"><text:s text:c="8"/>&lt;tr&gt;</text:span></text:p>
      <text:p text:style-name="P2"><text:span text:style-name="Source_20_Text"><text:s text:c="12"/>&lt;th&gt;Header 1&lt;/th&gt;</text:span></text:p>
      <text:p text:style-name="P2"><text:span text:style-name="Source_20_Text"><text:s text:c="12"/>&lt;th&gt;Header 2&lt;/th&gt;</text:span></text:p>
      <text:p text:style-name="P2"><text:span text:style-name="Source_20_Text"><text:s text:c="12"/>&lt;th&gt;Header 3&lt;/th&gt;</text:span></text:p>
      <text:p text:style-name="P2"><text:span text:style-name="Source_20_Text"><text:s text:c="8"/>&lt;/tr&gt;</text:span></text:p>
      <text:p text:style-name="P2"><text:span text:style-name="Source_20_Text"><text:s text:c="8"/>&lt;tr&gt;</text:span></text:p>
      <text:p text:style-name="P2"><text:span text:style-name="Source_20_Text"><text:s text:c="12"/>&lt;td&gt;Data 1&lt;/td&gt;</text:span></text:p>
      <text:p text:style-name="P2"><text:span text:style-name="Source_20_Text"><text:s text:c="12"/>&lt;td&gt;Data 2&lt;/td&gt;</text:span></text:p>
      <text:p text:style-name="P2"><text:span text:style-name="Source_20_Text"><text:s text:c="12"/>&lt;td&gt;Data 3&lt;/td&gt;</text:span></text:p>
      <text:p text:style-name="P2"><text:span text:style-name="Source_20_Text"><text:s text:c="8"/>&lt;/tr&gt;</text:span></text:p>
      <text:p text:style-name="P2"><text:span text:style-name="Source_20_Text"><text:s text:c="8"/>&lt;tr&gt;</text:span></text:p>
      <text:p text:style-name="P2"><text:span text:style-name="Source_20_Text"><text:s text:c="12"/>&lt;td&gt;Data 4&lt;/td&gt;</text:span></text:p>
      <text:p text:style-name="P2"><text:span text:style-name="Source_20_Text"><text:s text:c="12"/>&lt;td&gt;Data 5&lt;/td&gt;</text:span></text:p>
      <text:p text:style-name="P2"><text:span text:style-name="Source_20_Text"><text:s text:c="12"/>&lt;td&gt;Data 6&lt;/td&gt;</text:span></text:p>
      <text:p text:style-name="P2"><text:span text:style-name="Source_20_Text"><text:s text:c="8"/>&lt;/tr&gt;</text:span></text:p>
      <text:p text:style-name="P2"><text:span text:style-name="Source_20_Text"><text:s text:c="4"/>&lt;/table&gt;</text:span></text:p>
      <text:p text:style-name="P2"><text:span text:style-name="Source_20_Text"><text:s text:c="4"/>&lt;form action="/submit" method="post"&gt;</text:span></text:p>
      <text:p text:style-name="P2"><text:span text:style-name="Source_20_Text"><text:s text:c="8"/>&lt;label for="name"&gt;Name:&lt;/label&gt;</text:span></text:p>
      <text:p text:style-name="P2"><text:span text:style-name="Source_20_Text"><text:s text:c="8"/>&lt;input type="text" id="name" name="name"&gt;&lt;br&gt;&lt;br&gt;</text:span></text:p>
      <text:p text:style-name="P2"><text:span text:style-name="Source_20_Text"><text:s text:c="8"/>&lt;label for="email"&gt;Email:&lt;/label&gt;</text:span></text:p>
      <text:p text:style-name="P2"><text:span text:style-name="Source_20_Text"><text:s text:c="8"/>&lt;input type="email" id="email" name="email"&gt;&lt;br&gt;&lt;br&gt;</text:span></text:p>
      <text:p text:style-name="P2"><text:span text:style-name="Source_20_Text"><text:s text:c="8"/>&lt;button type="submit"&gt;Submit&lt;/button&gt;</text:span></text:p>
      <text:p text:style-name="P2"><text:span text:style-name="Source_20_Text"><text:s text:c="4"/>&lt;/form&gt;</text:span></text:p>
      <text:p text:style-name="P2"><text:span text:style-name="Source_20_Text">&lt;/body&gt;</text:span></text:p>
      <text:p text:style-name="P4"><text:span text:style-name="Source_20_Text">&lt;/html&gt;</text:span></text:p>
      <text:p text:style-name="P10">These examples cover the basic HTML tags you'll need to get started. You can build on this foundation by learning about CSS for styling and JavaScript for interactivity.</text:p>
      <text:h text:style-name="P12" text:outline-level="3">1. Personal Profile Page</text:h>
      <text:p text:style-name="P2">html</text:p>
      <text:p text:style-name="P2"/>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My Profile&lt;/title&gt;</text:span></text:p>
      <text:p text:style-name="P2"><text:span text:style-name="Source_20_Text">&lt;/head&gt;</text:span></text:p>
      <text:p text:style-name="P2"><text:soft-page-break/><text:span text:style-name="Source_20_Text">&lt;body&gt;</text:span></text:p>
      <text:p text:style-name="P2"><text:span text:style-name="Source_20_Text"><text:s text:c="4"/>&lt;h1&gt;John Doe&lt;/h1&gt;</text:span></text:p>
      <text:p text:style-name="P2"><text:span text:style-name="Source_20_Text"><text:s text:c="4"/>&lt;img src="profile.jpg" alt="John Doe" style="width:150px;height:150px;"&gt;</text:span></text:p>
      <text:p text:style-name="P2"><text:span text:style-name="Source_20_Text"><text:s text:c="4"/>&lt;p&gt;Hello! I'm John Doe, a web developer based in New York. I love creating beautiful and functional websites.&lt;/p&gt;</text:span></text:p>
      <text:p text:style-name="P2"><text:span text:style-name="Source_20_Text"><text:s text:c="4"/>&lt;h2&gt;Contact Information&lt;/h2&gt;</text:span></text:p>
      <text:p text:style-name="P2"><text:span text:style-name="Source_20_Text"><text:s text:c="4"/>&lt;ul&gt;</text:span></text:p>
      <text:p text:style-name="P2"><text:span text:style-name="Source_20_Text"><text:s text:c="8"/>&lt;li&gt;Email: john.doe@example.com&lt;/li&gt;</text:span></text:p>
      <text:p text:style-name="P2"><text:span text:style-name="Source_20_Text"><text:s text:c="8"/>&lt;li&gt;Phone: (123) 456-7890&lt;/li&gt;</text:span></text:p>
      <text:p text:style-name="P2"><text:span text:style-name="Source_20_Text"><text:s text:c="4"/>&lt;/ul&gt;</text:span></text:p>
      <text:p text:style-name="P2"><text:span text:style-name="Source_20_Text"><text:s text:c="4"/>&lt;h2&gt;Social Media&lt;/h2&gt;</text:span></text:p>
      <text:p text:style-name="P2"><text:span text:style-name="Source_20_Text"><text:s text:c="4"/>&lt;ul&gt;</text:span></text:p>
      <text:p text:style-name="P2"><text:span text:style-name="Source_20_Text"><text:s text:c="8"/>&lt;li&gt;&lt;a href="https://www.linkedin.com/in/johndoe"&gt;LinkedIn&lt;/a&gt;&lt;/li&gt;</text:span></text:p>
      <text:p text:style-name="P2"><text:span text:style-name="Source_20_Text"><text:s text:c="8"/>&lt;li&gt;&lt;a href="https://www.twitter.com/johndoe"&gt;Twitter&lt;/a&gt;&lt;/li&gt;</text:span></text:p>
      <text:p text:style-name="P2"><text:span text:style-name="Source_20_Text"><text:s text:c="4"/>&lt;/ul&gt;</text:span></text:p>
      <text:p text:style-name="P2"><text:span text:style-name="Source_20_Text">&lt;/body&gt;</text:span></text:p>
      <text:p text:style-name="P4"><text:span text:style-name="Source_20_Text">&lt;/html&gt;</text:span></text:p>
      <text:h text:style-name="P12" text:outline-level="3">2. Simple Blog Page</text:h>
      <text:p text:style-name="P2"/>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My Blog&lt;/title&gt;</text:span></text:p>
      <text:p text:style-name="P2"><text:span text:style-name="Source_20_Text">&lt;/head&gt;</text:span></text:p>
      <text:p text:style-name="P2"><text:span text:style-name="Source_20_Text">&lt;body&gt;</text:span></text:p>
      <text:p text:style-name="P2"><text:span text:style-name="Source_20_Text"><text:s text:c="4"/>&lt;h1&gt;Welcome to My Blog&lt;/h1&gt;</text:span></text:p>
      <text:p text:style-name="P2"><text:span text:style-name="Source_20_Text"><text:s text:c="4"/>&lt;h2&gt;Latest Posts&lt;/h2&gt;</text:span></text:p>
      <text:p text:style-name="P2"><text:span text:style-name="Source_20_Text"><text:s text:c="4"/>&lt;h3&gt;Post Title 1&lt;/h3&gt;</text:span></text:p>
      <text:p text:style-name="P2"><text:span text:style-name="Source_20_Text"><text:s text:c="4"/>&lt;p&gt;Posted on June 24, 2024&lt;/p&gt;</text:span></text:p>
      <text:p text:style-name="P2"><text:span text:style-name="Source_20_Text"><text:s text:c="4"/>&lt;p&gt;This is the summary of my first blog post. It's a great read!&lt;/p&gt;</text:span></text:p>
      <text:p text:style-name="P2"><text:span text:style-name="Source_20_Text"><text:s text:c="4"/>&lt;h3&gt;Post Title 2&lt;/h3&gt;</text:span></text:p>
      <text:p text:style-name="P2"><text:span text:style-name="Source_20_Text"><text:s text:c="4"/>&lt;p&gt;Posted on June 23, 2024&lt;/p&gt;</text:span></text:p>
      <text:p text:style-name="P2"><text:span text:style-name="Source_20_Text"><text:s text:c="4"/>&lt;p&gt;This is the summary of my second blog post. Check it out!&lt;/p&gt;</text:span></text:p>
      <text:p text:style-name="P2"><text:span text:style-name="Source_20_Text">&lt;/body&gt;</text:span></text:p>
      <text:p text:style-name="P4"><text:span text:style-name="Source_20_Text">&lt;/html&gt;</text:span></text:p>
      <text:h text:style-name="P12" text:outline-level="3">3. Product Page</text:h>
      <text:p text:style-name="P2"/>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Product Page&lt;/title&gt;</text:span></text:p>
      <text:p text:style-name="P2"><text:span text:style-name="Source_20_Text">&lt;/head&gt;</text:span></text:p>
      <text:p text:style-name="P2"><text:span text:style-name="Source_20_Text">&lt;body&gt;</text:span></text:p>
      <text:p text:style-name="P2"><text:span text:style-name="Source_20_Text"><text:s text:c="4"/>&lt;h1&gt;Amazing Product&lt;/h1&gt;</text:span></text:p>
      <text:p text:style-name="P2"><text:span text:style-name="Source_20_Text"><text:s text:c="4"/>&lt;img src="product.jpg" alt="Amazing Product" style="width:300px;height:300px;"&gt;</text:span></text:p>
      <text:p text:style-name="P2"><text:span text:style-name="Source_20_Text"><text:s text:c="4"/>&lt;p&gt;Price: $99.99&lt;/p&gt;</text:span></text:p>
      <text:p text:style-name="P2"><text:span text:style-name="Source_20_Text"><text:s text:c="4"/>&lt;p&gt;This amazing product can do wonders for you. It's made of high-quality materials and is available at an unbeatable price.&lt;/p&gt;</text:span></text:p>
      <text:p text:style-name="P2"><text:span text:style-name="Source_20_Text"><text:s text:c="4"/>&lt;h2&gt;Features&lt;/h2&gt;</text:span></text:p>
      <text:p text:style-name="P2"><text:span text:style-name="Source_20_Text"><text:s text:c="4"/>&lt;ul&gt;</text:span></text:p>
      <text:p text:style-name="P2"><text:span text:style-name="Source_20_Text"><text:s text:c="8"/>&lt;li&gt;Feature 1: High quality&lt;/li&gt;</text:span></text:p>
      <text:p text:style-name="P2"><text:span text:style-name="Source_20_Text"><text:s text:c="8"/>&lt;li&gt;Feature 2: Affordable&lt;/li&gt;</text:span></text:p>
      <text:p text:style-name="P2"><text:span text:style-name="Source_20_Text"><text:s text:c="8"/>&lt;li&gt;Feature 3: Durable&lt;/li&gt;</text:span></text:p>
      <text:p text:style-name="P2"><text:span text:style-name="Source_20_Text"><text:s text:c="4"/>&lt;/ul&gt;</text:span></text:p>
      <text:p text:style-name="P2"><text:span text:style-name="Source_20_Text"><text:s text:c="4"/>&lt;h2&gt;Reviews&lt;/h2&gt;</text:span></text:p>
      <text:p text:style-name="P2"><text:span text:style-name="Source_20_Text"><text:s text:c="4"/>&lt;p&gt;John: "This product changed my life!"&lt;/p&gt;</text:span></text:p>
      <text:p text:style-name="P2"><text:span text:style-name="Source_20_Text"><text:s text:c="4"/>&lt;p&gt;Jane: "Highly recommended to everyone!"&lt;/p&gt;</text:span></text:p>
      <text:p text:style-name="P2"><text:span text:style-name="Source_20_Text">&lt;/body&gt;</text:span></text:p>
      <text:p text:style-name="P4"><text:soft-page-break/><text:span text:style-name="Source_20_Text">&lt;/html&gt;</text:span></text:p>
      <text:p text:style-name="P2"/>
      <text:h text:style-name="P12" text:outline-level="3">4. Recipe Page</text:h>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Chocolate Cake Recipe&lt;/title&gt;</text:span></text:p>
      <text:p text:style-name="P2"><text:span text:style-name="Source_20_Text">&lt;/head&gt;</text:span></text:p>
      <text:p text:style-name="P2"><text:span text:style-name="Source_20_Text">&lt;body&gt;</text:span></text:p>
      <text:p text:style-name="P2"><text:span text:style-name="Source_20_Text"><text:s text:c="4"/>&lt;h1&gt;Chocolate Cake&lt;/h1&gt;</text:span></text:p>
      <text:p text:style-name="P2"><text:span text:style-name="Source_20_Text"><text:s text:c="4"/>&lt;img src="chocolate_cake.jpg" alt="Chocolate Cake" style="width:300px;height:300px;"&gt;</text:span></text:p>
      <text:p text:style-name="P2"><text:span text:style-name="Source_20_Text"><text:s text:c="4"/>&lt;h2&gt;Ingredients&lt;/h2&gt;</text:span></text:p>
      <text:p text:style-name="P2"><text:span text:style-name="Source_20_Text"><text:s text:c="4"/>&lt;ul&gt;</text:span></text:p>
      <text:p text:style-name="P2"><text:span text:style-name="Source_20_Text"><text:s text:c="8"/>&lt;li&gt;2 cups flour&lt;/li&gt;</text:span></text:p>
      <text:p text:style-name="P2"><text:span text:style-name="Source_20_Text"><text:s text:c="8"/>&lt;li&gt;1 cup sugar&lt;/li&gt;</text:span></text:p>
      <text:p text:style-name="P2"><text:span text:style-name="Source_20_Text"><text:s text:c="8"/>&lt;li&gt;1 cup cocoa powder&lt;/li&gt;</text:span></text:p>
      <text:p text:style-name="P2"><text:span text:style-name="Source_20_Text"><text:s text:c="8"/>&lt;li&gt;2 eggs&lt;/li&gt;</text:span></text:p>
      <text:p text:style-name="P2"><text:span text:style-name="Source_20_Text"><text:s text:c="8"/>&lt;li&gt;1 cup milk&lt;/li&gt;</text:span></text:p>
      <text:p text:style-name="P2"><text:span text:style-name="Source_20_Text"><text:s text:c="8"/>&lt;li&gt;1/2 cup vegetable oil&lt;/li&gt;</text:span></text:p>
      <text:p text:style-name="P2"><text:span text:style-name="Source_20_Text"><text:s text:c="8"/>&lt;li&gt;2 teaspoons baking powder&lt;/li&gt;</text:span></text:p>
      <text:p text:style-name="P2"><text:span text:style-name="Source_20_Text"><text:s text:c="8"/>&lt;li&gt;1 teaspoon vanilla extract&lt;/li&gt;</text:span></text:p>
      <text:p text:style-name="P2"><text:span text:style-name="Source_20_Text"><text:s text:c="4"/>&lt;/ul&gt;</text:span></text:p>
      <text:p text:style-name="P2"><text:span text:style-name="Source_20_Text"><text:s text:c="4"/>&lt;h2&gt;Instructions&lt;/h2&gt;</text:span></text:p>
      <text:p text:style-name="P2"><text:span text:style-name="Source_20_Text"><text:s text:c="4"/>&lt;ol&gt;</text:span></text:p>
      <text:p text:style-name="P2"><text:span text:style-name="Source_20_Text"><text:s text:c="8"/>&lt;li&gt;Preheat oven to 350°F (175°C).&lt;/li&gt;</text:span></text:p>
      <text:p text:style-name="P2"><text:span text:style-name="Source_20_Text"><text:s text:c="8"/>&lt;li&gt;In a bowl, mix flour, sugar, and cocoa powder.&lt;/li&gt;</text:span></text:p>
      <text:p text:style-name="P2"><text:span text:style-name="Source_20_Text"><text:s text:c="8"/>&lt;li&gt;Add eggs, milk, vegetable oil, and vanilla extract. Mix well.&lt;/li&gt;</text:span></text:p>
      <text:p text:style-name="P2"><text:span text:style-name="Source_20_Text"><text:s text:c="8"/>&lt;li&gt;Pour the batter into a greased baking pan.&lt;/li&gt;</text:span></text:p>
      <text:p text:style-name="P2"><text:span text:style-name="Source_20_Text"><text:s text:c="8"/>&lt;li&gt;Bake for 30-35 minutes or until a toothpick comes out clean.&lt;/li&gt;</text:span></text:p>
      <text:p text:style-name="P2"><text:span text:style-name="Source_20_Text"><text:s text:c="8"/>&lt;li&gt;Let the cake cool before serving.&lt;/li&gt;</text:span></text:p>
      <text:p text:style-name="P2"><text:span text:style-name="Source_20_Text"><text:s text:c="4"/>&lt;/ol&gt;</text:span></text:p>
      <text:p text:style-name="P2"><text:span text:style-name="Source_20_Text">&lt;/body&gt;</text:span></text:p>
      <text:p text:style-name="P4"><text:span text:style-name="Source_20_Text">&lt;/html&gt;</text:span></text:p>
      <text:h text:style-name="P12" text:outline-level="3">5. Simple Contact Form</text:h>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Contact Us&lt;/title&gt;</text:span></text:p>
      <text:p text:style-name="P2"><text:span text:style-name="Source_20_Text">&lt;/head&gt;</text:span></text:p>
      <text:p text:style-name="P2"><text:span text:style-name="Source_20_Text">&lt;body&gt;</text:span></text:p>
      <text:p text:style-name="P2"><text:span text:style-name="Source_20_Text"><text:s text:c="4"/>&lt;h1&gt;Contact Us&lt;/h1&gt;</text:span></text:p>
      <text:p text:style-name="P2"><text:span text:style-name="Source_20_Text"><text:s text:c="4"/>&lt;form action="/submit" method="post"&gt;</text:span></text:p>
      <text:p text:style-name="P2"><text:span text:style-name="Source_20_Text"><text:s text:c="8"/>&lt;label for="name"&gt;Name:&lt;/label&gt;</text:span></text:p>
      <text:p text:style-name="P2"><text:span text:style-name="Source_20_Text"><text:s text:c="8"/>&lt;input type="text" id="name" name="name" required&gt;&lt;br&gt;&lt;br&gt;</text:span></text:p>
      <text:p text:style-name="P2"><text:span text:style-name="Source_20_Text"><text:s text:c="8"/>&lt;label for="email"&gt;Email:&lt;/label&gt;</text:span></text:p>
      <text:p text:style-name="P2"><text:span text:style-name="Source_20_Text"><text:s text:c="8"/>&lt;input type="email" id="email" name="email" required&gt;&lt;br&gt;&lt;br&gt;</text:span></text:p>
      <text:p text:style-name="P2"><text:span text:style-name="Source_20_Text"><text:s text:c="8"/>&lt;label for="message"&gt;Message:&lt;/label&gt;&lt;br&gt;</text:span></text:p>
      <text:p text:style-name="P2"><text:span text:style-name="Source_20_Text"><text:s text:c="8"/>&lt;textarea id="message" name="message" rows="4" cols="50" required&gt;&lt;/textarea&gt;&lt;br&gt;&lt;br&gt;</text:span></text:p>
      <text:p text:style-name="P2"><text:span text:style-name="Source_20_Text"><text:s text:c="8"/>&lt;button type="submit"&gt;Submit&lt;/button&gt;</text:span></text:p>
      <text:p text:style-name="P2"><text:span text:style-name="Source_20_Text"><text:s text:c="4"/>&lt;/form&gt;</text:span></text:p>
      <text:p text:style-name="P2"><text:span text:style-name="Source_20_Text">&lt;/body&gt;</text:span></text:p>
      <text:p text:style-name="P4"><text:span text:style-name="Source_20_Text">&lt;/html&gt;</text:span></text:p>
      <text:h text:style-name="P12" text:outline-level="3">6. Portfolio Page</text:h>
      <text:p text:style-name="P2"><text:span text:style-name="Source_20_Text">&lt;!DOCTYPE html&gt;</text:span></text:p>
      <text:p text:style-name="P2"><text:soft-page-break/><text:span text:style-name="Source_20_Text">&lt;html&gt;</text:span></text:p>
      <text:p text:style-name="P2"><text:span text:style-name="Source_20_Text">&lt;head&gt;</text:span></text:p>
      <text:p text:style-name="P2"><text:span text:style-name="Source_20_Text"><text:s text:c="4"/>&lt;title&gt;My Portfolio&lt;/title&gt;</text:span></text:p>
      <text:p text:style-name="P2"><text:span text:style-name="Source_20_Text">&lt;/head&gt;</text:span></text:p>
      <text:p text:style-name="P2"><text:span text:style-name="Source_20_Text">&lt;body&gt;</text:span></text:p>
      <text:p text:style-name="P2"><text:span text:style-name="Source_20_Text"><text:s text:c="4"/>&lt;h1&gt;John Doe's Portfolio&lt;/h1&gt;</text:span></text:p>
      <text:p text:style-name="P2"><text:span text:style-name="Source_20_Text"><text:s text:c="4"/>&lt;h2&gt;About Me&lt;/h2&gt;</text:span></text:p>
      <text:p text:style-name="P2"><text:span text:style-name="Source_20_Text"><text:s text:c="4"/>&lt;p&gt;I'm a passionate web developer with a knack for creating visually appealing and functional websites.&lt;/p&gt;</text:span></text:p>
      <text:p text:style-name="P2"><text:span text:style-name="Source_20_Text"><text:s text:c="4"/>&lt;h2&gt;Projects&lt;/h2&gt;</text:span></text:p>
      <text:p text:style-name="P2"><text:span text:style-name="Source_20_Text"><text:s text:c="4"/>&lt;h3&gt;Project 1: Personal Blog&lt;/h3&gt;</text:span></text:p>
      <text:p text:style-name="P2"><text:span text:style-name="Source_20_Text"><text:s text:c="4"/>&lt;p&gt;A simple and elegant personal blog to share my thoughts and experiences.&lt;/p&gt;</text:span></text:p>
      <text:p text:style-name="P2"><text:span text:style-name="Source_20_Text"><text:s text:c="4"/>&lt;h3&gt;Project 2: E-commerce Website&lt;/h3&gt;</text:span></text:p>
      <text:p text:style-name="P2"><text:span text:style-name="Source_20_Text"><text:s text:c="4"/>&lt;p&gt;An e-commerce website built with modern web technologies, offering a seamless shopping experience.&lt;/p&gt;</text:span></text:p>
      <text:p text:style-name="P2"><text:span text:style-name="Source_20_Text"><text:s text:c="4"/>&lt;h3&gt;Project 3: Portfolio Website&lt;/h3&gt;</text:span></text:p>
      <text:p text:style-name="P2"><text:span text:style-name="Source_20_Text"><text:s text:c="4"/>&lt;p&gt;A showcase of my skills and projects, with a clean and professional design.&lt;/p&gt;</text:span></text:p>
      <text:p text:style-name="P2"><text:span text:style-name="Source_20_Text">&lt;/body&gt;</text:span></text:p>
      <text:p text:style-name="P4"><text:span text:style-name="Source_20_Text">&lt;/html&gt;</text:span></text:p>
      <text:h text:style-name="P12" text:outline-level="3">7. Event Page</text:h>
      <text:p text:style-name="P2"><text:span text:style-name="Source_20_Text">&lt;!DOCTYPE html&gt;</text:span></text:p>
      <text:p text:style-name="P2"><text:span text:style-name="Source_20_Text">&lt;html&gt;</text:span></text:p>
      <text:p text:style-name="P2"><text:span text:style-name="Source_20_Text">&lt;head&gt;</text:span></text:p>
      <text:p text:style-name="P2"><text:span text:style-name="Source_20_Text"><text:s text:c="4"/>&lt;title&gt;Annual Tech Conference&lt;/title&gt;</text:span></text:p>
      <text:p text:style-name="P2"><text:span text:style-name="Source_20_Text">&lt;/head&gt;</text:span></text:p>
      <text:p text:style-name="P2"><text:span text:style-name="Source_20_Text">&lt;body&gt;</text:span></text:p>
      <text:p text:style-name="P2"><text:span text:style-name="Source_20_Text"><text:s text:c="4"/>&lt;h1&gt;Annual Tech Conference 2024&lt;/h1&gt;</text:span></text:p>
      <text:p text:style-name="P2"><text:span text:style-name="Source_20_Text"><text:s text:c="4"/>&lt;p&gt;Join us for the Annual Tech Conference where industry leaders discuss the latest trends in technology.&lt;/p&gt;</text:span></text:p>
      <text:p text:style-name="P2"><text:span text:style-name="Source_20_Text"><text:s text:c="4"/>&lt;h2&gt;Event Details&lt;/h2&gt;</text:span></text:p>
      <text:p text:style-name="P2"><text:span text:style-name="Source_20_Text"><text:s text:c="4"/>&lt;p&gt;&lt;strong&gt;Date:&lt;/strong&gt; August 15, 2024&lt;/p&gt;</text:span></text:p>
      <text:p text:style-name="P2"><text:span text:style-name="Source_20_Text"><text:s text:c="4"/>&lt;p&gt;&lt;strong&gt;Location:&lt;/strong&gt; Tech Convention Center, San Francisco, CA&lt;/p&gt;</text:span></text:p>
      <text:p text:style-name="P2"><text:span text:style-name="Source_20_Text"><text:s text:c="4"/>&lt;h2&gt;Speakers&lt;/h2&gt;</text:span></text:p>
      <text:p text:style-name="P2"><text:span text:style-name="Source_20_Text"><text:s text:c="4"/>&lt;ul&gt;</text:span></text:p>
      <text:p text:style-name="P2"><text:span text:style-name="Source_20_Text"><text:s text:c="8"/>&lt;li&gt;John Smith: "The Future of AI"&lt;/li&gt;</text:span></text:p>
      <text:p text:style-name="P2"><text:span text:style-name="Source_20_Text"><text:s text:c="8"/>&lt;li&gt;Jane Doe: "Cybersecurity in the Modern World"&lt;/li&gt;</text:span></text:p>
      <text:p text:style-name="P2"><text:span text:style-name="Source_20_Text"><text:s text:c="8"/>&lt;li&gt;Mike Johnson: "Innovations in Web Development"&lt;/li&gt;</text:span></text:p>
      <text:p text:style-name="P2"><text:span text:style-name="Source_20_Text"><text:s text:c="4"/>&lt;/ul&gt;</text:span></text:p>
      <text:p text:style-name="P2"><text:span text:style-name="Source_20_Text"><text:s text:c="4"/>&lt;h2&gt;Schedule&lt;/h2&gt;</text:span></text:p>
      <text:p text:style-name="P2"><text:span text:style-name="Source_20_Text"><text:s text:c="4"/>&lt;table border="1"&gt;</text:span></text:p>
      <text:p text:style-name="P2"><text:span text:style-name="Source_20_Text"><text:s text:c="8"/>&lt;tr&gt;</text:span></text:p>
      <text:p text:style-name="P2"><text:span text:style-name="Source_20_Text"><text:s text:c="12"/>&lt;th&gt;Time&lt;/th&gt;</text:span></text:p>
      <text:p text:style-name="P2"><text:span text:style-name="Source_20_Text"><text:s text:c="12"/>&lt;th&gt;Session&lt;/th&gt;</text:span></text:p>
      <text:p text:style-name="P2"><text:span text:style-name="Source_20_Text"><text:s text:c="12"/>&lt;th&gt;Speaker&lt;/th&gt;</text:span></text:p>
      <text:p text:style-name="P2"><text:span text:style-name="Source_20_Text"><text:s text:c="8"/>&lt;/tr&gt;</text:span></text:p>
      <text:p text:style-name="P2"><text:span text:style-name="Source_20_Text"><text:s text:c="8"/>&lt;tr&gt;</text:span></text:p>
      <text:p text:style-name="P2"><text:span text:style-name="Source_20_Text"><text:s text:c="12"/>&lt;td&gt;09:00 AM&lt;/td&gt;</text:span></text:p>
      <text:p text:style-name="P2"><text:span text:style-name="Source_20_Text"><text:s text:c="12"/>&lt;td&gt;Opening Keynote&lt;/td&gt;</text:span></text:p>
      <text:p text:style-name="P2"><text:span text:style-name="Source_20_Text"><text:s text:c="12"/>&lt;td&gt;John Smith&lt;/td&gt;</text:span></text:p>
      <text:p text:style-name="P2"><text:span text:style-name="Source_20_Text"><text:s text:c="8"/>&lt;/tr&gt;</text:span></text:p>
      <text:p text:style-name="P2"><text:span text:style-name="Source_20_Text"><text:s text:c="8"/>&lt;tr&gt;</text:span></text:p>
      <text:p text:style-name="P2"><text:span text:style-name="Source_20_Text"><text:s text:c="12"/>&lt;td&gt;10:30 AM&lt;/td&gt;</text:span></text:p>
      <text:p text:style-name="P2"><text:span text:style-name="Source_20_Text"><text:s text:c="12"/>&lt;td&gt;Cybersecurity Panel&lt;/td&gt;</text:span></text:p>
      <text:p text:style-name="P2"><text:span text:style-name="Source_20_Text"><text:s text:c="12"/>&lt;td&gt;Jane Doe&lt;/td&gt;</text:span></text:p>
      <text:p text:style-name="P2"><text:span text:style-name="Source_20_Text"><text:s text:c="8"/>&lt;/tr&gt;</text:span></text:p>
      <text:p text:style-name="P2"><text:span text:style-name="Source_20_Text"><text:s text:c="8"/>&lt;tr&gt;</text:span></text:p>
      <text:p text:style-name="P2"><text:span text:style-name="Source_20_Text"><text:s text:c="12"/>&lt;td&gt;01:00 PM&lt;/td&gt;</text:span></text:p>
      <text:p text:style-name="P2"><text:span text:style-name="Source_20_Text"><text:s text:c="12"/>&lt;td&gt;Web Development Workshop&lt;/td&gt;</text:span></text:p>
      <text:p text:style-name="P2"><text:span text:style-name="Source_20_Text"><text:s text:c="12"/>&lt;td&gt;Mike Johnson&lt;/td&gt;</text:span></text:p>
      <text:p text:style-name="P2"><text:span text:style-name="Source_20_Text"><text:s text:c="8"/>&lt;/tr&gt;</text:span></text:p>
      <text:p text:style-name="P2"><text:soft-page-break/><text:span text:style-name="Source_20_Text"><text:s text:c="4"/>&lt;/table&gt;</text:span></text:p>
      <text:p text:style-name="P2"><text:span text:style-name="Source_20_Text">&lt;/body&gt;</text:span></text:p>
      <text:p text:style-name="P4"><text:span text:style-name="Source_20_Text">&lt;/html&gt;</text:span></text:p>
      <text:p text:style-name="P10">These examples provide a variety of basic HTML structures for different types of web pages. You can expand on these examples by adding CSS for styling and JavaScript for interactivity as you progress in your web development journey.</text:p>
      <text:h text:style-name="P12" text:outline-level="3">1. <text:span text:style-name="Source_20_Text">&lt;!DOCTYPE html&gt;</text:span></text:h>
      <text:p text:style-name="P10">This declaration doesn't have attributes. It simply declares the document type.</text:p>
      <text:p text:style-name="P4"><text:span text:style-name="Source_20_Text">&lt;!DOCTYPE html&gt;</text:span></text:p>
      <text:h text:style-name="P12" text:outline-level="3">2. <text:span text:style-name="Source_20_Text">&lt;html&gt;</text:span></text:h>
      <text:p text:style-name="P10">Attributes: <text:span text:style-name="Source_20_Text">lang</text:span></text:p>
      <text:p text:style-name="P2"><text:span text:style-name="Source_20_Text">&lt;!DOCTYPE html&gt;</text:span></text:p>
      <text:p text:style-name="P2"><text:span text:style-name="Source_20_Text">&lt;html lang="en"&gt;</text:span></text:p>
      <text:p text:style-name="P4"><text:span text:style-name="Source_20_Text">&lt;/html&gt;</text:span></text:p>
      <text:h text:style-name="P12" text:outline-level="3">3. <text:span text:style-name="Source_20_Text">&lt;head&gt;</text:span></text:h>
      <text:p text:style-name="P10">Attributes: Typically doesn't have attributes.</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4"><text:span text:style-name="Source_20_Text">&lt;/html&gt;</text:span></text:p>
      <text:h text:style-name="P12" text:outline-level="3">4. <text:span text:style-name="Source_20_Text">&lt;title&gt;</text:span></text:h>
      <text:p text:style-name="P10">Attributes: Typically doesn't have attributes.</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4"><text:span text:style-name="Source_20_Text">&lt;/html&gt;</text:span></text:p>
      <text:h text:style-name="P12" text:outline-level="3">5. <text:span text:style-name="Source_20_Text">&lt;body&gt;</text:span></text:h>
      <text:p text:style-name="P10">Attributes: <text:span text:style-name="Source_20_Text">bgcolor</text:span>, <text:span text:style-name="Source_20_Text">text</text:span>, <text:span text:style-name="Source_20_Text">link</text:span>, <text:span text:style-name="Source_20_Text">vlink</text:span>, <text:span text:style-name="Source_20_Text">alink</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 bgcolor="#ffffff" text="#000000" link="#0000ff" vlink="#800080" alink="#ff0000"&gt;</text:span></text:p>
      <text:p text:style-name="P2"><text:span text:style-name="Source_20_Text"><text:s text:c="4"/>&lt;h1&gt;Hello, World!&lt;/h1&gt;</text:span></text:p>
      <text:p text:style-name="P2"><text:span text:style-name="Source_20_Text">&lt;/body&gt;</text:span></text:p>
      <text:p text:style-name="P4"><text:span text:style-name="Source_20_Text">&lt;/html&gt;</text:span></text:p>
      <text:h text:style-name="P12" text:outline-level="3"><text:soft-page-break/>6. <text:span text:style-name="Source_20_Text">&lt;h1&gt;</text:span> to <text:span text:style-name="Source_20_Text">&lt;h6&gt;</text:span></text:h>
      <text:p text:style-name="P10">Attributes: <text:span text:style-name="Source_20_Text">id</text:span>, <text:span text:style-name="Source_20_Text">class</text:span>, <text:span text:style-name="Source_20_Text">style</text:span>, <text:span text:style-name="Source_20_Text">tit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h1 id="main-heading" class="heading" style="color: blue;" title="This is a heading"&gt;Heading 1&lt;/h1&gt;</text:span></text:p>
      <text:p text:style-name="P2"><text:span text:style-name="Source_20_Text">&lt;/body&gt;</text:span></text:p>
      <text:p text:style-name="P5"><text:span text:style-name="Source_20_Text">&lt;/html&gt;</text:span></text:p>
      <text:h text:style-name="P12" text:outline-level="3">7. <text:span text:style-name="Source_20_Text">&lt;p&gt;</text:span></text:h>
      <text:p text:style-name="P10">Attributes: <text:span text:style-name="Source_20_Text">id</text:span>, <text:span text:style-name="Source_20_Text">class</text:span>, <text:span text:style-name="Source_20_Text">style</text:span>, <text:span text:style-name="Source_20_Text">tit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p id="first-paragraph" class="text" style="font-size: 14px;" title="This is a paragraph"&gt;This is a paragraph of text.&lt;/p&gt;</text:span></text:p>
      <text:p text:style-name="P2"><text:span text:style-name="Source_20_Text">&lt;/body&gt;</text:span></text:p>
      <text:p text:style-name="P5"><text:span text:style-name="Source_20_Text">&lt;/html&gt;</text:span></text:p>
      <text:h text:style-name="P12" text:outline-level="3">8. <text:span text:style-name="Source_20_Text">&lt;a&gt;</text:span></text:h>
      <text:p text:style-name="P10">Attributes: <text:span text:style-name="Source_20_Text">href</text:span>, <text:span text:style-name="Source_20_Text">target</text:span>, <text:span text:style-name="Source_20_Text">rel</text:span>, <text:span text:style-name="Source_20_Text">id</text:span>, <text:span text:style-name="Source_20_Text">class</text:span>, <text:span text:style-name="Source_20_Text">style</text:span>, <text:span text:style-name="Source_20_Text">tit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a href="https://www.example.com" target="_blank" rel="noopener noreferrer" id="example-link" class="link" style="color: red;" title="Example link"&gt;Visit Example.com&lt;/a&gt;</text:span></text:p>
      <text:p text:style-name="P2"><text:span text:style-name="Source_20_Text">&lt;/body&gt;</text:span></text:p>
      <text:p text:style-name="P4"><text:span text:style-name="Source_20_Text">&lt;/html&gt;</text:span></text:p>
      <text:h text:style-name="P12" text:outline-level="3">9. <text:span text:style-name="Source_20_Text">&lt;img&gt;</text:span></text:h>
      <text:p text:style-name="P10">Attributes: <text:span text:style-name="Source_20_Text">src</text:span>, <text:span text:style-name="Source_20_Text">alt</text:span>, <text:span text:style-name="Source_20_Text">width</text:span>, <text:span text:style-name="Source_20_Text">height</text:span>, <text:span text:style-name="Source_20_Text">title</text:span>, <text:span text:style-name="Source_20_Text">id</text:span>, <text:span text:style-name="Source_20_Text">class</text:span>, <text:span text:style-name="Source_20_Text">sty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img src="https://www.example.com/image.jpg" alt="Example Image" width="300" height="200" title="Example image" id="example-image" class="image" style="border: 1px solid #000;"&gt;</text:span></text:p>
      <text:p text:style-name="P2"><text:span text:style-name="Source_20_Text">&lt;/body&gt;</text:span></text:p>
      <text:p text:style-name="P4"><text:span text:style-name="Source_20_Text">&lt;/html&gt;</text:span></text:p>
      <text:h text:style-name="P12" text:outline-level="3"><text:soft-page-break/>10. <text:span text:style-name="Source_20_Text">&lt;ul&gt;</text:span> and <text:span text:style-name="Source_20_Text">&lt;li&gt;</text:span></text:h>
      <text:p text:style-name="P10">Attributes: <text:span text:style-name="Source_20_Text">id</text:span>, <text:span text:style-name="Source_20_Text">class</text:span>, <text:span text:style-name="Source_20_Text">style</text:span>, <text:span text:style-name="Source_20_Text">title</text:span> (for both)</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ul id="unordered-list" class="list" style="list-style-type: square;" title="Unordered list"&gt;</text:span></text:p>
      <text:p text:style-name="P2"><text:span text:style-name="Source_20_Text"><text:s text:c="8"/>&lt;li id="item1" class="list-item" style="color: blue;" title="List item 1"&gt;List Item 1&lt;/li&gt;</text:span></text:p>
      <text:p text:style-name="P2"><text:span text:style-name="Source_20_Text"><text:s text:c="8"/>&lt;li id="item2" class="list-item" style="color: green;" title="List item 2"&gt;List Item 2&lt;/li&gt;</text:span></text:p>
      <text:p text:style-name="P2"><text:span text:style-name="Source_20_Text"><text:s text:c="8"/>&lt;li id="item3" class="list-item" style="color: red;" title="List item 3"&gt;List Item 3&lt;/li&gt;</text:span></text:p>
      <text:p text:style-name="P2"><text:span text:style-name="Source_20_Text"><text:s text:c="4"/>&lt;/ul&gt;</text:span></text:p>
      <text:p text:style-name="P2"><text:span text:style-name="Source_20_Text">&lt;/body&gt;</text:span></text:p>
      <text:p text:style-name="P4"><text:span text:style-name="Source_20_Text">&lt;/html&gt;</text:span></text:p>
      <text:h text:style-name="P12" text:outline-level="3">11. <text:span text:style-name="Source_20_Text">&lt;ol&gt;</text:span> and <text:span text:style-name="Source_20_Text">&lt;li&gt;</text:span></text:h>
      <text:p text:style-name="P10">Attributes: <text:span text:style-name="Source_20_Text">id</text:span>, <text:span text:style-name="Source_20_Text">class</text:span>, <text:span text:style-name="Source_20_Text">style</text:span>, <text:span text:style-name="Source_20_Text">title</text:span> (for both)</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ol id="ordered-list" class="list" style="list-style-type: decimal;" title="Ordered list"&gt;</text:span></text:p>
      <text:p text:style-name="P2"><text:span text:style-name="Source_20_Text"><text:s text:c="8"/>&lt;li id="item1" class="list-item" style="color: blue;" title="List item 1"&gt;List Item 1&lt;/li&gt;</text:span></text:p>
      <text:p text:style-name="P2"><text:span text:style-name="Source_20_Text"><text:s text:c="8"/>&lt;li id="item2" class="list-item" style="color: green;" title="List item 2"&gt;List Item 2&lt;/li&gt;</text:span></text:p>
      <text:p text:style-name="P2"><text:span text:style-name="Source_20_Text"><text:s text:c="8"/>&lt;li id="item3" class="list-item" style="color: red;" title="List item 3"&gt;List Item 3&lt;/li&gt;</text:span></text:p>
      <text:p text:style-name="P2"><text:span text:style-name="Source_20_Text"><text:s text:c="4"/>&lt;/ol&gt;</text:span></text:p>
      <text:p text:style-name="P2"><text:span text:style-name="Source_20_Text">&lt;/body&gt;</text:span></text:p>
      <text:p text:style-name="P4"><text:span text:style-name="Source_20_Text">&lt;/html&gt;</text:span></text:p>
      <text:h text:style-name="P12" text:outline-level="3">12. <text:span text:style-name="Source_20_Text">&lt;div&gt;</text:span></text:h>
      <text:p text:style-name="P10">Attributes: <text:span text:style-name="Source_20_Text">id</text:span>, <text:span text:style-name="Source_20_Text">class</text:span>, <text:span text:style-name="Source_20_Text">style</text:span>, <text:span text:style-name="Source_20_Text">tit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div id="main-div" class="container" style="background-color: #f0f0f0;" title="Main container"&gt;</text:span></text:p>
      <text:p text:style-name="P2"><text:span text:style-name="Source_20_Text"><text:s text:c="8"/>This is a division or section in the HTML document.</text:span></text:p>
      <text:p text:style-name="P2"><text:span text:style-name="Source_20_Text"><text:s text:c="4"/>&lt;/div&gt;</text:span></text:p>
      <text:p text:style-name="P2"><text:span text:style-name="Source_20_Text">&lt;/body&gt;</text:span></text:p>
      <text:p text:style-name="P4"><text:span text:style-name="Source_20_Text">&lt;/html&gt;</text:span></text:p>
      <text:h text:style-name="P12" text:outline-level="3"><text:soft-page-break/>13. <text:span text:style-name="Source_20_Text">&lt;span&gt;</text:span></text:h>
      <text:p text:style-name="P10">Attributes: <text:span text:style-name="Source_20_Text">id</text:span>, <text:span text:style-name="Source_20_Text">class</text:span>, <text:span text:style-name="Source_20_Text">style</text:span>, <text:span text:style-name="Source_20_Text">tit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p&gt;This is another paragraph of text with a &lt;span id="highlighted-text" class="highlight" style="color: red;" title="Highlighted text"&gt;red word&lt;/span&gt; inside it.&lt;/p&gt;</text:span></text:p>
      <text:p text:style-name="P2"><text:span text:style-name="Source_20_Text">&lt;/body&gt;</text:span></text:p>
      <text:p text:style-name="P4"><text:span text:style-name="Source_20_Text">&lt;/html&gt;</text:span></text:p>
      <text:h text:style-name="P12" text:outline-level="3">14. <text:span text:style-name="Source_20_Text">&lt;table&gt;</text:span>, <text:span text:style-name="Source_20_Text">&lt;tr&gt;</text:span>, <text:span text:style-name="Source_20_Text">&lt;th&gt;</text:span>, and <text:span text:style-name="Source_20_Text">&lt;td&gt;</text:span></text:h>
      <text:p text:style-name="P10">Attributes: <text:span text:style-name="Source_20_Text">border</text:span>, <text:span text:style-name="Source_20_Text">cellpadding</text:span>, <text:span text:style-name="Source_20_Text">cellspacing</text:span>, <text:span text:style-name="Source_20_Text">id</text:span>, <text:span text:style-name="Source_20_Text">class</text:span>, <text:span text:style-name="Source_20_Text">style</text:span>, <text:span text:style-name="Source_20_Text">title</text:span> (for <text:span text:style-name="Source_20_Text">&lt;table&gt;</text:span>, <text:span text:style-name="Source_20_Text">&lt;tr&gt;</text:span>, <text:span text:style-name="Source_20_Text">&lt;th&gt;</text:span>, <text:span text:style-name="Source_20_Text">&lt;td&gt;</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My First HTML Page&lt;/title&gt;</text:span></text:p>
      <text:p text:style-name="P2"><text:span text:style-name="Source_20_Text">&lt;/head&gt;</text:span></text:p>
      <text:p text:style-name="P2"><text:span text:style-name="Source_20_Text">&lt;body&gt;</text:span></text:p>
      <text:p text:style-name="P2"><text:span text:style-name="Source_20_Text"><text:s text:c="4"/>&lt;table border="1" cellpadding="5" cellspacing="2" id="main-table" class="table" style="width: 100%;" title="Data table"&gt;</text:span></text:p>
      <text:p text:style-name="P2"><text:span text:style-name="Source_20_Text"><text:s text:c="8"/>&lt;tr id="header-row" class="table-row" style="background-color: #ddd;" title="Header row"&gt;</text:span></text:p>
      <text:p text:style-name="P2"><text:span text:style-name="Source_20_Text"><text:s text:c="12"/>&lt;th id="header1" class="table-header" style="width: 33%;" title="Header 1"&gt;Header 1&lt;/th&gt;</text:span></text:p>
      <text:p text:style-name="P2"><text:span text:style-name="Source_20_Text"><text:s text:c="12"/>&lt;th id="header2" class="table-header" style="width: 33%;" title="Header 2"&gt;Header 2&lt;/th&gt;</text:span></text:p>
      <text:p text:style-name="P2"><text:span text:style-name="Source_20_Text"><text:s text:c="12"/>&lt;th id="header3" class="table-header" style="width: 33%;" title="Header 3"&gt;Header 3&lt;/th&gt;</text:span></text:p>
      <text:p text:style-name="P2"><text:span text:style-name="Source_20_Text"><text:s text:c="8"/>&lt;/tr&gt;</text:span></text:p>
      <text:p text:style-name="P2"><text:span text:style-name="Source_20_Text"><text:s text:c="8"/>&lt;tr id="data-row1" class="table-row" style="background-color: #fff;" title="Data row 1"&gt;</text:span></text:p>
      <text:p text:style-name="P2"><text:span text:style-name="Source_20_Text"><text:s text:c="12"/>&lt;td id="data1" class="table-data" style="width: 33%;" title="Data 1"&gt;Data 1&lt;/td&gt;</text:span></text:p>
      <text:p text:style-name="P2"><text:span text:style-name="Source_20_Text"><text:s text:c="12"/>&lt;td id="data2" class="table-data" style="width: 33%;" title="Data 2"&gt;Data 2&lt;/td&gt;</text:span></text:p>
      <text:p text:style-name="P2"><text:span text:style-name="Source_20_Text"><text:s text:c="12"/>&lt;td id="data3" class="table-data" style="width: 33%;" title="Data 3"&gt;Data 3&lt;/td&gt;</text:span></text:p>
      <text:p text:style-name="P2"><text:span text:style-name="Source_20_Text"><text:s text:c="8"/>&lt;/tr&gt;</text:span></text:p>
      <text:p text:style-name="P2"><text:span text:style-name="Source_20_Text"><text:s text:c="8"/>&lt;tr id="data-row2" class="table-row" style="background-color: #fff;" title="Data row 2"&gt;</text:span></text:p>
      <text:p text:style-name="P2"><text:span text:style-name="Source_20_Text"><text:s text:c="12"/>&lt;td id="data4" class="table-data" style="width: 33%;" title="Data 4"&gt;Data 4&lt;/td&gt;</text:span></text:p>
      <text:p text:style-name="P2"><text:span text:style-name="Source_20_Text"><text:s text:c="12"/>&lt;td id="data5" class="table-data" style="width: 33%;" title="Data 5"&gt;Data 5&lt;/td&gt;</text:span></text:p>
      <text:p text:style-name="P2"><text:span text:style-name="Source_20_Text"><text:s text:c="12"/>&lt;td id="data6" class="table-data" style="width: 33%;" title="Data 6"&gt;Data 6&lt;/td&gt;</text:span></text:p>
      <text:p text:style-name="P2"><text:span text:style-name="Source_20_Text"><text:s text:c="8"/>&lt;/tr&gt;</text:span></text:p>
      <text:p text:style-name="P2"><text:span text:style-name="Source_20_Text"><text:s text:c="4"/>&lt;/table&gt;</text:span></text:p>
      <text:p text:style-name="P2"><text:span text:style-name="Source_20_Text">&lt;/body&gt;</text:span></text:p>
      <text:p text:style-name="P4"><text:span text:style-name="Source_20_Text">&lt;/html&gt;</text:span></text:p>
      <text:h text:style-name="P12" text:outline-level="3"><text:soft-page-break/>15. <text:span text:style-name="Source_20_Text">&lt;form&gt;</text:span>, <text:span text:style-name="Source_20_Text">&lt;input&gt;</text:span>, and <text:span text:style-name="Source_20_Text">&lt;button&gt;</text:span></text:h>
      <text:p text:style-name="P10">Attributes: <text:span text:style-name="Source_20_Text">action</text:span>, <text:span text:style-name="Source_20_Text">method</text:span>, <text:span text:style-name="Source_20_Text">id</text:span>, <text:span text:style-name="Source_20_Text">class</text:span>, <text:span text:style-name="Source_20_Text">style</text:span>, <text:span text:style-name="Source_20_Text">title</text:span> (for <text:span text:style-name="Source_20_Text">&lt;form&gt;</text:span>), <text:span text:style-name="Source_20_Text">type</text:span>, <text:span text:style-name="Source_20_Text">name</text:span>, <text:span text:style-name="Source_20_Text">value</text:span>, <text:span text:style-name="Source_20_Text">placeholder</text:span>, <text:span text:style-name="Source_20_Text">required</text:span>, <text:span text:style-name="Source_20_Text">id</text:span>, <text:span text:style-name="Source_20_Text">class</text:span>, <text:span text:style-name="Source_20_Text">style</text:span>, <text:span text:style-name="Source_20_Text">title</text:span> (for <text:span text:style-name="Source_20_Text">&lt;input&gt;</text:span>), <text:span text:style-name="Source_20_Text">type</text:span>, <text:span text:style-name="Source_20_Text">id</text:span>, <text:span text:style-name="Source_20_Text">class</text:span>, <text:span text:style-name="Source_20_Text">style</text:span>, <text:span text:style-name="Source_20_Text">title</text:span> (for <text:span text:style-name="Source_20_Text">&lt;button&gt;</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title&gt;Contact Us&lt;/title&gt;</text:span></text:p>
      <text:p text:style-name="P2"><text:span text:style-name="Source_20_Text">&lt;/head&gt;</text:span></text:p>
      <text:p text:style-name="P2"><text:span text:style-name="Source_20_Text">&lt;body&gt;</text:span></text:p>
      <text:p text:style-name="P2"><text:span text:style-name="Source_20_Text"><text:s text:c="4"/>&lt;h1&gt;Contact Us&lt;/h1&gt;</text:span></text:p>
      <text:p text:style-name="P2"><text:span text:style-name="Source_20_Text"><text:s text:c="4"/>&lt;form action="/submit" method="post" id="contact-form" class="form" style="border: 1px solid #ccc; padding: 10px;" title="Contact form"&gt;</text:span></text:p>
      <text:p text:style-name="P2"><text:span text:style-name="Source_20_Text"><text:s text:c="8"/>&lt;label for="name" title="Name label"&gt;Name:&lt;/label&gt;</text:span></text:p>
      <text:p text:style-name="P2"><text:span text:style-name="Source_20_Text"><text:s text:c="8"/>&lt;input type="text" id="name" name="name" placeholder="Enter your name" required class="input" style="margin: 5px;" title="Name input"&gt;&lt;br&gt;&lt;br&gt;</text:span></text:p>
      <text:p text:style-name="P2"><text:span text:style-name="Source_20_Text"><text:s text:c="8"/>&lt;label for="email" title="Email label"&gt;Email:&lt;/label&gt;</text:span></text:p>
      <text:p text:style-name="P2"><text:span text:style-name="Source_20_Text"><text:s text:c="8"/>&lt;input type="email" id="email" name="email" placeholder="Enter your email" required class="input" style="margin: 5px;" title="Email input"&gt;&lt;br&gt;&lt;br&gt;</text:span></text:p>
      <text:p text:style-name="P2"><text:span text:style-name="Source_20_Text"><text:s text:c="8"/>&lt;label for="message" title="Message label"&gt;Message:&lt;/label&gt;&lt;br&gt;</text:span></text:p>
      <text:p text:style-name="P2"><text:span text:style-name="Source_20_Text"><text:s text:c="8"/>&lt;textarea id="message" name="message" rows="4" cols="50" required class="textarea" style="margin: 5px;" title="Message textarea"&gt;&lt;/textarea&gt;&lt;br&gt;&lt;br&gt;</text:span></text:p>
      <text:p text:style-name="P2"><text:span text:style-name="Source_20_Text"><text:s text:c="8"/>&lt;button type="submit" id="submit-button" class="button" style="background-color: #4CAF50; color: white;" title="Submit button"&gt;Submit&lt;/button&gt;</text:span></text:p>
      <text:p text:style-name="P2"><text:span text:style-name="Source_20_Text"><text:s text:c="4"/>&lt;/form&gt;</text:span></text:p>
      <text:p text:style-name="P2"><text:span text:style-name="Source_20_Text">&lt;/body&gt;</text:span></text:p>
      <text:p text:style-name="P4"><text:span text:style-name="Source_20_Text">&lt;/html&gt;</text:span></text:p>
      <text:h text:style-name="P12" text:outline-level="3">What is Metadata?</text:h>
      <text:p text:style-name="P10"><text:span text:style-name="Strong_20_Emphasis">Metadata</text:span> is data that provides information about other data. In the context of web development, metadata refers to information about a web page that is included in the HTML document's <text:span text:style-name="Source_20_Text">&lt;head&gt;</text:span> section. Metadata is not displayed on the web page itself but can be used by browsers, search engines, and other web services to understand the content and structure of the page.</text:p>
      <text:h text:style-name="P12" text:outline-level="3">Why Use Metadata?</text:h>
      <text:list xml:id="list1331121043" text:style-name="L6">
        <text:list-item>
          <text:p text:style-name="P43"><text:span text:style-name="Strong_20_Emphasis">SEO (Search Engine Optimization)</text:span>: Metadata helps search engines understand the content of the page, which can improve the page's ranking in search results.</text:p>
        </text:list-item>
        <text:list-item>
          <text:p text:style-name="P43"><text:span text:style-name="Strong_20_Emphasis">Browser Information</text:span>: Metadata can provide instructions to web browsers about how to render the page, which character set to use, and how to handle specific content types.</text:p>
        </text:list-item>
        <text:list-item>
          <text:p text:style-name="P43"><text:span text:style-name="Strong_20_Emphasis">Social Media Integration</text:span>: Metadata can define how content should be displayed when shared on social media platforms.</text:p>
        </text:list-item>
        <text:list-item>
          <text:p text:style-name="P43"><text:span text:style-name="Strong_20_Emphasis">Page Description</text:span>: Metadata can include descriptions and keywords that summarize the content of the page.</text:p>
        </text:list-item>
        <text:list-item>
          <text:p text:style-name="P26"><text:span text:style-name="Strong_20_Emphasis">Author Information</text:span>: Metadata can include information about the author of the document.</text:p>
        </text:list-item>
      </text:list>
      <text:h text:style-name="P12" text:outline-level="3">Examples of Common Metadata Tags</text:h>
      <text:p text:style-name="P10">Here are some examples of metadata tags commonly used in the <text:span text:style-name="Source_20_Text">&lt;head&gt;</text:span> section of an HTML document:</text:p>
      <text:h text:style-name="P15" text:outline-level="4">1. Character Set</text:h>
      <text:p text:style-name="P10">Specifies the character encoding for the HTML document.</text:p>
      <text:p text:style-name="P5"><text:soft-page-break/><text:span text:style-name="Source_20_Text">&lt;meta charset="UTF-8"&gt;</text:span></text:p>
      <text:h text:style-name="P15" text:outline-level="4">2. Viewport Settings</text:h>
      <text:p text:style-name="P10">Ensures that the web page is properly scaled on different devices.</text:p>
      <text:p text:style-name="P5"><text:span text:style-name="Source_20_Text">&lt;meta name="viewport" content="width=device-width, initial-scale=1.0"&gt;</text:span></text:p>
      <text:h text:style-name="P15" text:outline-level="4">3. Page Description</text:h>
      <text:p text:style-name="P10">Provides a brief description of the page's content, which can be used by search engines.</text:p>
      <text:p text:style-name="P5"><text:span text:style-name="Source_20_Text">&lt;meta name="description" content="This is a sample web page to demonstrate the use of metadata in HTML."&gt;</text:span></text:p>
      <text:h text:style-name="P15" text:outline-level="4">4. Keywords</text:h>
      <text:p text:style-name="P10">Defines a set of keywords relevant to the page's content, which can be used by search engines.</text:p>
      <text:p text:style-name="P5"><text:span text:style-name="Source_20_Text">&lt;meta name="keywords" content="HTML, metadata, SEO, web development"&gt;</text:span></text:p>
      <text:h text:style-name="P15" text:outline-level="4">5. Author Information</text:h>
      <text:p text:style-name="P10">Provides information about the author of the document.</text:p>
      <text:p text:style-name="P5"><text:span text:style-name="Source_20_Text">&lt;meta name="author" content="John Doe"&gt;</text:span></text:p>
      <text:h text:style-name="P15" text:outline-level="4">6. Refresh</text:h>
      <text:p text:style-name="P10">Specifies how often the page should refresh.</text:p>
      <text:p text:style-name="P5"><text:span text:style-name="Source_20_Text">&lt;meta http-equiv="refresh" content="30"&gt;</text:span></text:p>
      <text:h text:style-name="P15" text:outline-level="4">7. Open Graph Metadata</text:h>
      <text:p text:style-name="P10">Used by social media platforms to display rich content when a page is shared.</text:p>
      <text:p text:style-name="P2"><text:span text:style-name="Source_20_Text">&lt;meta property="og:title" content="Sample Web Page"&gt;</text:span></text:p>
      <text:p text:style-name="P2"><text:span text:style-name="Source_20_Text">&lt;meta property="og:description" content="This is a sample web page to demonstrate the use of metadata in HTML."&gt;</text:span></text:p>
      <text:p text:style-name="P2"><text:span text:style-name="Source_20_Text">&lt;meta property="og:image" content="https://www.example.com/image.jpg"&gt;</text:span></text:p>
      <text:p text:style-name="P4"><text:span text:style-name="Source_20_Text">&lt;meta property="og:url" content="https://www.example.com/page.html"&gt;</text:span></text:p>
      <text:h text:style-name="P12" text:outline-level="3">Example of an HTML Document with Metadata</text:h>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meta name="description" content="This is a sample web page to demonstrate the use of metadata in HTML."&gt;</text:span></text:p>
      <text:p text:style-name="P2"><text:span text:style-name="Source_20_Text"><text:s text:c="4"/>&lt;meta name="keywords" content="HTML, metadata, SEO, web development"&gt;</text:span></text:p>
      <text:p text:style-name="P2"><text:span text:style-name="Source_20_Text"><text:s text:c="4"/>&lt;meta name="author" content="John Doe"&gt;</text:span></text:p>
      <text:p text:style-name="P2"><text:span text:style-name="Source_20_Text"><text:s text:c="4"/>&lt;meta property="og:title" content="Sample Web Page"&gt;</text:span></text:p>
      <text:p text:style-name="P2"><text:span text:style-name="Source_20_Text"><text:s text:c="4"/>&lt;meta property="og:description" content="This is a sample web page to demonstrate the use of metadata in HTML."&gt;</text:span></text:p>
      <text:p text:style-name="P2"><text:span text:style-name="Source_20_Text"><text:s text:c="4"/>&lt;meta property="og:image" content="https://www.example.com/image.jpg"&gt;</text:span></text:p>
      <text:p text:style-name="P2"><text:span text:style-name="Source_20_Text"><text:s text:c="4"/>&lt;meta property="og:url" content="https://www.example.com/page.html"&gt;</text:span></text:p>
      <text:p text:style-name="P2"><text:span text:style-name="Source_20_Text"><text:s text:c="4"/>&lt;title&gt;Sample Web Page&lt;/title&gt;</text:span></text:p>
      <text:p text:style-name="P2"><text:span text:style-name="Source_20_Text">&lt;/head&gt;</text:span></text:p>
      <text:p text:style-name="P2"><text:span text:style-name="Source_20_Text">&lt;body&gt;</text:span></text:p>
      <text:p text:style-name="P2"><text:span text:style-name="Source_20_Text"><text:s text:c="4"/>&lt;h1&gt;Welcome to My Web Page&lt;/h1&gt;</text:span></text:p>
      <text:p text:style-name="P2"><text:soft-page-break/><text:span text:style-name="Source_20_Text"><text:s text:c="4"/>&lt;p&gt;This page is a demonstration of how to use metadata in HTML.&lt;/p&gt;</text:span></text:p>
      <text:p text:style-name="P2"><text:span text:style-name="Source_20_Text">&lt;/body&gt;</text:span></text:p>
      <text:p text:style-name="P4"><text:span text:style-name="Source_20_Text">&lt;/html&gt;</text:span></text:p>
      <text:h text:style-name="P12" text:outline-level="3">Summary</text:h>
      <text:p text:style-name="P10">Metadata is essential for:</text:p>
      <text:list xml:id="list3200077115" text:style-name="L7">
        <text:list-item>
          <text:p text:style-name="P44"><text:span text:style-name="Strong_20_Emphasis">Improving search engine visibility</text:span>.</text:p>
        </text:list-item>
        <text:list-item>
          <text:p text:style-name="P44"><text:span text:style-name="Strong_20_Emphasis">Ensuring proper rendering and display on various devices</text:span>.</text:p>
        </text:list-item>
        <text:list-item>
          <text:p text:style-name="P44"><text:span text:style-name="Strong_20_Emphasis">Enhancing the appearance and functionality of shared content on social media</text:span>.</text:p>
        </text:list-item>
        <text:list-item>
          <text:p text:style-name="P27"><text:span text:style-name="Strong_20_Emphasis">Providing essential information about the document, such as its author and refresh rate</text:span>.</text:p>
        </text:list-item>
      </text:list>
      <text:p text:style-name="P10">Creating separate HTML pages for Arabic and English content involves setting the appropriate language direction and metadata for each page. Below are examples of an Arabic page and an English page.</text:p>
      <text:h text:style-name="P12" text:outline-level="3">Example of an Arabic HTML Page</text:h>
      <text:p text:style-name="P10">In this example, the text direction is set to right-to-left (rtl), which is suitable for Arabic content.</text:p>
      <text:p text:style-name="P2"><text:span text:style-name="Source_20_Text">&lt;!DOCTYPE html&gt;</text:span></text:p>
      <text:p text:style-name="P2"><text:span text:style-name="Source_20_Text">&lt;html lang="ar" dir="rtl"&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meta name="description" content="</text:span><text:span text:style-name="Source_20_Text"><text:span text:style-name="T1">هذه صفحة ويب تجريبية لعرض محتوى باللغة العربية</text:span></text:span><text:span text:style-name="Source_20_Text">."&gt;</text:span></text:p>
      <text:p text:style-name="P2"><text:span text:style-name="Source_20_Text"><text:s text:c="4"/>&lt;meta name="keywords" content="HTML, </text:span><text:span text:style-name="Source_20_Text"><text:span text:style-name="T1">ميتاداتا</text:span></text:span><text:span text:style-name="Source_20_Text">, SEO, </text:span><text:span text:style-name="Source_20_Text"><text:span text:style-name="T1">تطوير الويب</text:span></text:span><text:span text:style-name="Source_20_Text">"&gt;</text:span></text:p>
      <text:p text:style-name="P2"><text:span text:style-name="Source_20_Text"><text:s text:c="4"/>&lt;meta name="author" content="John Doe"&gt;</text:span></text:p>
      <text:p text:style-name="P2"><text:span text:style-name="Source_20_Text"><text:s text:c="4"/>&lt;meta property="og:title" content="</text:span><text:span text:style-name="Source_20_Text"><text:span text:style-name="T1">صفحة ويب تجريبية</text:span></text:span><text:span text:style-name="Source_20_Text">"&gt;</text:span></text:p>
      <text:p text:style-name="P2"><text:span text:style-name="Source_20_Text"><text:s text:c="4"/>&lt;meta property="og:description" content="</text:span><text:span text:style-name="Source_20_Text"><text:span text:style-name="T1">هذه صفحة ويب تجريبية لعرض محتوى باللغة العربية</text:span></text:span><text:span text:style-name="Source_20_Text">."&gt;</text:span></text:p>
      <text:p text:style-name="P2"><text:span text:style-name="Source_20_Text"><text:s text:c="4"/>&lt;meta property="og:image" content="https://www.example.com/image.jpg"&gt;</text:span></text:p>
      <text:p text:style-name="P2"><text:span text:style-name="Source_20_Text"><text:s text:c="4"/>&lt;meta property="og:url" content="https://www.example.com/page.html"&gt;</text:span></text:p>
      <text:p text:style-name="P2"><text:span text:style-name="Source_20_Text"><text:s text:c="4"/>&lt;title&gt;</text:span><text:span text:style-name="Source_20_Text"><text:span text:style-name="T1">صفحة ويب تجريبية</text:span></text:span><text:span text:style-name="Source_20_Text">&lt;/title&gt;</text:span></text:p>
      <text:p text:style-name="P2"><text:span text:style-name="Source_20_Text">&lt;/head&gt;</text:span></text:p>
      <text:p text:style-name="P2"><text:span text:style-name="Source_20_Text">&lt;body&gt;</text:span></text:p>
      <text:p text:style-name="P2"><text:span text:style-name="Source_20_Text"><text:s text:c="4"/>&lt;h1&gt;</text:span><text:span text:style-name="Source_20_Text"><text:span text:style-name="T1">مرحبًا بكم في صفحتي</text:span></text:span><text:span text:style-name="Source_20_Text">&lt;/h1&gt;</text:span></text:p>
      <text:p text:style-name="P2"><text:span text:style-name="Source_20_Text"><text:s text:c="4"/>&lt;p&gt;</text:span><text:span text:style-name="Source_20_Text"><text:span text:style-name="T1">هذه الصفحة هي عرض تجريبي لكيفية استخدام الميتاداتا في</text:span></text:span><text:span text:style-name="Source_20_Text"> HTML.&lt;/p&gt;</text:span></text:p>
      <text:p text:style-name="P2"><text:span text:style-name="Source_20_Text"><text:s text:c="4"/>&lt;a href="https://www.example.com"&gt;</text:span><text:span text:style-name="Source_20_Text"><text:span text:style-name="T1">زيارة</text:span></text:span><text:span text:style-name="Source_20_Text"> Example.com&lt;/a&gt;</text:span></text:p>
      <text:p text:style-name="P2"><text:span text:style-name="Source_20_Text">&lt;/body&gt;</text:span></text:p>
      <text:p text:style-name="P4"><text:span text:style-name="Source_20_Text">&lt;/html&gt;</text:span></text:p>
      <text:h text:style-name="P12" text:outline-level="3">Example of an English HTML Page</text:h>
      <text:p text:style-name="P10">In this example, the text direction is set to left-to-right (ltr), which is suitable for English content.</text:p>
      <text:p text:style-name="P2"><text:span text:style-name="Source_20_Text">&lt;!DOCTYPE html&gt;</text:span></text:p>
      <text:p text:style-name="P2"><text:span text:style-name="Source_20_Text">&lt;html lang="en" dir="ltr"&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meta name="description" content="This is a sample web page to demonstrate the use of metadata in HTML."&gt;</text:span></text:p>
      <text:p text:style-name="P2"><text:span text:style-name="Source_20_Text"><text:s text:c="4"/>&lt;meta name="keywords" content="HTML, metadata, SEO, web development"&gt;</text:span></text:p>
      <text:p text:style-name="P2"><text:span text:style-name="Source_20_Text"><text:s text:c="4"/>&lt;meta name="author" content="John Doe"&gt;</text:span></text:p>
      <text:p text:style-name="P2"><text:span text:style-name="Source_20_Text"><text:s text:c="4"/>&lt;meta property="og:title" content="Sample Web Page"&gt;</text:span></text:p>
      <text:p text:style-name="P2"><text:span text:style-name="Source_20_Text"><text:s text:c="4"/>&lt;meta property="og:description" content="This is a sample web page to demonstrate the use of metadata in HTML."&gt;</text:span></text:p>
      <text:p text:style-name="P2"><text:span text:style-name="Source_20_Text"><text:s text:c="4"/>&lt;meta property="og:image" content="https://www.example.com/image.jpg"&gt;</text:span></text:p>
      <text:p text:style-name="P2"><text:span text:style-name="Source_20_Text"><text:s text:c="4"/>&lt;meta property="og:url" content="https://www.example.com/page.html"&gt;</text:span></text:p>
      <text:p text:style-name="P2"><text:soft-page-break/><text:span text:style-name="Source_20_Text"><text:s text:c="4"/>&lt;title&gt;Sample Web Page&lt;/title&gt;</text:span></text:p>
      <text:p text:style-name="P2"><text:span text:style-name="Source_20_Text">&lt;/head&gt;</text:span></text:p>
      <text:p text:style-name="P2"><text:span text:style-name="Source_20_Text">&lt;body&gt;</text:span></text:p>
      <text:p text:style-name="P2"><text:span text:style-name="Source_20_Text"><text:s text:c="4"/>&lt;h1&gt;Welcome to My Web Page&lt;/h1&gt;</text:span></text:p>
      <text:p text:style-name="P2"><text:span text:style-name="Source_20_Text"><text:s text:c="4"/>&lt;p&gt;This page is a demonstration of how to use metadata in HTML.&lt;/p&gt;</text:span></text:p>
      <text:p text:style-name="P2"><text:span text:style-name="Source_20_Text"><text:s text:c="4"/>&lt;a href="https://www.example.com"&gt;Visit Example.com&lt;/a&gt;</text:span></text:p>
      <text:p text:style-name="P2"><text:span text:style-name="Source_20_Text">&lt;/body&gt;</text:span></text:p>
      <text:p text:style-name="P4"><text:span text:style-name="Source_20_Text">&lt;/html&gt;</text:span></text:p>
      <text:h text:style-name="P12" text:outline-level="3">Key Differences</text:h>
      <text:list xml:id="list1283170370" text:style-name="L8">
        <text:list-item>
          <text:p text:style-name="P28"><text:span text:style-name="Strong_20_Emphasis">Language and Direction</text:span>:</text:p>
          <text:list>
            <text:list-item>
              <text:p text:style-name="P45">Arabic Page: <text:span text:style-name="Source_20_Text">&lt;html lang="ar" dir="rtl"&gt;</text:span></text:p>
            </text:list-item>
            <text:list-item>
              <text:p text:style-name="P45">English Page: <text:span text:style-name="Source_20_Text">&lt;html lang="en" dir="ltr"&gt;</text:span></text:p>
            </text:list-item>
          </text:list>
        </text:list-item>
        <text:list-item>
          <text:p text:style-name="P28"><text:span text:style-name="Strong_20_Emphasis">Content</text:span>:</text:p>
          <text:list>
            <text:list-item>
              <text:p text:style-name="P45">The text content in the Arabic page is in Arabic, and the text content in the English page is in English.</text:p>
            </text:list-item>
          </text:list>
        </text:list-item>
        <text:list-item>
          <text:p text:style-name="P28"><text:span text:style-name="Strong_20_Emphasis">Metadata</text:span>:</text:p>
          <text:list>
            <text:list-item>
              <text:p text:style-name="P28">Both pages have metadata in their respective languages.</text:p>
            </text:list-item>
          </text:list>
        </text:list-item>
      </text:list>
      <text:h text:style-name="P12" text:outline-level="3">Example 1: Contact Form (English)</text:h>
      <text:p text:style-name="P2"><text:span text:style-name="Source_20_Text">&lt;!DOCTYPE html&gt;</text:span></text:p>
      <text:p text:style-name="P2"><text:span text:style-name="Source_20_Text">&lt;html lang="en" dir="ltr"&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meta name="description" content="Contact form for user inquiries."&gt;</text:span></text:p>
      <text:p text:style-name="P2"><text:span text:style-name="Source_20_Text"><text:s text:c="4"/>&lt;meta name="keywords" content="contact, form, user inquiries, HTML"&gt;</text:span></text:p>
      <text:p text:style-name="P2"><text:span text:style-name="Source_20_Text"><text:s text:c="4"/>&lt;meta name="author" content="John Doe"&gt;</text:span></text:p>
      <text:p text:style-name="P2"><text:span text:style-name="Source_20_Text"><text:s text:c="4"/>&lt;meta property="og:title" content="Contact Form"&gt;</text:span></text:p>
      <text:p text:style-name="P2"><text:span text:style-name="Source_20_Text"><text:s text:c="4"/>&lt;meta property="og:description" content="Contact form for user inquiries."&gt;</text:span></text:p>
      <text:p text:style-name="P2"><text:span text:style-name="Source_20_Text"><text:s text:c="4"/>&lt;meta property="og:image" content="https://www.example.com/contact.jpg"&gt;</text:span></text:p>
      <text:p text:style-name="P2"><text:span text:style-name="Source_20_Text"><text:s text:c="4"/>&lt;meta property="og:url" content="https://www.example.com/contact.html"&gt;</text:span></text:p>
      <text:p text:style-name="P2"><text:span text:style-name="Source_20_Text"><text:s text:c="4"/>&lt;title&gt;Contact Form&lt;/title&gt;</text:span></text:p>
      <text:p text:style-name="P2"><text:span text:style-name="Source_20_Text">&lt;/head&gt;</text:span></text:p>
      <text:p text:style-name="P2"><text:span text:style-name="Source_20_Text">&lt;body&gt;</text:span></text:p>
      <text:p text:style-name="P2"><text:span text:style-name="Source_20_Text"><text:s text:c="4"/>&lt;h1&gt;Contact Us&lt;/h1&gt;</text:span></text:p>
      <text:p text:style-name="P2"><text:span text:style-name="Source_20_Text"><text:s text:c="4"/>&lt;form action="/submit" method="post" id="contact-form" class="form" style="border: 1px solid #ccc; padding: 10px;" title="Contact form"&gt;</text:span></text:p>
      <text:p text:style-name="P2"><text:span text:style-name="Source_20_Text"><text:s text:c="8"/>&lt;label for="name" title="Name label"&gt;Name:&lt;/label&gt;</text:span></text:p>
      <text:p text:style-name="P2"><text:span text:style-name="Source_20_Text"><text:s text:c="8"/>&lt;input type="text" id="name" name="name" placeholder="Enter your name" required class="input" style="margin: 5px;" title="Name input"&gt;&lt;br&gt;&lt;br&gt;</text:span></text:p>
      <text:p text:style-name="P2"><text:span text:style-name="Source_20_Text"><text:s text:c="8"/></text:span></text:p>
      <text:p text:style-name="P2"><text:span text:style-name="Source_20_Text"><text:s text:c="8"/>&lt;label for="email" title="Email label"&gt;Email:&lt;/label&gt;</text:span></text:p>
      <text:p text:style-name="P2"><text:span text:style-name="Source_20_Text"><text:s text:c="8"/>&lt;input type="email" id="email" name="email" placeholder="Enter your email" required class="input" style="margin: 5px;" title="Email input"&gt;&lt;br&gt;&lt;br&gt;</text:span></text:p>
      <text:p text:style-name="P2"><text:span text:style-name="Source_20_Text"><text:s text:c="8"/></text:span></text:p>
      <text:p text:style-name="P2"><text:span text:style-name="Source_20_Text"><text:s text:c="8"/>&lt;label for="message" title="Message label"&gt;Message:&lt;/label&gt;&lt;br&gt;</text:span></text:p>
      <text:p text:style-name="P2"><text:span text:style-name="Source_20_Text"><text:s text:c="8"/>&lt;textarea id="message" name="message" rows="4" cols="50" required class="textarea" style="margin: 5px;" title="Message textarea"&gt;&lt;/textarea&gt;&lt;br&gt;&lt;br&gt;</text:span></text:p>
      <text:p text:style-name="P2"><text:span text:style-name="Source_20_Text"><text:s text:c="8"/></text:span></text:p>
      <text:p text:style-name="P2"><text:span text:style-name="Source_20_Text"><text:s text:c="8"/>&lt;button type="submit" id="submit-button" class="button" style="background-color: #4CAF50; color: white;" title="Submit button"&gt;Submit&lt;/button&gt;</text:span></text:p>
      <text:p text:style-name="P2"><text:span text:style-name="Source_20_Text"><text:s text:c="4"/>&lt;/form&gt;</text:span></text:p>
      <text:p text:style-name="P2"><text:span text:style-name="Source_20_Text">&lt;/body&gt;</text:span></text:p>
      <text:p text:style-name="P5"><text:span text:style-name="Source_20_Text">&lt;/html&gt;</text:span></text:p>
      <text:h text:style-name="P12" text:outline-level="3"><text:soft-page-break/>Example 2: Registration Form (English)</text:h>
      <text:p text:style-name="P2"><text:span text:style-name="Source_20_Text">&lt;!DOCTYPE html&gt;</text:span></text:p>
      <text:p text:style-name="P2"><text:span text:style-name="Source_20_Text">&lt;html lang="en" dir="ltr"&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meta name="description" content="Registration form for new users."&gt;</text:span></text:p>
      <text:p text:style-name="P2"><text:span text:style-name="Source_20_Text"><text:s text:c="4"/>&lt;meta name="keywords" content="registration, form, new users, HTML"&gt;</text:span></text:p>
      <text:p text:style-name="P2"><text:span text:style-name="Source_20_Text"><text:s text:c="4"/>&lt;meta name="author" content="John Doe"&gt;</text:span></text:p>
      <text:p text:style-name="P2"><text:span text:style-name="Source_20_Text"><text:s text:c="4"/>&lt;meta property="og:title" content="Registration Form"&gt;</text:span></text:p>
      <text:p text:style-name="P2"><text:span text:style-name="Source_20_Text"><text:s text:c="4"/>&lt;meta property="og:description" content="Registration form for new users."&gt;</text:span></text:p>
      <text:p text:style-name="P2"><text:span text:style-name="Source_20_Text"><text:s text:c="4"/>&lt;meta property="og:image" content="https://www.example.com/registration.jpg"&gt;</text:span></text:p>
      <text:p text:style-name="P2"><text:span text:style-name="Source_20_Text"><text:s text:c="4"/>&lt;meta property="og:url" content="https://www.example.com/registration.html"&gt;</text:span></text:p>
      <text:p text:style-name="P2"><text:span text:style-name="Source_20_Text"><text:s text:c="4"/>&lt;title&gt;Registration Form&lt;/title&gt;</text:span></text:p>
      <text:p text:style-name="P2"><text:span text:style-name="Source_20_Text">&lt;/head&gt;</text:span></text:p>
      <text:p text:style-name="P2"><text:span text:style-name="Source_20_Text">&lt;body&gt;</text:span></text:p>
      <text:p text:style-name="P2"><text:span text:style-name="Source_20_Text"><text:s text:c="4"/>&lt;h1&gt;Register&lt;/h1&gt;</text:span></text:p>
      <text:p text:style-name="P2"><text:span text:style-name="Source_20_Text"><text:s text:c="4"/>&lt;form action="/register" method="post" id="registration-form" class="form" style="border: 1px solid #ccc; padding: 10px;" title="Registration form"&gt;</text:span></text:p>
      <text:p text:style-name="P2"><text:span text:style-name="Source_20_Text"><text:s text:c="8"/>&lt;label for="username" title="Username label"&gt;Username:&lt;/label&gt;</text:span></text:p>
      <text:p text:style-name="P2"><text:span text:style-name="Source_20_Text"><text:s text:c="8"/>&lt;input type="text" id="username" name="username" placeholder="Choose a username" required class="input" style="margin: 5px;" title="Username input"&gt;&lt;br&gt;&lt;br&gt;</text:span></text:p>
      <text:p text:style-name="P2"><text:span text:style-name="Source_20_Text"><text:s text:c="8"/></text:span></text:p>
      <text:p text:style-name="P2"><text:span text:style-name="Source_20_Text"><text:s text:c="8"/>&lt;label for="password" title="Password label"&gt;Password:&lt;/label&gt;</text:span></text:p>
      <text:p text:style-name="P2"><text:span text:style-name="Source_20_Text"><text:s text:c="8"/>&lt;input type="password" id="password" name="password" placeholder="Choose a password" required class="input" style="margin: 5px;" title="Password input"&gt;&lt;br&gt;&lt;br&gt;</text:span></text:p>
      <text:p text:style-name="P2"><text:span text:style-name="Source_20_Text"><text:s text:c="8"/></text:span></text:p>
      <text:p text:style-name="P2"><text:span text:style-name="Source_20_Text"><text:s text:c="8"/>&lt;label for="email" title="Email label"&gt;Email:&lt;/label&gt;</text:span></text:p>
      <text:p text:style-name="P2"><text:span text:style-name="Source_20_Text"><text:s text:c="8"/>&lt;input type="email" id="email" name="email" placeholder="Enter your email" required class="input" style="margin: 5px;" title="Email input"&gt;&lt;br&gt;&lt;br&gt;</text:span></text:p>
      <text:p text:style-name="P2"><text:span text:style-name="Source_20_Text"><text:s text:c="8"/></text:span></text:p>
      <text:p text:style-name="P2"><text:span text:style-name="Source_20_Text"><text:s text:c="8"/>&lt;label for="dob" title="Date of Birth label"&gt;Date of Birth:&lt;/label&gt;</text:span></text:p>
      <text:p text:style-name="P2"><text:span text:style-name="Source_20_Text"><text:s text:c="8"/>&lt;input type="date" id="dob" name="dob" required class="input" style="margin: 5px;" title="Date of Birth input"&gt;&lt;br&gt;&lt;br&gt;</text:span></text:p>
      <text:p text:style-name="P2"><text:span text:style-name="Source_20_Text"><text:s text:c="8"/></text:span></text:p>
      <text:p text:style-name="P2"><text:span text:style-name="Source_20_Text"><text:s text:c="8"/>&lt;button type="submit" id="register-button" class="button" style="background-color: #4CAF50; color: white;" title="Register button"&gt;Register&lt;/button&gt;</text:span></text:p>
      <text:p text:style-name="P2"><text:span text:style-name="Source_20_Text"><text:s text:c="4"/>&lt;/form&gt;</text:span></text:p>
      <text:p text:style-name="P2"><text:span text:style-name="Source_20_Text">&lt;/body&gt;</text:span></text:p>
      <text:p text:style-name="P4"><text:span text:style-name="Source_20_Text">&lt;/html&gt;</text:span></text:p>
      <text:h text:style-name="P12" text:outline-level="3">Example 3: Feedback Form (Arabic)</text:h>
      <text:p text:style-name="P2"><text:span text:style-name="Source_20_Text">&lt;!DOCTYPE html&gt;</text:span></text:p>
      <text:p text:style-name="P2"><text:span text:style-name="Source_20_Text">&lt;html lang="ar" dir="rtl"&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meta name="description" content="</text:span><text:span text:style-name="Source_20_Text"><text:span text:style-name="T1">نموذج تقديم الملاحظات للمستخدمين</text:span></text:span><text:span text:style-name="Source_20_Text">."&gt;</text:span></text:p>
      <text:p text:style-name="P2"><text:span text:style-name="Source_20_Text"><text:s text:c="4"/>&lt;meta name="keywords" content="</text:span><text:span text:style-name="Source_20_Text"><text:span text:style-name="T1">نموذج, ملاحظات, مستخدمين</text:span></text:span><text:span text:style-name="Source_20_Text">, HTML"&gt;</text:span></text:p>
      <text:p text:style-name="P2"><text:span text:style-name="Source_20_Text"><text:s text:c="4"/>&lt;meta name="author" content="John Doe"&gt;</text:span></text:p>
      <text:p text:style-name="P2"><text:span text:style-name="Source_20_Text"><text:s text:c="4"/>&lt;meta property="og:title" content="</text:span><text:span text:style-name="Source_20_Text"><text:span text:style-name="T1">نموذج الملاحظات</text:span></text:span><text:span text:style-name="Source_20_Text">"&gt;</text:span></text:p>
      <text:p text:style-name="P2"><text:span text:style-name="Source_20_Text"><text:s text:c="4"/>&lt;meta property="og:description" content="</text:span><text:span text:style-name="Source_20_Text"><text:span text:style-name="T1">نموذج تقديم الملاحظات للمستخدمين</text:span></text:span><text:span text:style-name="Source_20_Text">."&gt;</text:span></text:p>
      <text:p text:style-name="P2"><text:span text:style-name="Source_20_Text"><text:s text:c="4"/>&lt;meta property="og:image" content="https://www.example.com/feedback.jpg"&gt;</text:span></text:p>
      <text:p text:style-name="P2"><text:span text:style-name="Source_20_Text"><text:s text:c="4"/>&lt;meta property="og:url" content="https://www.example.com/feedback.html"&gt;</text:span></text:p>
      <text:p text:style-name="P2"><text:span text:style-name="Source_20_Text"><text:s text:c="4"/>&lt;title&gt;</text:span><text:span text:style-name="Source_20_Text"><text:span text:style-name="T1">نموذج الملاحظات</text:span></text:span><text:span text:style-name="Source_20_Text">&lt;/title&gt;</text:span></text:p>
      <text:p text:style-name="P2"><text:span text:style-name="Source_20_Text">&lt;/head&gt;</text:span></text:p>
      <text:p text:style-name="P2"><text:span text:style-name="Source_20_Text">&lt;body&gt;</text:span></text:p>
      <text:p text:style-name="P2"><text:span text:style-name="Source_20_Text"><text:s text:c="4"/>&lt;h1&gt;</text:span><text:span text:style-name="Source_20_Text"><text:span text:style-name="T1">تقديم الملاحظات</text:span></text:span><text:span text:style-name="Source_20_Text">&lt;/h1&gt;</text:span></text:p>
      <text:p text:style-name="P2"><text:soft-page-break/><text:span text:style-name="Source_20_Text"><text:s text:c="4"/>&lt;form action="/submit_feedback" method="post" id="feedback-form" class="form" style="border: 1px solid #ccc; padding: 10px;" title="</text:span><text:span text:style-name="Source_20_Text"><text:span text:style-name="T1">نموذج الملاحظات</text:span></text:span><text:span text:style-name="Source_20_Text">"&gt;</text:span></text:p>
      <text:p text:style-name="P2"><text:span text:style-name="Source_20_Text"><text:s text:c="8"/>&lt;label for="name" title="</text:span><text:span text:style-name="Source_20_Text"><text:span text:style-name="T1">اسم"&gt;الاسم</text:span></text:span><text:span text:style-name="Source_20_Text">:&lt;/label&gt;</text:span></text:p>
      <text:p text:style-name="P2"><text:span text:style-name="Source_20_Text"><text:s text:c="8"/>&lt;input type="text" id="name" name="name" placeholder="</text:span><text:span text:style-name="Source_20_Text"><text:span text:style-name="T1">أدخل اسمك</text:span></text:span><text:span text:style-name="Source_20_Text">" required class="input" style="margin: 5px;" title="</text:span><text:span text:style-name="Source_20_Text"><text:span text:style-name="T1">اسم</text:span></text:span><text:span text:style-name="Source_20_Text">"&gt;&lt;br&gt;&lt;br&gt;</text:span></text:p>
      <text:p text:style-name="P2"><text:span text:style-name="Source_20_Text"><text:s text:c="8"/></text:span></text:p>
      <text:p text:style-name="P2"><text:span text:style-name="Source_20_Text"><text:s text:c="8"/>&lt;label for="email" title="</text:span><text:span text:style-name="Source_20_Text"><text:span text:style-name="T1">بريد الكتروني"&gt;البريد الإلكتروني</text:span></text:span><text:span text:style-name="Source_20_Text">:&lt;/label&gt;</text:span></text:p>
      <text:p text:style-name="P2"><text:span text:style-name="Source_20_Text"><text:s text:c="8"/>&lt;input type="email" id="email" name="email" placeholder="</text:span><text:span text:style-name="Source_20_Text"><text:span text:style-name="T1">أدخل بريدك الإلكتروني</text:span></text:span><text:span text:style-name="Source_20_Text">" required class="input" style="margin: 5px;" title="</text:span><text:span text:style-name="Source_20_Text"><text:span text:style-name="T1">بريد الكتروني</text:span></text:span><text:span text:style-name="Source_20_Text">"&gt;&lt;br&gt;&lt;br&gt;</text:span></text:p>
      <text:p text:style-name="P2"><text:span text:style-name="Source_20_Text"><text:s text:c="8"/></text:span></text:p>
      <text:p text:style-name="P2"><text:span text:style-name="Source_20_Text"><text:s text:c="8"/>&lt;label for="feedback" title="</text:span><text:span text:style-name="Source_20_Text"><text:span text:style-name="T1">ملاحظات"&gt;الملاحظات</text:span></text:span><text:span text:style-name="Source_20_Text">:&lt;/label&gt;&lt;br&gt;</text:span></text:p>
      <text:p text:style-name="P2"><text:span text:style-name="Source_20_Text"><text:s text:c="8"/>&lt;textarea id="feedback" name="feedback" rows="4" cols="50" required class="textarea" style="margin: 5px;" title="</text:span><text:span text:style-name="Source_20_Text"><text:span text:style-name="T1">ملاحظات</text:span></text:span><text:span text:style-name="Source_20_Text">"&gt;&lt;/textarea&gt;&lt;br&gt;&lt;br&gt;</text:span></text:p>
      <text:p text:style-name="P2"><text:span text:style-name="Source_20_Text"><text:s text:c="8"/></text:span></text:p>
      <text:p text:style-name="P2"><text:span text:style-name="Source_20_Text"><text:s text:c="8"/>&lt;button type="submit" id="submit-button" class="button" style="background-color: #4CAF50; color: white;" title="</text:span><text:span text:style-name="Source_20_Text"><text:span text:style-name="T1">زر إرسال"&gt;إرسال</text:span></text:span><text:span text:style-name="Source_20_Text">&lt;/button&gt;</text:span></text:p>
      <text:p text:style-name="P2"><text:span text:style-name="Source_20_Text"><text:s text:c="4"/>&lt;/form&gt;</text:span></text:p>
      <text:p text:style-name="P2"><text:span text:style-name="Source_20_Text">&lt;/body&gt;</text:span></text:p>
      <text:p text:style-name="P4"><text:span text:style-name="Source_20_Text">&lt;/html&gt;</text:span></text:p>
      <text:h text:style-name="P12" text:outline-level="3">Example 4: Subscription Form (Arabic)</text:h>
      <text:p text:style-name="P2"><text:span text:style-name="Source_20_Text">&lt;!DOCTYPE html&gt;</text:span></text:p>
      <text:p text:style-name="P2"><text:span text:style-name="Source_20_Text">&lt;html lang="ar" dir="rtl"&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meta name="description" content="</text:span><text:span text:style-name="Source_20_Text"><text:span text:style-name="T1">نموذج اشتراك في النشرة الإخبارية</text:span></text:span><text:span text:style-name="Source_20_Text">."&gt;</text:span></text:p>
      <text:p text:style-name="P2"><text:span text:style-name="Source_20_Text"><text:s text:c="4"/>&lt;meta name="keywords" content="</text:span><text:span text:style-name="Source_20_Text"><text:span text:style-name="T1">نموذج, اشتراك, نشرة إخبارية</text:span></text:span><text:span text:style-name="Source_20_Text">, HTML"&gt;</text:span></text:p>
      <text:p text:style-name="P2"><text:span text:style-name="Source_20_Text"><text:s text:c="4"/>&lt;meta name="author" content="John Doe"&gt;</text:span></text:p>
      <text:p text:style-name="P2"><text:span text:style-name="Source_20_Text"><text:s text:c="4"/>&lt;meta property="og:title" content="</text:span><text:span text:style-name="Source_20_Text"><text:span text:style-name="T1">نموذج اشتراك</text:span></text:span><text:span text:style-name="Source_20_Text">"&gt;</text:span></text:p>
      <text:p text:style-name="P2"><text:span text:style-name="Source_20_Text"><text:s text:c="4"/>&lt;meta property="og:description" content="</text:span><text:span text:style-name="Source_20_Text"><text:span text:style-name="T1">نموذج اشتراك في النشرة الإخبارية</text:span></text:span><text:span text:style-name="Source_20_Text">."&gt;</text:span></text:p>
      <text:p text:style-name="P2"><text:span text:style-name="Source_20_Text"><text:s text:c="4"/>&lt;meta property="og:image" content="https://www.example.com/subscribe.jpg"&gt;</text:span></text:p>
      <text:p text:style-name="P2"><text:span text:style-name="Source_20_Text"><text:s text:c="4"/>&lt;meta property="og:url" content="https://www.example.com/subscribe.html"&gt;</text:span></text:p>
      <text:p text:style-name="P2"><text:span text:style-name="Source_20_Text"><text:s text:c="4"/>&lt;title&gt;</text:span><text:span text:style-name="Source_20_Text"><text:span text:style-name="T1">نموذج اشتراك</text:span></text:span><text:span text:style-name="Source_20_Text">&lt;/title&gt;</text:span></text:p>
      <text:p text:style-name="P2"><text:span text:style-name="Source_20_Text">&lt;/head&gt;</text:span></text:p>
      <text:p text:style-name="P2"><text:span text:style-name="Source_20_Text">&lt;body&gt;</text:span></text:p>
      <text:p text:style-name="P2"><text:span text:style-name="Source_20_Text"><text:s text:c="4"/>&lt;h1&gt;</text:span><text:span text:style-name="Source_20_Text"><text:span text:style-name="T1">اشترك في نشرتنا الإخبارية</text:span></text:span><text:span text:style-name="Source_20_Text">&lt;/h1&gt;</text:span></text:p>
      <text:p text:style-name="P2"><text:span text:style-name="Source_20_Text"><text:s text:c="4"/>&lt;form action="/subscribe" method="post" id="subscription-form" class="form" style="border: 1px solid #ccc; padding: 10px;" title="</text:span><text:span text:style-name="Source_20_Text"><text:span text:style-name="T1">نموذج اشتراك</text:span></text:span><text:span text:style-name="Source_20_Text">"&gt;</text:span></text:p>
      <text:p text:style-name="P2"><text:span text:style-name="Source_20_Text"><text:s text:c="8"/>&lt;label for="name" title="</text:span><text:span text:style-name="Source_20_Text"><text:span text:style-name="T1">اسم"&gt;الاسم</text:span></text:span><text:span text:style-name="Source_20_Text">:&lt;/label&gt;</text:span></text:p>
      <text:p text:style-name="P2"><text:span text:style-name="Source_20_Text"><text:s text:c="8"/>&lt;input type="text" id="name" name="name" placeholder="</text:span><text:span text:style-name="Source_20_Text"><text:span text:style-name="T1">أدخل اسمك</text:span></text:span><text:span text:style-name="Source_20_Text">" required class="input" style="margin: 5px;" title="</text:span><text:span text:style-name="Source_20_Text"><text:span text:style-name="T1">اسم</text:span></text:span><text:span text:style-name="Source_20_Text">"&gt;&lt;br&gt;&lt;br&gt;</text:span></text:p>
      <text:p text:style-name="P2"><text:span text:style-name="Source_20_Text"><text:s text:c="8"/></text:span></text:p>
      <text:p text:style-name="P2"><text:span text:style-name="Source_20_Text"><text:s text:c="8"/>&lt;label for="email" title="</text:span><text:span text:style-name="Source_20_Text"><text:span text:style-name="T1">بريد الكتروني"&gt;البريد الإلكتروني</text:span></text:span><text:span text:style-name="Source_20_Text">:&lt;/label&gt;</text:span></text:p>
      <text:p text:style-name="P2"><text:span text:style-name="Source_20_Text"><text:s text:c="8"/>&lt;input type="email" id="email" name="email" placeholder="</text:span><text:span text:style-name="Source_20_Text"><text:span text:style-name="T1">أدخل بريدك الإلكتروني</text:span></text:span><text:span text:style-name="Source_20_Text">" required class="input" style="margin: 5px;" title="</text:span><text:span text:style-name="Source_20_Text"><text:span text:style-name="T1">بريد الكتروني</text:span></text:span><text:span text:style-name="Source_20_Text">"&gt;&lt;br&gt;&lt;br&gt;</text:span></text:p>
      <text:p text:style-name="P2"><text:span text:style-name="Source_20_Text"><text:s text:c="8"/></text:span></text:p>
      <text:p text:style-name="P2"><text:span text:style-name="Source_20_Text"><text:s text:c="8"/>&lt;button type="submit" id="subscribe-button" class="button" style="background-color: #4CAF50; color: white;" title="</text:span><text:span text:style-name="Source_20_Text"><text:span text:style-name="T1">زر اشتراك"&gt;اشتراك</text:span></text:span><text:span text:style-name="Source_20_Text">&lt;/button&gt;</text:span></text:p>
      <text:p text:style-name="P2"><text:span text:style-name="Source_20_Text"><text:s text:c="4"/>&lt;/form&gt;</text:span></text:p>
      <text:p text:style-name="P2"><text:span text:style-name="Source_20_Text">&lt;/body&gt;</text:span></text:p>
      <text:p text:style-name="P4"><text:span text:style-name="Source_20_Text">&lt;/html&gt;</text:span></text:p>
      <text:p text:style-name="P10">Certainly! Below is an example of an HTML form that incorporates various input types, validations, and a file upload feature. The form includes text inputs for name and email, a phone number input with pattern validation, a date input, checkboxes for interests, radio buttons for gender selection, a dropdown list for country selection, and a file upload input. Client-side validation is implemented using HTML5 attributes such as <text:span text:style-name="Source_20_Text">required</text:span>, <text:span text:style-name="Source_20_Text">pattern</text:span>, <text:span text:style-name="Source_20_Text">min</text:span>, and <text:span text:style-name="Source_20_Text">max</text:span>.</text:p>
      <text:p text:style-name="P1"><text:soft-page-break/></text:p>
      <text:p text:style-name="P1"/>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meta charset="UTF-8"&gt;</text:span></text:p>
      <text:p text:style-name="P2"><text:span text:style-name="Source_20_Text"><text:s text:c="4"/>&lt;meta name="viewport" content="width=device-width, initial-scale=1.0"&gt;</text:span></text:p>
      <text:p text:style-name="P2"><text:span text:style-name="Source_20_Text"><text:s text:c="4"/>&lt;title&gt;HTML Form with Various Inputs and Validations&lt;/title&gt;</text:span></text:p>
      <text:p text:style-name="P2"><text:span text:style-name="Source_20_Text">&lt;/head&gt;</text:span></text:p>
      <text:p text:style-name="P2"><text:span text:style-name="Source_20_Text">&lt;body&gt;</text:span></text:p>
      <text:p text:style-name="P2"><text:span text:style-name="Source_20_Text"><text:s text:c="4"/>&lt;h1&gt;Registration Form&lt;/h1&gt;</text:span></text:p>
      <text:p text:style-name="P2"><text:span text:style-name="Source_20_Text"><text:s text:c="4"/>&lt;form action="/submit" method="post" enctype="multipart/form-data" id="registration-form"&gt;</text:span></text:p>
      <text:p text:style-name="P2"><text:span text:style-name="Source_20_Text"><text:s text:c="8"/>&lt;label for="name"&gt;Name:&lt;/label&gt;</text:span></text:p>
      <text:p text:style-name="P2"><text:span text:style-name="Source_20_Text"><text:s text:c="8"/>&lt;input type="text" id="name" name="name" placeholder="Enter your name" required&gt;&lt;br&gt;&lt;br&gt;</text:span></text:p>
      <text:p text:style-name="P2"><text:span text:style-name="Source_20_Text"><text:s text:c="8"/></text:span></text:p>
      <text:p text:style-name="P2"><text:span text:style-name="Source_20_Text"><text:s text:c="8"/>&lt;label for="email"&gt;Email:&lt;/label&gt;</text:span></text:p>
      <text:p text:style-name="P2"><text:span text:style-name="Source_20_Text"><text:s text:c="8"/>&lt;input type="email" id="email" name="email" placeholder="Enter your email" required&gt;&lt;br&gt;&lt;br&gt;</text:span></text:p>
      <text:p text:style-name="P2"><text:span text:style-name="Source_20_Text"><text:s text:c="8"/></text:span></text:p>
      <text:p text:style-name="P2"><text:span text:style-name="Source_20_Text"><text:s text:c="8"/>&lt;label for="phone"&gt;Phone Number:&lt;/label&gt;</text:span></text:p>
      <text:p text:style-name="P2"><text:span text:style-name="Source_20_Text"><text:s text:c="8"/>&lt;input type="tel" id="phone" name="phone" placeholder="Enter your phone number (123-456-7890)" pattern="[0-9]{3}-[0-9]{3}-[0-9]{4}" required&gt;&lt;br&gt;&lt;br&gt;</text:span></text:p>
      <text:p text:style-name="P2"><text:span text:style-name="Source_20_Text"><text:s text:c="8"/></text:span></text:p>
      <text:p text:style-name="P2"><text:span text:style-name="Source_20_Text"><text:s text:c="8"/>&lt;label for="dob"&gt;Date of Birth:&lt;/label&gt;</text:span></text:p>
      <text:p text:style-name="P2"><text:span text:style-name="Source_20_Text"><text:s text:c="8"/>&lt;input type="date" id="dob" name="dob" max="2004-12-31" required&gt;&lt;br&gt;&lt;br&gt;</text:span></text:p>
      <text:p text:style-name="P2"><text:span text:style-name="Source_20_Text"><text:s text:c="8"/></text:span></text:p>
      <text:p text:style-name="P2"><text:span text:style-name="Source_20_Text"><text:s text:c="8"/>&lt;label for="country"&gt;Country:&lt;/label&gt;</text:span></text:p>
      <text:p text:style-name="P2"><text:span text:style-name="Source_20_Text"><text:s text:c="8"/>&lt;select id="country" name="country" required&gt;</text:span></text:p>
      <text:p text:style-name="P2"><text:span text:style-name="Source_20_Text"><text:s text:c="12"/>&lt;option value=""&gt;Select Country&lt;/option&gt;</text:span></text:p>
      <text:p text:style-name="P2"><text:span text:style-name="Source_20_Text"><text:s text:c="12"/>&lt;option value="usa"&gt;United States&lt;/option&gt;</text:span></text:p>
      <text:p text:style-name="P2"><text:span text:style-name="Source_20_Text"><text:s text:c="12"/>&lt;option value="canada"&gt;Canada&lt;/option&gt;</text:span></text:p>
      <text:p text:style-name="P2"><text:span text:style-name="Source_20_Text"><text:s text:c="12"/>&lt;option value="mexico"&gt;Mexico&lt;/option&gt;</text:span></text:p>
      <text:p text:style-name="P2"><text:span text:style-name="Source_20_Text"><text:s text:c="8"/>&lt;/select&gt;&lt;br&gt;&lt;br&gt;</text:span></text:p>
      <text:p text:style-name="P2"><text:span text:style-name="Source_20_Text"><text:s text:c="8"/></text:span></text:p>
      <text:p text:style-name="P2"><text:span text:style-name="Source_20_Text"><text:s text:c="8"/>&lt;p&gt;Gender:&lt;/p&gt;</text:span></text:p>
      <text:p text:style-name="P2"><text:span text:style-name="Source_20_Text"><text:s text:c="8"/>&lt;input type="radio" id="male" name="gender" value="male" required&gt;</text:span></text:p>
      <text:p text:style-name="P2"><text:span text:style-name="Source_20_Text"><text:s text:c="8"/>&lt;label for="male"&gt;Male&lt;/label&gt;</text:span></text:p>
      <text:p text:style-name="P2"><text:span text:style-name="Source_20_Text"><text:s text:c="8"/>&lt;input type="radio" id="female" name="gender" value="female"&gt;</text:span></text:p>
      <text:p text:style-name="P2"><text:span text:style-name="Source_20_Text"><text:s text:c="8"/>&lt;label for="female"&gt;Female&lt;/label&gt;&lt;br&gt;&lt;br&gt;</text:span></text:p>
      <text:p text:style-name="P2"><text:span text:style-name="Source_20_Text"><text:s text:c="8"/></text:span></text:p>
      <text:p text:style-name="P2"><text:span text:style-name="Source_20_Text"><text:s text:c="8"/>&lt;p&gt;Interests:&lt;/p&gt;</text:span></text:p>
      <text:p text:style-name="P2"><text:span text:style-name="Source_20_Text"><text:s text:c="8"/>&lt;input type="checkbox" id="sports" name="interest" value="sports"&gt;</text:span></text:p>
      <text:p text:style-name="P2"><text:span text:style-name="Source_20_Text"><text:s text:c="8"/>&lt;label for="sports"&gt;Sports&lt;/label&gt;</text:span></text:p>
      <text:p text:style-name="P2"><text:span text:style-name="Source_20_Text"><text:s text:c="8"/>&lt;input type="checkbox" id="music" name="interest" value="music"&gt;</text:span></text:p>
      <text:p text:style-name="P2"><text:span text:style-name="Source_20_Text"><text:s text:c="8"/>&lt;label for="music"&gt;Music&lt;/label&gt;&lt;br&gt;&lt;br&gt;</text:span></text:p>
      <text:p text:style-name="P2"><text:span text:style-name="Source_20_Text"><text:s text:c="8"/></text:span></text:p>
      <text:p text:style-name="P2"><text:span text:style-name="Source_20_Text"><text:s text:c="8"/>&lt;label for="resume"&gt;Upload your resume:&lt;/label&gt;</text:span></text:p>
      <text:p text:style-name="P2"><text:span text:style-name="Source_20_Text"><text:s text:c="8"/>&lt;input type="file" id="resume" name="resume" accept=".pdf,.doc,.docx" required&gt;&lt;br&gt;&lt;br&gt;</text:span></text:p>
      <text:p text:style-name="P2"><text:span text:style-name="Source_20_Text"><text:s text:c="8"/></text:span></text:p>
      <text:p text:style-name="P2"><text:span text:style-name="Source_20_Text"><text:s text:c="8"/>&lt;button type="submit"&gt;Submit&lt;/button&gt;</text:span></text:p>
      <text:p text:style-name="P2"><text:span text:style-name="Source_20_Text"><text:s text:c="4"/>&lt;/form&gt;</text:span></text:p>
      <text:p text:style-name="P2"><text:span text:style-name="Source_20_Text">&lt;/body&gt;</text:span></text:p>
      <text:p text:style-name="P4"><text:span text:style-name="Source_20_Text">&lt;/html&gt;</text:span></text:p>
      <text:h text:style-name="P12" text:outline-level="3">Explanation of the Form:</text:h>
      <text:list xml:id="list1377438878" text:style-name="L9">
        <text:list-item>
          <text:p text:style-name="P29"><text:span text:style-name="Strong_20_Emphasis">Text Input (</text:span><text:span text:style-name="Source_20_Text">&lt;input type="text"&gt;</text:span><text:span text:style-name="Strong_20_Emphasis">)</text:span>:</text:p>
          <text:list>
            <text:list-item>
              <text:p text:style-name="P46">Used for name and email inputs (<text:span text:style-name="Source_20_Text">name</text:span>, <text:span text:style-name="Source_20_Text">email</text:span>).</text:p>
            </text:list-item>
          </text:list>
        </text:list-item>
        <text:list-item>
          <text:p text:style-name="P29"><text:soft-page-break/><text:span text:style-name="Strong_20_Emphasis">Email Input (</text:span><text:span text:style-name="Source_20_Text">&lt;input type="email"&gt;</text:span><text:span text:style-name="Strong_20_Emphasis">)</text:span>:</text:p>
          <text:list>
            <text:list-item>
              <text:p text:style-name="P46">Used for email input (<text:span text:style-name="Source_20_Text">email</text:span>), ensures a valid email format.</text:p>
            </text:list-item>
          </text:list>
        </text:list-item>
        <text:list-item>
          <text:p text:style-name="P29"><text:span text:style-name="Strong_20_Emphasis">Telephone Input (</text:span><text:span text:style-name="Source_20_Text">&lt;input type="tel"&gt;</text:span><text:span text:style-name="Strong_20_Emphasis">)</text:span>:</text:p>
          <text:list>
            <text:list-item>
              <text:p text:style-name="P46">Used for phone number input (<text:span text:style-name="Source_20_Text">phone</text:span>), validates format using <text:span text:style-name="Source_20_Text">pattern="[0-9]{3}-[0-9]{3}-[0-9]{4}"</text:span>.</text:p>
            </text:list-item>
          </text:list>
        </text:list-item>
        <text:list-item>
          <text:p text:style-name="P29"><text:span text:style-name="Strong_20_Emphasis">Date Input (</text:span><text:span text:style-name="Source_20_Text">&lt;input type="date"&gt;</text:span><text:span text:style-name="Strong_20_Emphasis">)</text:span>:</text:p>
          <text:list>
            <text:list-item>
              <text:p text:style-name="P46">Used for date of birth input (<text:span text:style-name="Source_20_Text">dob</text:span>), restricts the maximum date (<text:span text:style-name="Source_20_Text">max="2004-12-31"</text:span>).</text:p>
            </text:list-item>
          </text:list>
        </text:list-item>
        <text:list-item>
          <text:p text:style-name="P29"><text:span text:style-name="Strong_20_Emphasis">Dropdown List (</text:span><text:span text:style-name="Source_20_Text">&lt;select&gt;</text:span><text:span text:style-name="Strong_20_Emphasis"> and </text:span><text:span text:style-name="Source_20_Text">&lt;option&gt;</text:span><text:span text:style-name="Strong_20_Emphasis">)</text:span>:</text:p>
          <text:list>
            <text:list-item>
              <text:p text:style-name="P46">Used for country selection (<text:span text:style-name="Source_20_Text">country</text:span>), requires selection with <text:span text:style-name="Source_20_Text">required</text:span> attribute.</text:p>
            </text:list-item>
          </text:list>
        </text:list-item>
        <text:list-item>
          <text:p text:style-name="P29"><text:span text:style-name="Strong_20_Emphasis">Radio Buttons (</text:span><text:span text:style-name="Source_20_Text">&lt;input type="radio"&gt;</text:span><text:span text:style-name="Strong_20_Emphasis">)</text:span>:</text:p>
          <text:list>
            <text:list-item>
              <text:p text:style-name="P46">Used for gender selection (<text:span text:style-name="Source_20_Text">gender</text:span>), requires one option to be selected (<text:span text:style-name="Source_20_Text">required</text:span>).</text:p>
            </text:list-item>
          </text:list>
        </text:list-item>
        <text:list-item>
          <text:p text:style-name="P29"><text:span text:style-name="Strong_20_Emphasis">Checkboxes (</text:span><text:span text:style-name="Source_20_Text">&lt;input type="checkbox"&gt;</text:span><text:span text:style-name="Strong_20_Emphasis">)</text:span>:</text:p>
          <text:list>
            <text:list-item>
              <text:p text:style-name="P46">Used for selecting interests (<text:span text:style-name="Source_20_Text">interest</text:span>), multiple options can be selected.</text:p>
            </text:list-item>
          </text:list>
        </text:list-item>
        <text:list-item>
          <text:p text:style-name="P29"><text:span text:style-name="Strong_20_Emphasis">File Upload (</text:span><text:span text:style-name="Source_20_Text">&lt;input type="file"&gt;</text:span><text:span text:style-name="Strong_20_Emphasis">)</text:span>:</text:p>
          <text:list>
            <text:list-item>
              <text:p text:style-name="P46">Used for uploading a resume (<text:span text:style-name="Source_20_Text">resume</text:span>), accepts PDF and Word document formats (<text:span text:style-name="Source_20_Text">accept=".pdf,.doc,.docx"</text:span>).</text:p>
            </text:list-item>
          </text:list>
        </text:list-item>
        <text:list-item>
          <text:p text:style-name="P29"><text:span text:style-name="Strong_20_Emphasis">Form Submission (</text:span><text:span text:style-name="Source_20_Text">&lt;button type="submit"&gt;</text:span><text:span text:style-name="Strong_20_Emphasis">)</text:span>:</text:p>
          <text:list>
            <text:list-item>
              <text:p text:style-name="P29">Submits the form data to <text:span text:style-name="Source_20_Text">/submit</text:span> endpoint.</text:p>
            </text:list-item>
          </text:list>
        </text:list-item>
      </text:list>
      <text:h text:style-name="P12" text:outline-level="3">Client-Side Validation (HTML Only):</text:h>
      <text:list xml:id="list1093878082" text:style-name="L10">
        <text:list-item>
          <text:p text:style-name="P47"><text:span text:style-name="Source_20_Text">required</text:span><text:span text:style-name="Strong_20_Emphasis"> Attribute</text:span>: Ensures all required fields are filled before form submission.</text:p>
        </text:list-item>
        <text:list-item>
          <text:p text:style-name="P47"><text:span text:style-name="Source_20_Text">pattern</text:span><text:span text:style-name="Strong_20_Emphasis"> Attribute</text:span>: Enforces specific patterns for phone number (<text:span text:style-name="Source_20_Text">pattern="[0-9]{3}-[0-9]{3}-[0-9]{4}"</text:span>) and date of birth (<text:span text:style-name="Source_20_Text">max="2004-12-31"</text:span>).</text:p>
        </text:list-item>
        <text:list-item>
          <text:p text:style-name="P30"><text:span text:style-name="Source_20_Text">accept</text:span><text:span text:style-name="Strong_20_Emphasis"> Attribute</text:span>: Restricts file upload to specific file types (<text:span text:style-name="Source_20_Text">accept=".pdf,.doc,.docx"</text:span>).</text:p>
        </text:list-item>
      </text:list>
      <text:h text:style-name="P12" text:outline-level="3">1. <text:span text:style-name="Source_20_Text">id</text:span> Attribute</text:h>
      <text:p text:style-name="P10">The <text:span text:style-name="Source_20_Text">id</text:span> attribute specifies a unique identifier for an HTML element. It should be unique within the entire HTML document. It is commonly used to style an element with CSS or to access the element with JavaScript.</text:p>
      <text:p text:style-name="P10"><text:span text:style-name="Strong_20_Emphasis">Examp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meta charset="UTF-8"&gt;</text:span></text:p>
      <text:p text:style-name="P2"><text:span text:style-name="Source_20_Text"><text:s text:c="4"/>&lt;title&gt;HTML id Attribute Example&lt;/title&gt;</text:span></text:p>
      <text:p text:style-name="P2"><text:span text:style-name="Source_20_Text">&lt;/head&gt;</text:span></text:p>
      <text:p text:style-name="P2"><text:span text:style-name="Source_20_Text">&lt;body&gt;</text:span></text:p>
      <text:p text:style-name="P2"><text:span text:style-name="Source_20_Text"><text:s text:c="4"/>&lt;h1 id="main-heading"&gt;Welcome to My Website&lt;/h1&gt;</text:span></text:p>
      <text:p text:style-name="P2"><text:span text:style-name="Source_20_Text"><text:s text:c="4"/>&lt;p&gt;This is a paragraph below the heading.&lt;/p&gt;</text:span></text:p>
      <text:p text:style-name="P2"><text:span text:style-name="Source_20_Text"><text:s text:c="4"/>&lt;a href="#" id="link-to-home"&gt;Go to Home Page&lt;/a&gt;</text:span></text:p>
      <text:p text:style-name="P2"><text:span text:style-name="Source_20_Text">&lt;/body&gt;</text:span></text:p>
      <text:p text:style-name="P4"><text:span text:style-name="Source_20_Text">&lt;/html&gt;</text:span></text:p>
      <text:list xml:id="list3095093010" text:style-name="L11">
        <text:list-item>
          <text:p text:style-name="P48"><text:soft-page-break/><text:span text:style-name="Strong_20_Emphasis">Explanation</text:span>:</text:p>
          <text:list>
            <text:list-item>
              <text:p text:style-name="P48"><text:span text:style-name="Source_20_Text">&lt;h1 id="main-heading"&gt;</text:span>: This <text:span text:style-name="Source_20_Text">&lt;h1&gt;</text:span> heading has an <text:span text:style-name="Source_20_Text">id</text:span> attribute set to <text:span text:style-name="Source_20_Text">"main-heading"</text:span>. It can be styled or targeted uniquely.</text:p>
            </text:list-item>
            <text:list-item>
              <text:p text:style-name="P31"><text:span text:style-name="Source_20_Text">&lt;a href="#" id="link-to-home"&gt;</text:span>: This <text:span text:style-name="Source_20_Text">&lt;a&gt;</text:span> link has an <text:span text:style-name="Source_20_Text">id</text:span> attribute set to <text:span text:style-name="Source_20_Text">"link-to-home"</text:span>. It can be used for JavaScript event handling or specific styling.</text:p>
            </text:list-item>
          </text:list>
        </text:list-item>
      </text:list>
      <text:h text:style-name="P12" text:outline-level="3">2. <text:span text:style-name="Source_20_Text">name</text:span> Attribute</text:h>
      <text:p text:style-name="P10">The <text:span text:style-name="Source_20_Text">name</text:span> attribute specifies the name of an HTML element. It is mainly used with form controls to submit data to the server.</text:p>
      <text:p text:style-name="P10"><text:span text:style-name="Strong_20_Emphasis">Examp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meta charset="UTF-8"&gt;</text:span></text:p>
      <text:p text:style-name="P2"><text:span text:style-name="Source_20_Text"><text:s text:c="4"/>&lt;title&gt;HTML name Attribute Example&lt;/title&gt;</text:span></text:p>
      <text:p text:style-name="P2"><text:span text:style-name="Source_20_Text">&lt;/head&gt;</text:span></text:p>
      <text:p text:style-name="P2"><text:span text:style-name="Source_20_Text">&lt;body&gt;</text:span></text:p>
      <text:p text:style-name="P2"><text:span text:style-name="Source_20_Text"><text:s text:c="4"/>&lt;form action="/submit" method="post"&gt;</text:span></text:p>
      <text:p text:style-name="P2"><text:span text:style-name="Source_20_Text"><text:s text:c="8"/>&lt;label for="username"&gt;Username:&lt;/label&gt;</text:span></text:p>
      <text:p text:style-name="P2"><text:span text:style-name="Source_20_Text"><text:s text:c="8"/>&lt;input type="text" id="username" name="username" placeholder="Enter your username" required&gt;&lt;br&gt;&lt;br&gt;</text:span></text:p>
      <text:p text:style-name="P2"><text:span text:style-name="Source_20_Text"><text:s text:c="8"/></text:span></text:p>
      <text:p text:style-name="P2"><text:span text:style-name="Source_20_Text"><text:s text:c="8"/>&lt;label for="password"&gt;Password:&lt;/label&gt;</text:span></text:p>
      <text:p text:style-name="P2"><text:span text:style-name="Source_20_Text"><text:s text:c="8"/>&lt;input type="password" id="password" name="password" placeholder="Enter your password" required&gt;&lt;br&gt;&lt;br&gt;</text:span></text:p>
      <text:p text:style-name="P2"><text:span text:style-name="Source_20_Text"><text:s text:c="8"/></text:span></text:p>
      <text:p text:style-name="P2"><text:span text:style-name="Source_20_Text"><text:s text:c="8"/>&lt;button type="submit"&gt;Login&lt;/button&gt;</text:span></text:p>
      <text:p text:style-name="P2"><text:span text:style-name="Source_20_Text"><text:s text:c="4"/>&lt;/form&gt;</text:span></text:p>
      <text:p text:style-name="P2"><text:span text:style-name="Source_20_Text">&lt;/body&gt;</text:span></text:p>
      <text:p text:style-name="P4"><text:span text:style-name="Source_20_Text">&lt;/html&gt;</text:span></text:p>
      <text:list xml:id="list3589503915" text:style-name="L12">
        <text:list-item>
          <text:p text:style-name="P49"><text:span text:style-name="Strong_20_Emphasis">Explanation</text:span>:</text:p>
          <text:list>
            <text:list-item>
              <text:p text:style-name="P32"><text:span text:style-name="Source_20_Text">&lt;input type="text" id="username" name="username"&gt;</text:span>: This text input field has an <text:span text:style-name="Source_20_Text">id</text:span> attribute (<text:span text:style-name="Source_20_Text">"username"</text:span>) and a <text:span text:style-name="Source_20_Text">name</text:span> attribute (<text:span text:style-name="Source_20_Text">"username"</text:span>). When the form is submitted, the data entered in this field will be sent to the server with the name <text:span text:style-name="Source_20_Text">"username"</text:span>.</text:p>
            </text:list-item>
          </text:list>
        </text:list-item>
      </text:list>
      <text:h text:style-name="P12" text:outline-level="3">3. <text:span text:style-name="Source_20_Text">class</text:span> Attribute</text:h>
      <text:p text:style-name="P10">The <text:span text:style-name="Source_20_Text">class</text:span> attribute specifies one or more class names for an HTML element. Classes are used to apply styles to multiple elements with the same class name, or to select elements with JavaScript.</text:p>
      <text:p text:style-name="P10"><text:span text:style-name="Strong_20_Emphasis">Example:</text:span></text:p>
      <text:p text:style-name="P2"><text:span text:style-name="Source_20_Text">&lt;!DOCTYPE html&gt;</text:span></text:p>
      <text:p text:style-name="P2"><text:span text:style-name="Source_20_Text">&lt;html lang="en"&gt;</text:span></text:p>
      <text:p text:style-name="P2"><text:span text:style-name="Source_20_Text">&lt;head&gt;</text:span></text:p>
      <text:p text:style-name="P2"><text:span text:style-name="Source_20_Text"><text:s text:c="4"/>&lt;meta charset="UTF-8"&gt;</text:span></text:p>
      <text:p text:style-name="P2"><text:span text:style-name="Source_20_Text"><text:s text:c="4"/>&lt;title&gt;HTML class Attribute Example&lt;/title&gt;</text:span></text:p>
      <text:p text:style-name="P2"><text:span text:style-name="Source_20_Text"><text:s text:c="4"/>&lt;style&gt;</text:span></text:p>
      <text:p text:style-name="P2"><text:span text:style-name="Source_20_Text"><text:s text:c="8"/>.highlight {</text:span></text:p>
      <text:p text:style-name="P2"><text:span text:style-name="Source_20_Text"><text:s text:c="12"/>background-color: yellow;</text:span></text:p>
      <text:p text:style-name="P2"><text:span text:style-name="Source_20_Text"><text:s text:c="12"/>font-weight: bold;</text:span></text:p>
      <text:p text:style-name="P2"><text:span text:style-name="Source_20_Text"><text:s text:c="8"/>}</text:span></text:p>
      <text:p text:style-name="P2"><text:span text:style-name="Source_20_Text"><text:s text:c="4"/>&lt;/style&gt;</text:span></text:p>
      <text:p text:style-name="P2"><text:soft-page-break/><text:span text:style-name="Source_20_Text">&lt;/head&gt;</text:span></text:p>
      <text:p text:style-name="P2"><text:span text:style-name="Source_20_Text">&lt;body&gt;</text:span></text:p>
      <text:p text:style-name="P2"><text:span text:style-name="Source_20_Text"><text:s text:c="4"/>&lt;p&gt;This is a &lt;span class="highlight"&gt;highlighted&lt;/span&gt; text.&lt;/p&gt;</text:span></text:p>
      <text:p text:style-name="P2"><text:span text:style-name="Source_20_Text"><text:s text:c="4"/>&lt;p class="highlight"&gt;This paragraph is also highlighted.&lt;/p&gt;</text:span></text:p>
      <text:p text:style-name="P2"><text:span text:style-name="Source_20_Text">&lt;/body&gt;</text:span></text:p>
      <text:p text:style-name="P5"><text:span text:style-name="Source_20_Text">&lt;/html&gt;</text:span></text:p>
      <text:list xml:id="list1201821026" text:style-name="L13">
        <text:list-item>
          <text:p text:style-name="P50"><text:span text:style-name="Strong_20_Emphasis">Explanation</text:span>:</text:p>
          <text:list>
            <text:list-item>
              <text:p text:style-name="P50"><text:span text:style-name="Source_20_Text">&lt;span class="highlight"&gt;</text:span>: This <text:span text:style-name="Source_20_Text">&lt;span&gt;</text:span> element has a <text:span text:style-name="Source_20_Text">class</text:span> attribute set to <text:span text:style-name="Source_20_Text">"highlight"</text:span>. It is styled with CSS defined in the <text:span text:style-name="Source_20_Text">&lt;style&gt;</text:span> block to have a yellow background and bold font.</text:p>
            </text:list-item>
            <text:list-item>
              <text:p text:style-name="P33"><text:span text:style-name="Source_20_Text">&lt;p class="highlight"&gt;</text:span>: This <text:span text:style-name="Source_20_Text">&lt;p&gt;</text:span> paragraph also has a <text:span text:style-name="Source_20_Text">class</text:span> attribute set to <text:span text:style-name="Source_20_Text">"highlight"</text:span>, applying the same CSS styles as defined for the <text:span text:style-name="Source_20_Text">.highlight</text:span> class.</text:p>
            </text:list-item>
          </text:list>
        </text:list-item>
      </text:list>
      <text:h text:style-name="P12" text:outline-level="3">Summary</text:h>
      <text:list xml:id="list3602412714" text:style-name="L14">
        <text:list-item>
          <text:p text:style-name="P51"><text:span text:style-name="Source_20_Text">id</text:span><text:span text:style-name="Strong_20_Emphasis"> attribute</text:span>: Used to uniquely identify an element. Should be unique within the document.</text:p>
        </text:list-item>
        <text:list-item>
          <text:p text:style-name="P51"><text:span text:style-name="Source_20_Text">name</text:span><text:span text:style-name="Strong_20_Emphasis"> attribute</text:span>: Used primarily with form elements to submit data to the server.</text:p>
        </text:list-item>
        <text:list-item>
          <text:p text:style-name="P34"><text:span text:style-name="Source_20_Text">class</text:span><text:span text:style-name="Strong_20_Emphasis"> attribute</text:span>: Used to apply styles or select multiple elements with the same class name.</text:p>
        </text:list-item>
      </text:list>
      <text:h text:style-name="P12" text:outline-level="3"><text:span text:style-name="Source_20_Text">&lt;iframe&gt;</text:span> Tag</text:h>
      <text:p text:style-name="Text_20_body">The <text:span text:style-name="Source_20_Text">&lt;iframe&gt;</text:span> tag is used to embed another HTML document within the current HTML document. It stands for "inline frame".</text:p>
      <text:h text:style-name="P16" text:outline-level="4">Example:</text:h>
      <text:p text:style-name="Preformatted_20_Text">html</text:p>
      <text:p text:style-name="Preformatted_20_Text">Copy code</text:p>
      <text:p text:style-name="P11"><text:span text:style-name="Source_20_Text">&lt;!DOCTYPE html&gt;</text:span></text:p>
      <text:p text:style-name="P11"><text:span text:style-name="Source_20_Text">&lt;html lang="en"&gt;</text:span></text:p>
      <text:p text:style-name="P11"><text:span text:style-name="Source_20_Text">&lt;head&gt;</text:span></text:p>
      <text:p text:style-name="P11"><text:span text:style-name="Source_20_Text"><text:s text:c="4"/>&lt;meta charset="UTF-8"&gt;</text:span></text:p>
      <text:p text:style-name="P11"><text:span text:style-name="Source_20_Text"><text:s text:c="4"/>&lt;title&gt;HTML iframe Tag Example&lt;/title&gt;</text:span></text:p>
      <text:p text:style-name="P11"><text:span text:style-name="Source_20_Text">&lt;/head&gt;</text:span></text:p>
      <text:p text:style-name="P11"><text:span text:style-name="Source_20_Text">&lt;body&gt;</text:span></text:p>
      <text:p text:style-name="P11"><text:span text:style-name="Source_20_Text"><text:s text:c="4"/>&lt;h2&gt;Embedded Google Maps&lt;/h2&gt;</text:span></text:p>
      <text:p text:style-name="P11"><text:span text:style-name="Source_20_Text"><text:s text:c="4"/>&lt;iframe src="https://www.google.com/maps/embed?pb=!1m18!1m12!1m3!1d3102.589020583048!2d-122.40893558466635!3d37.77571597975951!2m3!1f0!2f0!3f0!3m2!1i1024!2i768!4f13.1!3m3!1m2!1s0x8085806b497da55b%3A0x3d3b13ee8a8d2ce5!2sGolden%20Gate%20Bridge!5e0!3m2!1sen!2sus!4v1624633537804!5m2!1sen!2sus" width="600" height="450" style="border:0;" allowfullscreen="" loading="lazy"&gt;&lt;/iframe&gt;</text:span></text:p>
      <text:p text:style-name="P11"><text:span text:style-name="Source_20_Text"><text:s text:c="4"/></text:span></text:p>
      <text:p text:style-name="P11"><text:span text:style-name="Source_20_Text"><text:s text:c="4"/>&lt;h2&gt;Embedded YouTube Video&lt;/h2&gt;</text:span></text:p>
      <text:p text:style-name="P11"><text:span text:style-name="Source_20_Text"><text:s text:c="4"/>&lt;iframe width="560" height="315" src="https://www.youtube.com/embed/dQw4w9WgXcQ" frameborder="0" allowfullscreen&gt;&lt;/iframe&gt;</text:span></text:p>
      <text:p text:style-name="P11"><text:span text:style-name="Source_20_Text">&lt;/body&gt;</text:span></text:p>
      <text:p text:style-name="P7"><text:span text:style-name="Source_20_Text">&lt;/html&gt;</text:span></text:p>
      <text:list xml:id="list3103306000" text:style-name="L15">
        <text:list-item>
          <text:p text:style-name="P52"><text:span text:style-name="Strong_20_Emphasis">Explanation</text:span>:</text:p>
          <text:list>
            <text:list-item>
              <text:p text:style-name="P52"><text:span text:style-name="Source_20_Text">&lt;iframe src="url"&gt;</text:span>: Specifies the source URL of the document to embed. It can be a full web page or a specific resource like a map or video.</text:p>
            </text:list-item>
            <text:list-item>
              <text:p text:style-name="P52"><text:span text:style-name="Source_20_Text">width</text:span> and <text:span text:style-name="Source_20_Text">height</text:span>: Defines the dimensions of the iframe.</text:p>
            </text:list-item>
            <text:list-item>
              <text:p text:style-name="P52"><text:span text:style-name="Source_20_Text">style="border:0;"</text:span>: Removes the default border around the iframe.</text:p>
            </text:list-item>
            <text:list-item>
              <text:p text:style-name="P52"><text:soft-page-break/><text:span text:style-name="Source_20_Text">allowfullscreen</text:span>: Allows the iframe content to go fullscreen if supported by the embedded content.</text:p>
            </text:list-item>
            <text:list-item>
              <text:p text:style-name="P35"><text:span text:style-name="Source_20_Text">loading="lazy"</text:span>: Delays loading the iframe until it comes into view, improving page load performance.</text:p>
            </text:list-item>
          </text:list>
        </text:list-item>
      </text:list>
      <text:h text:style-name="P14" text:outline-level="3" text:is-list-header="true"><text:span text:style-name="Source_20_Text">&lt;video&gt;</text:span> Tag</text:h>
      <text:p text:style-name="Text_20_body">The <text:span text:style-name="Source_20_Text">&lt;video&gt;</text:span> tag is used to embed video content directly into an HTML document.</text:p>
      <text:h text:style-name="P16" text:outline-level="4">Example:</text:h>
      <text:p text:style-name="Preformatted_20_Text">html</text:p>
      <text:p text:style-name="Preformatted_20_Text">Copy code</text:p>
      <text:p text:style-name="P11"><text:span text:style-name="Source_20_Text">&lt;!DOCTYPE html&gt;</text:span></text:p>
      <text:p text:style-name="P11"><text:span text:style-name="Source_20_Text">&lt;html lang="en"&gt;</text:span></text:p>
      <text:p text:style-name="P11"><text:span text:style-name="Source_20_Text">&lt;head&gt;</text:span></text:p>
      <text:p text:style-name="P11"><text:span text:style-name="Source_20_Text"><text:s text:c="4"/>&lt;meta charset="UTF-8"&gt;</text:span></text:p>
      <text:p text:style-name="P11"><text:span text:style-name="Source_20_Text"><text:s text:c="4"/>&lt;title&gt;HTML video Tag Example&lt;/title&gt;</text:span></text:p>
      <text:p text:style-name="P11"><text:span text:style-name="Source_20_Text">&lt;/head&gt;</text:span></text:p>
      <text:p text:style-name="P11"><text:span text:style-name="Source_20_Text">&lt;body&gt;</text:span></text:p>
      <text:p text:style-name="P11"><text:span text:style-name="Source_20_Text"><text:s text:c="4"/>&lt;h2&gt;HTML5 Video Example&lt;/h2&gt;</text:span></text:p>
      <text:p text:style-name="P11"><text:span text:style-name="Source_20_Text"><text:s text:c="4"/>&lt;video width="320" height="240" controls&gt;</text:span></text:p>
      <text:p text:style-name="P11"><text:span text:style-name="Source_20_Text"><text:s text:c="8"/>&lt;source src="https://www.example.com/video.mp4" type="video/mp4"&gt;</text:span></text:p>
      <text:p text:style-name="P11"><text:span text:style-name="Source_20_Text"><text:s text:c="8"/>&lt;source src="https://www.example.com/video.webm" type="video/webm"&gt;</text:span></text:p>
      <text:p text:style-name="P11"><text:span text:style-name="Source_20_Text"><text:s text:c="8"/>Your browser does not support the video tag.</text:span></text:p>
      <text:p text:style-name="P11"><text:span text:style-name="Source_20_Text"><text:s text:c="4"/>&lt;/video&gt;</text:span></text:p>
      <text:p text:style-name="P11"><text:span text:style-name="Source_20_Text">&lt;/body&gt;</text:span></text:p>
      <text:p text:style-name="P7"><text:span text:style-name="Source_20_Text">&lt;/html&gt;</text:span></text:p>
      <text:list xml:id="list3112552927" text:style-name="L16">
        <text:list-item>
          <text:p text:style-name="P53"><text:span text:style-name="Strong_20_Emphasis">Explanation</text:span>:</text:p>
          <text:list>
            <text:list-item>
              <text:p text:style-name="P53"><text:span text:style-name="Source_20_Text">&lt;video width="320" height="240" controls&gt;</text:span>: Defines the video player with specified width and height and includes controls (play, pause, volume, etc.).</text:p>
            </text:list-item>
            <text:list-item>
              <text:p text:style-name="P53"><text:span text:style-name="Source_20_Text">&lt;source src="video.mp4" type="video/mp4"&gt;</text:span>: Specifies the video file (<text:span text:style-name="Source_20_Text">video.mp4</text:span>) and its MIME type (<text:span text:style-name="Source_20_Text">video/mp4</text:span>). Multiple <text:span text:style-name="Source_20_Text">&lt;source&gt;</text:span> elements can be used to provide different formats for compatibility.</text:p>
            </text:list-item>
            <text:list-item>
              <text:p text:style-name="P36"><text:span text:style-name="Source_20_Text">Your browser does not support the video tag.</text:span>: Fallback content displayed if the browser does not support the <text:span text:style-name="Source_20_Text">&lt;video&gt;</text:span> tag or any of the provided sources.</text:p>
            </text:list-item>
          </text:list>
        </text:list-item>
      </text:list>
      <text:h text:style-name="P14" text:outline-level="3" text:is-list-header="true">Summary</text:h>
      <text:list xml:id="list1828788960" text:style-name="L17">
        <text:list-item>
          <text:p text:style-name="P54"><text:span text:style-name="Strong_20_Emphasis"><text:span text:style-name="Source_20_Text">&lt;iframe&gt;</text:span></text:span><text:span text:style-name="Strong_20_Emphasis"> tag</text:span>: Used to embed external content within an HTML document, such as maps, videos, or other web pages.</text:p>
        </text:list-item>
        <text:list-item>
          <text:p text:style-name="P37"><text:span text:style-name="Strong_20_Emphasis"><text:span text:style-name="Source_20_Text">&lt;video&gt;</text:span></text:span><text:span text:style-name="Strong_20_Emphasis"> tag</text:span>: Used to embed video content directly into an HTML document, providing controls for playback.</text:p>
        </text:list-item>
      </text:list>
      <text:p text:style-name="P9"/>
      <text:p text:style-name="P9"/>
      <text:p text:style-name="P9"/>
      <text:p text:style-name="P9"/>
      <text:p text:style-name="P9"/>
      <text:p text:style-name="P9"/>
      <text:p text:style-name="P10"><text:soft-page-break/>Certainly! Here's an example of an HTML form that includes various types of input fields:</text:p>
      <text:p text:style-name="Preformatted_20_Text">html</text:p>
      <text:p text:style-name="Preformatted_20_Text">Copy code</text:p>
      <text:p text:style-name="P11"><text:span text:style-name="Source_20_Text">&lt;!DOCTYPE html&gt;</text:span></text:p>
      <text:p text:style-name="P11"><text:span text:style-name="Source_20_Text">&lt;html lang="en"&gt;</text:span></text:p>
      <text:p text:style-name="P11"><text:span text:style-name="Source_20_Text">&lt;head&gt;</text:span></text:p>
      <text:p text:style-name="P11"><text:span text:style-name="Source_20_Text"><text:s text:c="2"/>&lt;meta charset="UTF-8"&gt;</text:span></text:p>
      <text:p text:style-name="P11"><text:span text:style-name="Source_20_Text"><text:s text:c="2"/>&lt;meta name="viewport" content="width=device-width, initial-scale=1.0"&gt;</text:span></text:p>
      <text:p text:style-name="P11"><text:span text:style-name="Source_20_Text"><text:s text:c="2"/>&lt;title&gt;HTML Form Example&lt;/title&gt;</text:span></text:p>
      <text:p text:style-name="P11"><text:span text:style-name="Source_20_Text">&lt;/head&gt;</text:span></text:p>
      <text:p text:style-name="P11"><text:span text:style-name="Source_20_Text">&lt;body&gt;</text:span></text:p>
      <text:p text:style-name="P11"><text:span text:style-name="Source_20_Text"><text:s text:c="2"/>&lt;h2&gt;Registration Form&lt;/h2&gt;</text:span></text:p>
      <text:p text:style-name="P11"><text:span text:style-name="Source_20_Text"><text:s text:c="2"/></text:span></text:p>
      <text:p text:style-name="P11"><text:span text:style-name="Source_20_Text"><text:s text:c="2"/>&lt;form action="#" method="post"&gt;</text:span></text:p>
      <text:p text:style-name="P11"><text:span text:style-name="Source_20_Text"><text:s text:c="4"/>&lt;label for="name"&gt;Name:&lt;/label&gt;&lt;br&gt;</text:span></text:p>
      <text:p text:style-name="P11"><text:span text:style-name="Source_20_Text"><text:s text:c="4"/>&lt;input type="text" id="name" name="name" required&gt;&lt;br&gt;&lt;br&gt;</text:span></text:p>
      <text:p text:style-name="P11"><text:span text:style-name="Source_20_Text"><text:s text:c="4"/></text:span></text:p>
      <text:p text:style-name="P11"><text:span text:style-name="Source_20_Text"><text:s text:c="4"/>&lt;label for="email"&gt;Email:&lt;/label&gt;&lt;br&gt;</text:span></text:p>
      <text:p text:style-name="P11"><text:span text:style-name="Source_20_Text"><text:s text:c="4"/>&lt;input type="email" id="email" name="email" required&gt;&lt;br&gt;&lt;br&gt;</text:span></text:p>
      <text:p text:style-name="P11"><text:span text:style-name="Source_20_Text"><text:s text:c="4"/></text:span></text:p>
      <text:p text:style-name="P11"><text:span text:style-name="Source_20_Text"><text:s text:c="4"/>&lt;label for="password"&gt;Password:&lt;/label&gt;&lt;br&gt;</text:span></text:p>
      <text:p text:style-name="P11"><text:span text:style-name="Source_20_Text"><text:s text:c="4"/>&lt;input type="password" id="password" name="password" required&gt;&lt;br&gt;&lt;br&gt;</text:span></text:p>
      <text:p text:style-name="P11"><text:span text:style-name="Source_20_Text"><text:s text:c="4"/></text:span></text:p>
      <text:p text:style-name="P11"><text:span text:style-name="Source_20_Text"><text:s text:c="4"/>&lt;label for="phone"&gt;Phone Number:&lt;/label&gt;&lt;br&gt;</text:span></text:p>
      <text:p text:style-name="P11"><text:span text:style-name="Source_20_Text"><text:s text:c="4"/>&lt;input type="tel" id="phone" name="phone" pattern="[0-9]{3}-[0-9]{3}-[0-9]{4}" placeholder="Format: 123-456-7890" required&gt;&lt;br&gt;&lt;br&gt;</text:span></text:p>
      <text:p text:style-name="P11"><text:span text:style-name="Source_20_Text"><text:s text:c="4"/></text:span></text:p>
      <text:p text:style-name="P11"><text:span text:style-name="Source_20_Text"><text:s text:c="4"/>&lt;label for="gender"&gt;Gender:&lt;/label&gt;&lt;br&gt;</text:span></text:p>
      <text:p text:style-name="P11"><text:span text:style-name="Source_20_Text"><text:s text:c="4"/>&lt;input type="radio" id="male" name="gender" value="male" required&gt;</text:span></text:p>
      <text:p text:style-name="P11"><text:span text:style-name="Source_20_Text"><text:s text:c="4"/>&lt;label for="male"&gt;Male&lt;/label&gt;&lt;br&gt;</text:span></text:p>
      <text:p text:style-name="P11"><text:span text:style-name="Source_20_Text"><text:s text:c="4"/>&lt;input type="radio" id="female" name="gender" value="female"&gt;</text:span></text:p>
      <text:p text:style-name="P11"><text:span text:style-name="Source_20_Text"><text:s text:c="4"/>&lt;label for="female"&gt;Female&lt;/label&gt;&lt;br&gt;</text:span></text:p>
      <text:p text:style-name="P11"><text:span text:style-name="Source_20_Text"><text:s text:c="4"/>&lt;input type="radio" id="other" name="gender" value="other"&gt;</text:span></text:p>
      <text:p text:style-name="P11"><text:span text:style-name="Source_20_Text"><text:s text:c="4"/>&lt;label for="other"&gt;Other&lt;/label&gt;&lt;br&gt;&lt;br&gt;</text:span></text:p>
      <text:p text:style-name="P11"><text:span text:style-name="Source_20_Text"><text:s text:c="4"/></text:span></text:p>
      <text:p text:style-name="P11"><text:span text:style-name="Source_20_Text"><text:s text:c="4"/>&lt;label for="country"&gt;Country:&lt;/label&gt;&lt;br&gt;</text:span></text:p>
      <text:p text:style-name="P11"><text:span text:style-name="Source_20_Text"><text:s text:c="4"/>&lt;select id="country" name="country" required&gt;</text:span></text:p>
      <text:p text:style-name="P11"><text:span text:style-name="Source_20_Text"><text:s text:c="6"/>&lt;option value=""&gt;Select Country&lt;/option&gt;</text:span></text:p>
      <text:p text:style-name="P11"><text:span text:style-name="Source_20_Text"><text:s text:c="6"/>&lt;option value="USA"&gt;United States&lt;/option&gt;</text:span></text:p>
      <text:p text:style-name="P11"><text:span text:style-name="Source_20_Text"><text:s text:c="6"/>&lt;option value="UK"&gt;United Kingdom&lt;/option&gt;</text:span></text:p>
      <text:p text:style-name="P11"><text:span text:style-name="Source_20_Text"><text:s text:c="6"/>&lt;option value="Canada"&gt;Canada&lt;/option&gt;</text:span></text:p>
      <text:p text:style-name="P11"><text:span text:style-name="Source_20_Text"><text:s text:c="6"/>&lt;option value="Australia"&gt;Australia&lt;/option&gt;</text:span></text:p>
      <text:p text:style-name="P11"><text:span text:style-name="Source_20_Text"><text:s text:c="4"/>&lt;/select&gt;&lt;br&gt;&lt;br&gt;</text:span></text:p>
      <text:p text:style-name="P11"><text:span text:style-name="Source_20_Text"><text:s text:c="4"/></text:span></text:p>
      <text:p text:style-name="P11"><text:span text:style-name="Source_20_Text"><text:s text:c="4"/>&lt;label for="interests"&gt;Interests:&lt;/label&gt;&lt;br&gt;</text:span></text:p>
      <text:p text:style-name="P11"><text:span text:style-name="Source_20_Text"><text:s text:c="4"/>&lt;input type="checkbox" id="sports" name="interests[]" value="sports"&gt;</text:span></text:p>
      <text:p text:style-name="P11"><text:span text:style-name="Source_20_Text"><text:s text:c="4"/>&lt;label for="sports"&gt;Sports&lt;/label&gt;&lt;br&gt;</text:span></text:p>
      <text:p text:style-name="P11"><text:span text:style-name="Source_20_Text"><text:s text:c="4"/>&lt;input type="checkbox" id="music" name="interests[]" value="music"&gt;</text:span></text:p>
      <text:p text:style-name="P11"><text:span text:style-name="Source_20_Text"><text:s text:c="4"/>&lt;label for="music"&gt;Music&lt;/label&gt;&lt;br&gt;</text:span></text:p>
      <text:p text:style-name="P11"><text:span text:style-name="Source_20_Text"><text:s text:c="4"/>&lt;input type="checkbox" id="reading" name="interests[]" value="reading"&gt;</text:span></text:p>
      <text:p text:style-name="P11"><text:span text:style-name="Source_20_Text"><text:s text:c="4"/>&lt;label for="reading"&gt;Reading&lt;/label&gt;&lt;br&gt;&lt;br&gt;</text:span></text:p>
      <text:p text:style-name="P11"><text:span text:style-name="Source_20_Text"><text:s text:c="4"/></text:span></text:p>
      <text:p text:style-name="P11"><text:span text:style-name="Source_20_Text"><text:s text:c="4"/>&lt;label for="birthdate"&gt;Date of Birth:&lt;/label&gt;&lt;br&gt;</text:span></text:p>
      <text:p text:style-name="P11"><text:span text:style-name="Source_20_Text"><text:s text:c="4"/>&lt;input type="date" id="birthdate" name="birthdate" required&gt;&lt;br&gt;&lt;br&gt;</text:span></text:p>
      <text:p text:style-name="P11"><text:span text:style-name="Source_20_Text"><text:s text:c="4"/></text:span></text:p>
      <text:p text:style-name="P11"><text:span text:style-name="Source_20_Text"><text:s text:c="4"/>&lt;label for="bio"&gt;Bio:&lt;/label&gt;&lt;br&gt;</text:span></text:p>
      <text:p text:style-name="P11"><text:span text:style-name="Source_20_Text"><text:s text:c="4"/>&lt;textarea id="bio" name="bio" rows="4" cols="50"&gt;&lt;/textarea&gt;&lt;br&gt;&lt;br&gt;</text:span></text:p>
      <text:p text:style-name="P11"><text:span text:style-name="Source_20_Text"><text:s text:c="4"/></text:span></text:p>
      <text:p text:style-name="P11"><text:span text:style-name="Source_20_Text"><text:s text:c="4"/>&lt;input type="submit" value="Submit"&gt;</text:span></text:p>
      <text:p text:style-name="P11"><text:span text:style-name="Source_20_Text"><text:s text:c="2"/>&lt;/form&gt;</text:span></text:p>
      <text:p text:style-name="P11"><text:span text:style-name="Source_20_Text"><text:s text:c="2"/></text:span></text:p>
      <text:p text:style-name="P11"><text:span text:style-name="Source_20_Text">&lt;/body&gt;</text:span></text:p>
      <text:p text:style-name="P7"><text:span text:style-name="Source_20_Text">&lt;/html&gt;</text:span></text:p>
      <text:p text:style-name="P9"><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Lohit Devanagari" svg:font-family="'Lohit Devanagari'"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07cm" fo:margin-right="1.37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4-06-25T18:25:00Z</meta:creation-date>
    <dc:date>2024-06-25T19:08:32.979993746</dc:date>
    <meta:editing-cycles>26</meta:editing-cycles>
    <meta:editing-duration>PT18M</meta:editing-duration>
    <meta:document-statistic meta:table-count="0" meta:image-count="0" meta:object-count="0" meta:page-count="28" meta:paragraph-count="1198" meta:word-count="5143" meta:character-count="46816" meta:non-whitespace-character-count="39308"/>
    <meta:template xlink:type="simple" xlink:actuate="onRequest" xlink:title="" xlink:href="Normal"/>
  </office:meta>
</office:document-meta>
</file>